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1"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line-height="115%" fo:text-indent="0in" style:auto-text-indent="false" fo:break-before="auto" fo:break-after="auto" style:writing-mode="lr-tb"/>
    </style:style>
    <style:style style:name="P43" style:family="paragraph" style:parent-style-name="Standard">
      <style:paragraph-properties fo:margin-top="0in" fo:margin-bottom="0in" style:contextual-spacing="false" fo:line-height="115%"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5" style:family="paragraph" style:parent-style-name="Standard">
      <style:paragraph-properties fo:margin-left="1.5in" fo:margin-right="0in" fo:line-height="115%" fo:text-indent="0in" style:auto-text-indent="false" fo:break-before="auto" fo:break-after="auto" style:writing-mode="lr-tb"/>
    </style:style>
    <style:style style:name="P46"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7"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8"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49" style:family="paragraph" style:parent-style-name="Standard">
      <style:paragraph-properties fo:margin-left="0.5in" fo:margin-right="0in" fo:line-height="115%" fo:text-indent="0in" style:auto-text-indent="false" fo:break-before="auto" fo:break-after="auto" style:writing-mode="lr-tb"/>
    </style:style>
    <style:style style:name="P50" style:family="paragraph" style:parent-style-name="Standard">
      <style:paragraph-properties fo:line-height="115%" fo:break-before="page" style:writing-mode="lr-tb"/>
    </style:style>
    <style:style style:name="P51"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3" style:family="paragraph" style:parent-style-name="Standard">
      <style:paragraph-properties fo:margin-top="0in" fo:margin-bottom="0.028in" style:contextual-spacing="false" fo:line-height="115%" fo:break-before="auto" fo:break-after="auto" style:writing-mode="lr-tb"/>
    </style:style>
    <style:style style:name="P54" style:family="paragraph" style:parent-style-name="Standard">
      <style:paragraph-properties fo:margin-left="0in" fo:margin-right="0in" fo:line-height="115%" fo:text-indent="0.5in" style:auto-text-indent="false"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6"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7"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1"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4" style:family="paragraph" style:parent-style-name="Standard">
      <style:paragraph-properties fo:margin-left="0in" fo:margin-right="1in" fo:line-height="115%" fo:text-indent="0in" style:auto-text-indent="false" fo:break-before="auto" fo:break-after="auto" style:writing-mode="lr-tb"/>
    </style:style>
    <style:style style:name="P65" style:family="paragraph" style:parent-style-name="Standard">
      <style:paragraph-properties fo:margin-left="0in" fo:margin-right="1in" fo:line-height="100%" fo:text-indent="0in" style:auto-text-indent="false" fo:break-before="auto" fo:break-after="auto" style:writing-mode="lr-tb"/>
    </style:style>
    <style:style style:name="P66"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69" style:family="paragraph" style:parent-style-name="Standard">
      <style:paragraph-properties fo:margin-left="0in" fo:margin-right="1in" fo:line-height="115%" fo:text-indent="0in" style:auto-text-indent="false" fo:break-before="page" style:writing-mode="lr-tb"/>
    </style:style>
    <style:style style:name="P70" style:family="paragraph" style:parent-style-name="Standard">
      <style:paragraph-properties fo:margin-left="0in" fo:margin-right="1in" fo:line-height="115%" fo:text-indent="0.5in" style:auto-text-indent="false" fo:break-before="auto" fo:break-after="auto" style:writing-mode="lr-tb"/>
    </style:style>
    <style:style style:name="P71" style:family="paragraph" style:parent-style-name="Standard">
      <style:paragraph-properties fo:margin-left="0.0693in" fo:margin-right="0in" fo:line-height="115%" fo:text-indent="0in" style:auto-text-indent="false" fo:break-before="auto" fo:break-after="auto" style:writing-mode="lr-tb"/>
    </style:style>
    <style:style style:name="P72" style:family="paragraph" style:parent-style-name="Standard">
      <style:paragraph-properties fo:margin-left="0in" fo:margin-right="0.1528in" fo:line-height="115%" fo:text-indent="0in" style:auto-text-indent="false" fo:break-before="auto" fo:break-after="auto" style:writing-mode="lr-tb"/>
    </style:style>
    <style:style style:name="P73" style:family="paragraph" style:parent-style-name="Standard">
      <style:paragraph-properties fo:margin-left="0.5in" fo:margin-right="0.1528in" fo:line-height="115%" fo:text-indent="0in" style:auto-text-indent="false" fo:break-before="auto" fo:break-after="auto" style:writing-mode="lr-tb"/>
    </style:style>
    <style:style style:name="P74"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5" style:family="paragraph" style:parent-style-name="Heading_20_2">
      <style:paragraph-properties fo:margin-left="0in" fo:margin-right="1in" fo:line-height="115%" fo:text-indent="0in" style:auto-text-indent="false" fo:break-before="page" style:writing-mode="lr-tb"/>
    </style:style>
    <style:style style:name="P76"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7" style:family="paragraph" style:parent-style-name="Heading_20_2">
      <style:paragraph-properties fo:margin-left="0in" fo:margin-right="1in" fo:line-height="115%" fo:text-indent="0in" style:auto-text-indent="false" fo:break-before="auto" fo:break-after="auto" style:writing-mode="lr-tb"/>
    </style:style>
    <style:style style:name="P78" style:family="paragraph" style:parent-style-name="Heading_20_2">
      <style:paragraph-properties fo:line-height="115%" fo:break-before="auto" fo:break-after="auto" style:writing-mode="lr-tb"/>
    </style:style>
    <style:style style:name="P79"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0" style:family="paragraph" style:parent-style-name="Heading_20_2">
      <style:paragraph-properties fo:margin-top="0.25in" fo:margin-bottom="0.0555in" style:contextual-spacing="false" fo:line-height="115%" fo:break-before="auto" fo:break-after="auto" style:writing-mode="lr-tb"/>
    </style:style>
    <style:style style:name="P81" style:family="paragraph" style:parent-style-name="Heading_20_2">
      <style:paragraph-properties fo:margin-top="0.25in" fo:margin-bottom="0in" style:contextual-spacing="false" fo:line-height="115%" fo:break-before="auto" fo:break-after="auto" style:writing-mode="lr-tb"/>
    </style:style>
    <style:style style:name="P82" style:family="paragraph" style:parent-style-name="Heading_20_2">
      <style:paragraph-properties fo:margin-top="0in" fo:margin-bottom="0in" style:contextual-spacing="false" fo:line-height="115%" fo:break-before="auto" fo:break-after="auto" style:writing-mode="lr-tb"/>
    </style:style>
    <style:style style:name="P83" style:family="paragraph" style:parent-style-name="Heading_20_1">
      <style:paragraph-properties fo:line-height="115%" fo:break-before="auto" fo:break-after="auto" style:writing-mode="lr-tb"/>
    </style:style>
    <style:style style:name="P84" style:family="paragraph" style:parent-style-name="Heading_20_1">
      <style:paragraph-properties fo:line-height="115%" fo:break-before="page" style:writing-mode="lr-tb"/>
    </style:style>
    <style:style style:name="P85" style:family="paragraph" style:parent-style-name="Heading_20_1">
      <style:paragraph-properties fo:margin-top="0in" fo:margin-bottom="0.028in" style:contextual-spacing="false" fo:line-height="115%" fo:break-before="page" style:writing-mode="lr-tb"/>
    </style:style>
    <style:style style:name="P86" style:family="paragraph" style:parent-style-name="Heading_20_1">
      <style:paragraph-properties fo:margin-top="0in" fo:margin-bottom="0.028in" style:contextual-spacing="false" fo:line-height="115%" fo:break-before="auto" fo:break-after="auto" style:writing-mode="lr-tb"/>
    </style:style>
    <style:style style:name="P87" style:family="paragraph" style:parent-style-name="Heading_20_1">
      <style:paragraph-properties fo:margin-top="0.3335in" fo:margin-bottom="0.0835in" style:contextual-spacing="false" fo:line-height="115%" fo:break-before="page" style:writing-mode="lr-tb"/>
    </style:style>
    <style:style style:name="P88" style:family="paragraph" style:parent-style-name="Heading_20_1">
      <style:paragraph-properties fo:margin-top="0.3335in" fo:margin-bottom="0.0835in" style:contextual-spacing="false" fo:line-height="115%" fo:break-before="auto" fo:break-after="auto"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0"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1"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3" style:family="paragraph" style:parent-style-name="Heading_20_1">
      <style:paragraph-properties fo:margin-left="0in" fo:margin-right="1in" fo:line-height="115%" fo:text-indent="0in" style:auto-text-indent="false" fo:break-before="page" style:writing-mode="lr-tb"/>
    </style:style>
    <style:style style:name="P94"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5" style:family="paragraph" style:parent-style-name="Heading_20_1">
      <style:paragraph-properties fo:margin-left="0in" fo:margin-right="1in" fo:line-height="115%" fo:text-indent="0in" style:auto-text-indent="false" fo:break-before="auto" fo:break-after="auto" style:writing-mode="lr-tb"/>
    </style:style>
    <style:style style:name="P96"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7" style:family="paragraph" style:parent-style-name="Heading_20_1">
      <style:paragraph-properties fo:margin-top="0.139in" fo:margin-bottom="0in" style:contextual-spacing="false" fo:line-height="115%" fo:break-before="page" style:writing-mode="lr-tb"/>
    </style:style>
    <style:style style:name="P98" style:family="paragraph" style:parent-style-name="Heading_20_1">
      <style:paragraph-properties fo:margin-top="0.139in" fo:margin-bottom="0in" style:contextual-spacing="false" fo:line-height="115%" fo:break-before="auto" fo:break-after="auto" style:writing-mode="lr-tb"/>
    </style:style>
    <style:style style:name="P99"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0" style:family="paragraph" style:parent-style-name="Heading_20_1">
      <style:paragraph-properties fo:margin-top="0.3335in" fo:margin-bottom="0in" style:contextual-spacing="false" fo:line-height="115%" fo:break-before="page" style:writing-mode="lr-tb"/>
    </style:style>
    <style:style style:name="P101" style:family="paragraph" style:parent-style-name="Heading_20_3">
      <style:paragraph-properties fo:line-height="115%" fo:break-before="auto" fo:break-after="auto" style:writing-mode="lr-tb"/>
    </style:style>
    <style:style style:name="P102"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3"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4" style:family="paragraph" style:parent-style-name="Heading_20_3">
      <style:paragraph-properties fo:margin-top="0.1945in" fo:margin-bottom="0.0555in" style:contextual-spacing="false" fo:line-height="115%" fo:break-before="auto" fo:break-after="auto" style:writing-mode="lr-tb"/>
    </style:style>
    <style:style style:name="P105" style:family="paragraph" style:parent-style-name="Heading_20_3">
      <style:paragraph-properties fo:margin-top="0.1945in" fo:margin-bottom="0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7"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8" style:family="paragraph" style:parent-style-name="Standard" style:master-page-name="Standard">
      <style:paragraph-properties fo:line-height="115%" style:page-number="auto" fo:break-before="auto" fo:break-after="auto" style:writing-mode="lr-tb"/>
    </style:style>
    <style:style style:name="P109" style:family="paragraph" style:parent-style-name="Standard">
      <style:paragraph-properties fo:margin-top="0in" fo:margin-bottom="0in" style:contextual-spacing="false" fo:line-height="115%"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1">
      <style:paragraph-properties fo:margin-top="0in" fo:margin-bottom="0in" style:contextual-spacing="false" fo:line-height="115%" fo:break-before="auto" fo:break-after="auto" style:writing-mode="lr-tb"/>
      <style:text-properties officeooo:paragraph-rsid="003e84cc"/>
    </style:style>
    <style:style style:name="P112" style:family="paragraph" style:parent-style-name="Standard" style:list-style-name="LS2">
      <style:paragraph-properties fo:margin-top="0in" fo:margin-bottom="0in" style:contextual-spacing="false" fo:line-height="115%" fo:break-before="auto" fo:break-after="auto" style:writing-mode="lr-tb"/>
    </style:style>
    <style:style style:name="P113" style:family="paragraph" style:parent-style-name="Standard" style:list-style-name="LS14">
      <style:paragraph-properties fo:margin-top="0in" fo:margin-bottom="0in" style:contextual-spacing="false" fo:line-height="115%" fo:break-before="auto" fo:break-after="auto" style:writing-mode="lr-tb"/>
    </style:style>
    <style:style style:name="P114" style:family="paragraph" style:parent-style-name="Standard" style:list-style-name="LS31">
      <style:paragraph-properties fo:margin-top="0in" fo:margin-bottom="0in" style:contextual-spacing="false" fo:line-height="115%" fo:break-before="auto" fo:break-after="auto" style:writing-mode="lr-tb"/>
    </style:style>
    <style:style style:name="P115" style:family="paragraph" style:parent-style-name="Standard" style:list-style-name="LS33">
      <style:paragraph-properties fo:margin-top="0in" fo:margin-bottom="0in" style:contextual-spacing="false" fo:line-height="115%" fo:break-before="auto" fo:break-after="auto" style:writing-mode="lr-tb"/>
    </style:style>
    <style:style style:name="P116" style:family="paragraph" style:parent-style-name="Standard" style:list-style-name="LS34">
      <style:paragraph-properties fo:margin-top="0in" fo:margin-bottom="0in" style:contextual-spacing="false" fo:line-height="115%" fo:break-before="auto" fo:break-after="auto" style:writing-mode="lr-tb"/>
    </style:style>
    <style:style style:name="P117" style:family="paragraph" style:parent-style-name="Standard" style:list-style-name="LS36">
      <style:paragraph-properties fo:margin-top="0in" fo:margin-bottom="0in" style:contextual-spacing="false" fo:line-height="115%" fo:break-before="auto" fo:break-after="auto" style:writing-mode="lr-tb"/>
    </style:style>
    <style:style style:name="P118" style:family="paragraph" style:parent-style-name="Standard" style:list-style-name="LS37">
      <style:paragraph-properties fo:margin-top="0in" fo:margin-bottom="0in" style:contextual-spacing="false" fo:line-height="115%" fo:break-before="auto" fo:break-after="auto" style:writing-mode="lr-tb"/>
    </style:style>
    <style:style style:name="P119" style:family="paragraph" style:parent-style-name="Standard" style:list-style-name="LS38">
      <style:paragraph-properties fo:margin-top="0in" fo:margin-bottom="0in" style:contextual-spacing="false" fo:line-height="115%" fo:break-before="auto" fo:break-after="auto" style:writing-mode="lr-tb"/>
    </style:style>
    <style:style style:name="P120" style:family="paragraph" style:parent-style-name="Standard" style:list-style-name="LS39">
      <style:paragraph-properties fo:margin-top="0in" fo:margin-bottom="0in" style:contextual-spacing="false" fo:line-height="115%" fo:break-before="auto" fo:break-after="auto" style:writing-mode="lr-tb"/>
    </style:style>
    <style:style style:name="P121" style:family="paragraph" style:parent-style-name="Standard" style:list-style-name="LS44">
      <style:paragraph-properties fo:margin-top="0in" fo:margin-bottom="0in" style:contextual-spacing="false" fo:line-height="115%" fo:break-before="auto" fo:break-after="auto" style:writing-mode="lr-tb"/>
    </style:style>
    <style:style style:name="P122" style:family="paragraph" style:parent-style-name="Standard" style:list-style-name="LS45">
      <style:paragraph-properties fo:margin-top="0in" fo:margin-bottom="0in" style:contextual-spacing="false" fo:line-height="115%" fo:break-before="auto" fo:break-after="auto" style:writing-mode="lr-tb"/>
    </style:style>
    <style:style style:name="P123" style:family="paragraph" style:parent-style-name="Standard" style:list-style-name="LS46">
      <style:paragraph-properties fo:margin-top="0in" fo:margin-bottom="0in" style:contextual-spacing="false" fo:line-height="115%" fo:break-before="auto" fo:break-after="auto" style:writing-mode="lr-tb"/>
    </style:style>
    <style:style style:name="P124" style:family="paragraph" style:parent-style-name="Standard" style:list-style-name="LS47">
      <style:paragraph-properties fo:margin-top="0in" fo:margin-bottom="0in" style:contextual-spacing="false" fo:line-height="115%" fo:break-before="auto" fo:break-after="auto" style:writing-mode="lr-tb"/>
    </style:style>
    <style:style style:name="P125" style:family="paragraph" style:parent-style-name="Standard" style:list-style-name="LS49">
      <style:paragraph-properties fo:margin-top="0in" fo:margin-bottom="0in" style:contextual-spacing="false" fo:line-height="115%" fo:break-before="auto" fo:break-after="auto" style:writing-mode="lr-tb"/>
    </style:style>
    <style:style style:name="P126" style:family="paragraph" style:parent-style-name="Standard" style:list-style-name="LS50">
      <style:paragraph-properties fo:margin-top="0in" fo:margin-bottom="0in" style:contextual-spacing="false" fo:line-height="115%" fo:break-before="auto" fo:break-after="auto" style:writing-mode="lr-tb"/>
    </style:style>
    <style:style style:name="P127" style:family="paragraph" style:parent-style-name="Standard" style:list-style-name="LS52">
      <style:paragraph-properties fo:margin-top="0in" fo:margin-bottom="0in" style:contextual-spacing="false" fo:line-height="115%" fo:break-before="auto" fo:break-after="auto" style:writing-mode="lr-tb"/>
    </style:style>
    <style:style style:name="P128" style:family="paragraph" style:parent-style-name="Standard" style:list-style-name="LS53">
      <style:paragraph-properties fo:margin-top="0in" fo:margin-bottom="0in" style:contextual-spacing="false" fo:line-height="115%" fo:break-before="auto" fo:break-after="auto" style:writing-mode="lr-tb"/>
    </style:style>
    <style:style style:name="P129" style:family="paragraph" style:parent-style-name="Standard" style:list-style-name="LS59">
      <style:paragraph-properties fo:margin-top="0in" fo:margin-bottom="0in" style:contextual-spacing="false" fo:line-height="115%" fo:break-before="auto" fo:break-after="auto" style:writing-mode="lr-tb"/>
    </style:style>
    <style:style style:name="P130" style:family="paragraph" style:parent-style-name="Standard" style:list-style-name="LS60">
      <style:paragraph-properties fo:margin-top="0in" fo:margin-bottom="0in" style:contextual-spacing="false" fo:line-height="115%" fo:break-before="auto" fo:break-after="auto" style:writing-mode="lr-tb"/>
    </style:style>
    <style:style style:name="P131" style:family="paragraph" style:parent-style-name="Standard" style:list-style-name="LS61">
      <style:paragraph-properties fo:margin-top="0in" fo:margin-bottom="0in" style:contextual-spacing="false" fo:line-height="115%" fo:break-before="auto" fo:break-after="auto" style:writing-mode="lr-tb"/>
    </style:style>
    <style:style style:name="P132" style:family="paragraph" style:parent-style-name="Standard" style:list-style-name="LS63">
      <style:paragraph-properties fo:margin-top="0in" fo:margin-bottom="0in" style:contextual-spacing="false" fo:line-height="115%" fo:break-before="auto" fo:break-after="auto" style:writing-mode="lr-tb"/>
    </style:style>
    <style:style style:name="P133" style:family="paragraph" style:parent-style-name="Standard" style:list-style-name="LS64">
      <style:paragraph-properties fo:margin-top="0in" fo:margin-bottom="0in" style:contextual-spacing="false" fo:line-height="115%" fo:break-before="auto" fo:break-after="auto" style:writing-mode="lr-tb"/>
    </style:style>
    <style:style style:name="P134" style:family="paragraph" style:parent-style-name="Standard" style:list-style-name="LS65">
      <style:paragraph-properties fo:margin-top="0in" fo:margin-bottom="0in" style:contextual-spacing="false" fo:line-height="115%" fo:break-before="auto" fo:break-after="auto" style:writing-mode="lr-tb"/>
    </style:style>
    <style:style style:name="P135" style:family="paragraph" style:parent-style-name="Standard" style:list-style-name="LS66">
      <style:paragraph-properties fo:margin-top="0in" fo:margin-bottom="0in" style:contextual-spacing="false" fo:line-height="115%" fo:break-before="auto" fo:break-after="auto" style:writing-mode="lr-tb"/>
    </style:style>
    <style:style style:name="P136" style:family="paragraph" style:parent-style-name="Standard" style:list-style-name="LS67">
      <style:paragraph-properties fo:margin-top="0in" fo:margin-bottom="0in" style:contextual-spacing="false" fo:line-height="115%" fo:break-before="auto" fo:break-after="auto" style:writing-mode="lr-tb"/>
    </style:style>
    <style:style style:name="P137" style:family="paragraph" style:parent-style-name="Standard" style:list-style-name="LS68">
      <style:paragraph-properties fo:margin-top="0in" fo:margin-bottom="0in" style:contextual-spacing="false" fo:line-height="115%" fo:break-before="auto" fo:break-after="auto" style:writing-mode="lr-tb"/>
    </style:style>
    <style:style style:name="P138" style:family="paragraph" style:parent-style-name="Standard" style:list-style-name="LS75">
      <style:paragraph-properties fo:margin-top="0in" fo:margin-bottom="0in" style:contextual-spacing="false" fo:line-height="115%" fo:break-before="auto" fo:break-after="auto" style:writing-mode="lr-tb"/>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1"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2" style:family="paragraph" style:parent-style-name="Standard" style:list-style-name="LS62">
      <style:paragraph-properties fo:margin-top="0in" fo:margin-bottom="0in" style:contextual-spacing="false" fo:line-height="131%" fo:break-before="auto" fo:break-after="auto" style:writing-mode="lr-tb"/>
    </style:style>
    <style:style style:name="P143" style:family="paragraph" style:parent-style-name="Standard" style:list-style-name="LS1">
      <style:paragraph-properties fo:margin-top="0in" fo:margin-bottom="0in" style:contextual-spacing="false" fo:line-height="115%" fo:break-before="auto" fo:break-after="auto" style:writing-mode="lr-tb"/>
      <style:text-properties fo:color="#dc2300" officeooo:rsid="002b6d83" officeooo:paragraph-rsid="002b6d83"/>
    </style:style>
    <style:style style:name="P144" style:family="paragraph" style:parent-style-name="Standard" style:list-style-name="LS1">
      <style:paragraph-properties fo:margin-top="0in" fo:margin-bottom="0in" style:contextual-spacing="false" fo:line-height="115%" fo:break-before="auto" fo:break-after="auto" style:writing-mode="lr-tb"/>
      <style:text-properties fo:color="#000000" officeooo:rsid="00321cd4" officeooo:paragraph-rsid="003db9aa"/>
    </style:style>
    <style:style style:name="P145" style:family="paragraph" style:parent-style-name="Standard" style:list-style-name="LS1">
      <style:paragraph-properties fo:margin-top="0in" fo:margin-bottom="0in" style:contextual-spacing="false" fo:line-height="115%" style:writing-mode="lr-tb"/>
    </style:style>
    <style:style style:name="P146"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7"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8"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9"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50"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1"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52"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3"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4"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5" style:family="paragraph" style:parent-style-name="Standard" style:list-style-name="LS1">
      <style:paragraph-properties fo:margin-top="0in" fo:margin-bottom="0in" style:contextual-spacing="false" fo:line-height="115%" style:writing-mode="lr-tb"/>
      <style:text-properties officeooo:rsid="002b6d83" officeooo:paragraph-rsid="002b6d83"/>
    </style:style>
    <style:style style:name="P156" style:family="paragraph" style:parent-style-name="Standard" style:list-style-name="LS1">
      <style:paragraph-properties fo:margin-top="0in" fo:margin-bottom="0in" style:contextual-spacing="false" fo:line-height="115%" style:writing-mode="lr-tb"/>
      <style:text-properties officeooo:rsid="002d20ad" officeooo:paragraph-rsid="00363e77"/>
    </style:style>
    <style:style style:name="P157" style:family="paragraph" style:parent-style-name="Standard" style:list-style-name="LS1">
      <style:paragraph-properties fo:margin-top="0in" fo:margin-bottom="0in" style:contextual-spacing="false" fo:line-height="115%" style:writing-mode="lr-tb"/>
      <style:text-properties officeooo:rsid="002d343d" officeooo:paragraph-rsid="002d343d"/>
    </style:style>
    <style:style style:name="P158" style:family="paragraph" style:parent-style-name="Standard" style:list-style-name="LS1">
      <style:paragraph-properties fo:margin-top="0in" fo:margin-bottom="0in" style:contextual-spacing="false" fo:line-height="115%" style:writing-mode="lr-tb"/>
      <style:text-properties fo:color="#dc2300" officeooo:rsid="003a6d81" officeooo:paragraph-rsid="003e84cc"/>
    </style:style>
    <style:style style:name="P159" style:family="paragraph" style:parent-style-name="Standard" style:list-style-name="LS1">
      <style:paragraph-properties fo:margin-top="0in" fo:margin-bottom="0in" style:contextual-spacing="false" fo:line-height="115%" style:writing-mode="lr-tb"/>
      <style:text-properties officeooo:rsid="00363e77" officeooo:paragraph-rsid="00363e77"/>
    </style:style>
    <style:style style:name="P160" style:family="paragraph" style:parent-style-name="Standard" style:list-style-name="LS1">
      <style:paragraph-properties fo:margin-top="0in" fo:margin-bottom="0in" style:contextual-spacing="false" fo:line-height="115%" style:writing-mode="lr-tb"/>
      <style:text-properties officeooo:rsid="003764e6" officeooo:paragraph-rsid="003764e6"/>
    </style:style>
    <style:style style:name="P161" style:family="paragraph" style:parent-style-name="Standard" style:list-style-name="LS1">
      <style:paragraph-properties fo:margin-top="0in" fo:margin-bottom="0in" style:contextual-spacing="false" fo:line-height="115%" style:writing-mode="lr-tb"/>
      <style:text-properties fo:color="#c5000b" officeooo:rsid="0021c637" officeooo:paragraph-rsid="003db9aa"/>
    </style:style>
    <style:style style:name="P162" style:family="paragraph" style:parent-style-name="Standard" style:list-style-name="LS1">
      <style:paragraph-properties fo:margin-top="0in" fo:margin-bottom="0in" style:contextual-spacing="false" fo:line-height="115%" style:writing-mode="lr-tb"/>
      <style:text-properties fo:color="#c5000b" officeooo:rsid="00163546" officeooo:paragraph-rsid="00163546"/>
    </style:style>
    <style:style style:name="P163" style:family="paragraph" style:parent-style-name="Standard" style:list-style-name="LS1">
      <style:paragraph-properties fo:margin-top="0in" fo:margin-bottom="0in" style:contextual-spacing="false" fo:line-height="115%" style:writing-mode="lr-tb"/>
      <style:text-properties fo:color="#c5000b" officeooo:rsid="00163546" officeooo:paragraph-rsid="003db9aa"/>
    </style:style>
    <style:style style:name="P164" style:family="paragraph" style:parent-style-name="Standard" style:list-style-name="LS1">
      <style:paragraph-properties fo:margin-top="0in" fo:margin-bottom="0in" style:contextual-spacing="false" fo:line-height="115%" style:writing-mode="lr-tb"/>
      <style:text-properties fo:color="#c5000b" officeooo:rsid="003860bd" officeooo:paragraph-rsid="003db9aa"/>
    </style:style>
    <style:style style:name="P165" style:family="paragraph" style:parent-style-name="Standard" style:list-style-name="LS1">
      <style:paragraph-properties fo:margin-top="0in" fo:margin-bottom="0in" style:contextual-spacing="false" fo:line-height="115%" style:writing-mode="lr-tb"/>
      <style:text-properties officeooo:rsid="003baebd" officeooo:paragraph-rsid="003baebd"/>
    </style:style>
    <style:style style:name="P166" style:family="paragraph" style:parent-style-name="Standard" style:list-style-name="LS1">
      <style:paragraph-properties fo:margin-top="0in" fo:margin-bottom="0in" style:contextual-spacing="false" fo:line-height="115%" style:writing-mode="lr-tb"/>
      <style:text-properties officeooo:rsid="003c0c9d" officeooo:paragraph-rsid="003c0c9d"/>
    </style:style>
    <style:style style:name="P167" style:family="paragraph" style:parent-style-name="Standard" style:list-style-name="LS1">
      <style:paragraph-properties fo:margin-top="0in" fo:margin-bottom="0in" style:contextual-spacing="false" fo:line-height="115%" style:writing-mode="lr-tb"/>
      <style:text-properties officeooo:rsid="003c189e" officeooo:paragraph-rsid="003c189e"/>
    </style:style>
    <style:style style:name="P168" style:family="paragraph" style:parent-style-name="Standard" style:list-style-name="LS1">
      <style:paragraph-properties fo:margin-top="0in" fo:margin-bottom="0in" style:contextual-spacing="false" fo:line-height="115%" style:writing-mode="lr-tb"/>
      <style:text-properties officeooo:rsid="003e84cc" officeooo:paragraph-rsid="003e84cc"/>
    </style:style>
    <style:style style:name="P16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0"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1"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2"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3"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4"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5"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6"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7"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8"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84"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7"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8"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9"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0"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1"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2"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3"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4"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5"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6"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7"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99"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200"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201"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202"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203"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204"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205"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6"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7"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8"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9"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rsid="002f1cb0" style:font-name-asian="Arial" style:font-size-asian="11pt" style:font-style-asian="normal" style:font-weight-asian="normal" style:font-name-complex="Arial" style:font-size-complex="11pt" style:font-style-complex="normal" style:font-weight-complex="normal"/>
    </style:style>
    <style:style style:name="P212"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1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14"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15"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1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17"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8"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9"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0"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1"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2"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3"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4"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5"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6"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7"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32"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33"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34"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6"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7"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8"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9"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40"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41"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2"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43"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44"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45"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46"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47"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48"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49"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50"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51"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52"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53"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54"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55"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56"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57"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58"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9"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60"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fo:color="#ff420e" officeooo:rsid="0021c637"/>
    </style:style>
    <style:style style:name="T99" style:family="text">
      <style:text-properties style:use-window-font-color="true"/>
    </style:style>
    <style:style style:name="T100" style:family="text">
      <style:text-properties style:use-window-font-color="true" officeooo:rsid="0021c637"/>
    </style:style>
    <style:style style:name="T101" style:family="text">
      <style:text-properties officeooo:rsid="0024657e"/>
    </style:style>
    <style:style style:name="T102" style:family="text">
      <style:text-properties officeooo:rsid="003860bd"/>
    </style:style>
    <style:style style:name="T103" style:family="text">
      <style:text-properties officeooo:rsid="003dfd6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3" text:outline-level="10"><text:bookmark text:name="h.ub9qa2rs7vay"/>Immediate</text:h>
      <text:list xml:id="list7396584241079225414" text:style-name="LS1">
        <text:list-item>
          <text:p text:style-name="P143">Focus bug when <text:span text:style-name="T103">strength field specified, maybe in util.js relevancy function</text:span></text:p>
        </text:list-item>
        <text:list-item>
          <text:p text:style-name="P161">authentication and profiles view <text:span text:style-name="T101">(LoadSplash)</text:span></text:p>
          <text:list>
            <text:list-item>
              <text:p text:style-name="P111"><text:span text:style-name="T20">fix new user bug</text:span></text:p>
              <text:list>
                <text:list-item>
                  <text:p text:style-name="P111"><text:span text:style-name="T20">update profile selector when new profiles are added (via backbone event)</text:span></text:p>
                </text:list-item>
                <text:list-item>
                  <text:p text:style-name="P158"><text:span text:style-name="T20">final part: after creating a new profile, reload so that the ‘team’ view and other views involving selves is refreshed</text:span></text:p>
                </text:list-item>
              </text:list>
            </text:list-item>
            <text:list-item>
              <text:p text:style-name="P158">Bug when creating first profile after authenticating on a new host?</text:p>
            </text:list-item>
            <text:list-item>
              <text:p text:style-name="P163">Login bug?: refresh all available profiles from server before ''identify'</text:p>
            </text:list-item>
            <text:list-item>
              <text:p text:style-name="P164">draw profiles as square buttons, and 'new profile' as the final right-most button</text:p>
            </text:list-item>
          </text:list>
        </text:list-item>
        <text:list-item>
          <text:p text:style-name="P157"><text:span text:style-name="T102">Endpoints for g</text:span>enerat<text:span text:style-name="T102">ing</text:span> DOT file for offline viewing (ex: Gephi)</text:p>
          <text:list>
            <text:list-item>
              <text:p text:style-name="P157">/<text:span text:style-name="T102">graph/skills/dot</text:span></text:p>
            </text:list-item>
            <text:list-item>
              <text:p text:style-name="P157">/<text:span text:style-name="T102">graph/skills/[:parentcategories]/dot</text:span></text:p>
            </text:list-item>
            <text:list-item>
              <text:p text:style-name="P157">/<text:span text:style-name="T102">graph</text:span>/<text:span text:style-name="T102">Can,Need,Not/dot</text:span></text:p>
            </text:list-item>
          </text:list>
        </text:list-item>
        <text:list-item>
          <text:p text:style-name="P155">Focus presets</text:p>
          <text:list>
            <text:list-item>
              <text:p text:style-name="P155">Needs</text:p>
            </text:list-item>
            <text:list-item>
              <text:p text:style-name="P155">Infrastructure</text:p>
            </text:list-item>
            <text:list-item>
              <text:p text:style-name="P159">Emotions</text:p>
            </text:list-item>
            <text:list-item>
              <text:p text:style-name="P156"/>
            </text:list-item>
          </text:list>
        </text:list-item>
        <text:list-item>
          <text:p text:style-name="P151">cleanup old “plan” variables, add /user/:id/ endpoint</text:p>
        </text:list-item>
        <text:list-item>
          <text:p text:style-name="P152">KML</text:p>
          <text:list>
            <text:list-item>
              <text:p text:style-name="P149">Interest in KML file</text:p>
            </text:list-item>
            <text:list-item>
              <text:p text:style-name="P150">Security permission on /input/ endpoints</text:p>
            </text:list-item>
          </text:list>
        </text:list-item>
        <text:list-item>
          <text:p text:style-name="P154">Goal view</text:p>
          <text:list>
            <text:list-item>
              <text:p text:style-name="P154">toggle between 'mine' and 'all'</text:p>
            </text:list-item>
            <text:list-item>
              <text:p text:style-name="P165">'timeline, 'by hour', 'by half hour'</text:p>
            </text:list-item>
          </text:list>
        </text:list-item>
        <text:list-item>
          <text:p text:style-name="P166">Trends view</text:p>
          <text:list>
            <text:list-item>
              <text:p text:style-name="P166">add 'forget' (remove from client) and 'delete' (remove from both client and server) buttons</text:p>
            </text:list-item>
            <text:list-item>
              <text:p text:style-name="P166">add 'export' to copy/paste or download a JSON of current memory</text:p>
            </text:list-item>
          </text:list>
        </text:list-item>
        <text:list-item>
          <text:p text:style-name="P160">GoogleBot/[all search engine]* crawler detection results instead of AJAX'd UI</text:p>
        </text:list-item>
        <text:list-item>
          <text:p text:style-name="P148">Tag filter box in Browse view (each unique tag: +/-)</text:p>
        </text:list-item>
        <text:list-item>
          <text:p text:style-name="P144"><text:span text:style-name="T99">Fix plugin view</text:span></text:p>
        </text:list-item>
        <text:list-item>
          <text:p text:style-name="P153"><text:soft-page-break/><text:span text:style-name="T99">fix modified goals because they lose their 'when' time (use an nobject timepoint property for this instead)</text:span></text:p>
        </text:list-item>
        <text:list-item>
          <text:p text:style-name="P147"><text:span text:style-name="T100">Twitter share: </text:span><text:a xlink:type="simple" xlink:href="https://dev.twitter.com/docs/tweet-button#properties"><text:span text:style-name="T99">https://dev.twitter.com/docs/tweet-button#properties</text:span></text:a></text:p>
        </text:list-item>
        <text:list-item>
          <text:p text:style-name="P145"><text:span text:style-name="T97">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9">Travel/Motion as parent of both Arrive and Depart</text:p>
        </text:list-item>
        <text:list-item>
          <text:p text:style-name="P145">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viewer framework (right) - find best js presentation from github &amp; rip it</text:p>
            </text:list-item>
          </text:list>
        </text:list-item>
        <text:list-item>
          <text:p text:style-name="P140">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20">fix the mini map, it’s not choosing accurate location. make it more intuitive what is being selected. include ability to choose range by radius or polygon, or a simple path to indicate motion</text:span></text:p>
        </text:list-item>
        <text:list-item>
          <text:p text:style-name="P110"><text:span text:style-name="T20">netention server startup script on server boot</text:span></text:p>
          <text:list>
            <text:list-item>
              <text:p text:style-name="P110"><text:span text:style-name="T20">stick something in init.d and chmod a+x and set it on start and use su - user</text:span></text:p>
            </text:list-item>
          </text:list>
        </text:list-item>
        <text:list-item>
          <text:p text:style-name="P110"><text:span text:style-name="T20">‘schema loaded’ -&gt; ‘ontology ready’</text:span></text:p>
          <text:list>
            <text:list-item>
              <text:p text:style-name="P110">ghost ontology (client-side encrypted)</text:p>
            </text:list-item>
          </text:list>
        </text:list-item>
        <text:list-item>
          <text:p text:style-name="P146"><text:span text:style-name="T25">self-</text:span><text:span text:style-name="T24">inventory wizard: “</text:span><text:span text:style-name="T25">what do I have access to?”</text:span></text:p>
        </text:list-item>
        <text:list-item>
          <text:p text:style-name="P167"><text:span text:style-name="T25">r</text:span><text:span text:style-name="T20">emove unused CSS</text:span></text:p>
        </text:list-item>
        <text:list-item>
          <text:p text:style-name="P110"><text:span text:style-name="T20">Documentation</text:span></text:p>
        </text:list-item>
      </text:list>
      <text:p text:style-name="P43"/>
      <text:list xml:id="list95341218283399" text:continue-numbering="true" text:style-name="LS1">
        <text:list-item>
          <text:list>
            <text:list-item>
              <text:p text:style-name="P110"><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5"><text:span text:style-name="T19">Introduction </text:span></text:p>
      <text:p text:style-name="P45">v2: google presentation</text:p>
      <text:p text:style-name="P45"><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5">v1: (openoffice format)</text:p>
      <text:p text:style-name="P45">https://github.com/automenta/netentionjs2/blob/master/doc/netention_introduction.odp </text:p>
      <text:p text:style-name="P45">v0: https://docs.google.com/presentation/d/1CwGqrWFNpmfr98FICXL8UDD6TcvGjx_5lyZzrw1R9tA/edit#slide=id.i120</text:p>
      <text:p text:style-name="P45"/>
      <text:p text:style-name="P45">Global survival system (alternate, openoffice format)</text:p>
      <text:p text:style-name="P45"><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6"/>
      <text:p text:style-name="P45"><text:soft-page-break/>Netention applications: https://docs.google.com/presentation/d/1PwmiWFJ5l7sfk5k61dYk_ocgSo5qhGBQWYnCtyuWOTw/edit?usp=sharing</text:p>
      <text:p text:style-name="P45"/>
      <text:p text:style-name="P45">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5"/>
      <text:p text:style-name="P45">Semantic Business Intelligence</text:p>
      <text:p text:style-name="P45">https://docs.google.com/presentation/d/17LQVk5b3sSTVOttgBhI8EEseb_kicLJMQq-BlDtNwNo/edit?usp=sharing </text:p>
      <text:p text:style-name="P45"/>
      <text:p text:style-name="P45">Netention Neighborhood</text:p>
      <text:p text:style-name="P45">https://docs.google.com/presentation/d/12CqfvbSfnI5dWccktxjBNeGZS6_tZAvRzhUdB-1kdXg/edit?usp=sharing </text:p>
      <text:p text:style-name="P45"/>
      <text:p text:style-name="P45">Ouishare</text:p>
      <text:p text:style-name="P45">https://docs.google.com/presentation/d/1aT7PdK54zL70P-MlZuxgQ6ASYg6pdxn6_Fcc9AIwIKM/edit?usp=sharing </text:p>
      <text:p text:style-name="P45"/>
      <text:p text:style-name="P45">Global suvival system</text:p>
      <text:p text:style-name="P45">https://docs.google.com/presentation/d/12SYeqG2CmQbt8A76Z8r0PVYHja3Ju1oV3AFbQFq_zdc/edit?usp=sharing </text:p>
      <text:p text:style-name="P45"/>
      <text:p text:style-name="P45">Naked Mind Protocol</text:p>
      <text:p text:style-name="P45">https://docs.google.com/presentation/d/1Q98meEH7ojKp1KIHKK-Q0nVhIJAYb2FgD5L6X46oya0/edit?usp=sharing</text:p>
      <text:p text:style-name="P47"/>
      <text:list xml:id="list71" text:style-name="LS1">
        <text:list-item>
          <text:list>
            <text:list-item>
              <text:list>
                <text:list-item>
                  <text:p text:style-name="P110"><text:span text:style-name="T20">integrate original introduction to slides somewhere after slide #8</text:span></text:p>
                </text:list-item>
              </text:list>
            </text:list-item>
            <text:list-item>
              <text:p text:style-name="P110"><text:span text:style-name="T20">Netention Theory </text:span>presentation</text:p>
            </text:list-item>
            <text:list-item>
              <text:p text:style-name="P110"><text:span text:style-name="T20">Netention Systems </text:span>presentation</text:p>
            </text:list-item>
            <text:list-item>
              <text:p text:style-name="P110"><text:span text:style-name="T20">Netention Growth </text:span>presentation</text:p>
              <text:list>
                <text:list-item>
                  <text:p text:style-name="P141">crowdfunding</text:p>
                </text:list-item>
              </text:list>
            </text:list-item>
            <text:list-item>
              <text:p text:style-name="P110">earth beacon protocol presentation</text:p>
              <text:list>
                <text:list-item>
                  <text:p text:style-name="P168">integrate features of DisclosureProject ET Contact App</text:p>
                </text:list-item>
                <text:list-item>
                  <text:p text:style-name="P168">include CB/HAM radio</text:p>
                </text:list-item>
              </text:list>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soft-page-break/><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20">content area scroll issue (on macOSX) in Team View</text:span></text:p>
        </text:list-item>
        <text:list-item>
          <text:p text:style-name="P110"><text:span text:style-name="T20"/></text:p>
        </text:list-item>
        <text:list-item>
          <text:p text:style-name="P110"><text:span text:style-name="T20">chat view to be aware of profile changes (via backbone event)</text:span></text:p>
        </text:list-item>
        <text:list-item>
          <text:p text:style-name="P110"><text:span text:style-name="T20">add ‘deleted.’ notification to an object edtior (ex: in a popup window) that has been deleted. otherwise it’s confusing to see it on the screen unchanged</text:span></text:p>
        </text:list-item>
        <text:list-item>
          <text:p text:style-name="P110"><text:span text:style-name="T20">make sure that file upload form works if multiple object edits are instantiated</text:span></text:p>
          <text:list>
            <text:list-item>
              <text:p text:style-name="P110"><text:span text:style-name="T20">file upload form should disable the ‘Upload’ button after an upload, since clicking on it will take them to a different page</text:span></text:p>
            </text:list-item>
          </text:list>
        </text:list-item>
        <text:list-item>
          <text:p text:style-name="P110"><text:span text:style-name="T20">extra tabs:</text:span></text:p>
          <text:list>
            <text:list-item>
              <text:p text:style-name="P141">FAVORITE</text:p>
            </text:list-item>
            <text:list-item>
              <text:p text:style-name="P110"><text:span text:style-name="T20">READ_LATER</text:span></text:p>
            </text:list-item>
            <text:list-item>
              <text:p text:style-name="P141">BULLSHIT</text:p>
            </text:list-item>
            <text:list-item>
              <text:p text:style-name="P141">FUNNY</text:p>
            </text:list-item>
            <text:list-item>
              <text:p text:style-name="P141">THEORY</text:p>
            </text:list-item>
            <text:list-item>
              <text:p text:style-name="P141">WARNING</text:p>
            </text:list-item>
            <text:list-item>
              <text:p text:style-name="P110"><text:span text:style-name="T20">…[more from GLP, ATSNN, beforeitsnews.com, and others]</text:span></text:p>
            </text:list-item>
            <text:list-item>
              <text:p text:style-name="P110"><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10"><text:span text:style-name="T20">fix duplicate upload bug - attached UUID to end of filename?</text:span></text:p>
        </text:list-item>
        <text:list-item>
          <text:p text:style-name="P110"><text:span text:style-name="T20">force or suggest client’s self.clear() when server DB reset or changed</text:span></text:p>
        </text:list-item>
        <text:list-item>
          <text:p text:style-name="P110"><text:span text:style-name="T20">&lt;time&gt; update immediate, it seems to take 60 sec for first refresh</text:span></text:p>
          <text:list>
            <text:list-item>
              <text:p text:style-name="P110"><text:span text:style-name="T20"><text:s text:c="4"/>$('body').timeago('refresh');</text:span></text:p>
            </text:list-item>
          </text:list>
        </text:list-item>
        <text:list-item>
          <text:p text:style-name="P110"><text:span text:style-name="T20">filtering when unidentified</text:span></text:p>
        </text:list-item>
      </text:list>
      <text:list xml:id="list645957702358392924" text:style-name="LS2">
        <text:list-item>
          <text:p text:style-name="P112">multivariate unit/currency/measurement support for real (scalar) quantities</text:p>
        </text:list-item>
        <text:list-item>
          <text:p text:style-name="P112">public mode <text:span text:style-name="T27">special read-only URL that doesnt involve a login process, or conversely a special read-write URL that requires a login</text:span></text:p>
          <text:list>
            <text:list-item>
              <text:p text:style-name="P112">disable creation of objects when un-identified; open login screen</text:p>
            </text:list-item>
          </text:list>
        </text:list-item>
        <text:list-item>
          <text:p text:style-name="P112">CLIENT CONFIGURATION PARAMETERS</text:p>
          <text:list>
            <text:list-item>
              <text:p text:style-name="P112">configuration.public.js (specifies client behavior)</text:p>
            </text:list-item>
            <text:list-item>
              <text:p text:style-name="P112">configuration.private.js (only known by server)</text:p>
            </text:list-item>
            <text:list-item>
              <text:p text:style-name="P112">set Talk widget optional (by configuration parameter) </text:p>
              <text:list>
                <text:list-item>
                  <text:p text:style-name="P112">lazyload its .js when first clicked? <text:s/>this may have side-effects</text:p>
                </text:list-item>
              </text:list>
            </text:list-item>
            <text:list-item>
              <text:p text:style-name="P112">static - disable login completely, and use as particular URL as startup data</text:p>
            </text:list-item>
            <text:list-item>
              <text:p text:style-name="P112">server reads client configuration to HARD disable certain features</text:p>
            </text:list-item>
          </text:list>
        </text:list-item>
        <text:list-item>
          <text:p text:style-name="P112">escape key to toggle avatarmenu</text:p>
        </text:list-item>
        <text:list-item>
          <text:p text:style-name="P112">object-oriented nobject API <text:s/>(util.js)</text:p>
        </text:list-item>
        <text:list-item>
          <text:p text:style-name="P112"><text:span text:style-name="T27">tag and keyword filter to select relevancy</text:span></text:p>
          <text:list>
            <text:list-item>
              <text:p text:style-name="P112">finish time focus to choose time relevancy</text:p>
            </text:list-item>
            <text:list-item>
              <text:p text:style-name="P112">adjust url to contain keyword or time focus</text:p>
            </text:list-item>
          </text:list>
        </text:list-item>
        <text:list-item>
          <text:p text:style-name="P112"><text:soft-page-break/>goal view</text:p>
          <text:list>
            <text:list-item>
              <text:p text:style-name="P112">unify plan / goal view / plugins that repeats</text:p>
            </text:list-item>
            <text:list-item>
              <text:p text:style-name="P112">alternate time views:</text:p>
              <text:list>
                <text:list-item>
                  <text:p text:style-name="P112">hourly (without reference to date, but adjust for daylight savings and timezone. mostly rely on unixtime)</text:p>
                </text:list-item>
                <text:list-item>
                  <text:p text:style-name="P112">weekly</text:p>
                </text:list-item>
                <text:list-item>
                  <text:p text:style-name="P112">monthly</text:p>
                </text:list-item>
                <text:list-item>
                  <text:p text:style-name="P112">add ability to set alternate destination location for any given ‘want to’ item. but default to current location</text:p>
                </text:list-item>
                <text:list-item>
                  <text:p text:style-name="P112">allow an activity to be marked as ‘completed’ or ‘delayed’</text:p>
                </text:list-item>
                <text:list-item>
                  <text:p text:style-name="P112">if an activity is repetitive, see the repetition metadata collected below and organize into a single panel where it can all be controlled</text:p>
                </text:list-item>
                <text:list-item>
                  <text:p text:style-name="P112">optional picture or video can be attached to each ‘want to’</text:p>
                </text:list-item>
                <text:list-item>
                  <text:p text:style-name="P112">classes are similar to ‘want to’ items but their main purpose is to</text:p>
                  <text:list>
                    <text:list-item>
                      <text:p text:style-name="P112">generate ‘want to’ in the future, at some learning pace</text:p>
                    </text:list-item>
                    <text:list-item>
                      <text:p text:style-name="P112">track the completion of the course</text:p>
                    </text:list-item>
                    <text:list-item>
                      <text:p text:style-name="P112">act as a virtual teacher that can instruct beyond the pre-programmed behavior of the software</text:p>
                    </text:list-item>
                  </text:list>
                </text:list-item>
              </text:list>
            </text:list-item>
          </text:list>
        </text:list-item>
        <text:list-item>
          <text:p text:style-name="P112">unify auth/ID screen</text:p>
        </text:list-item>
        <text:list-item>
          <text:p text:style-name="P112">map layers: custom map layers defined by an image (ex: floorplan diagram), like tidepool</text:p>
        </text:list-item>
        <text:list-item>
          <text:p text:style-name="P112">‘favorites’ tag widget (star)</text:p>
        </text:list-item>
        <text:list-item>
          <text:p text:style-name="P112">optional tab switcher in object editor for each tag</text:p>
        </text:list-item>
        <text:list-item>
          <text:p text:style-name="P112">‘scan’ button add end of list/grid that queries server for more data</text:p>
          <text:list>
            <text:list-item>
              <text:p text:style-name="P112">allow bulletin board mode where grid items can be post-it notes arbitrarily placed on a virtual canvas that gets saved and can facilitate drawing connections</text:p>
            </text:list-item>
          </text:list>
        </text:list-item>
        <text:list-item>
          <text:p text:style-name="P112">list display and sort options as sub-avatarbuttons (beneath)</text:p>
        </text:list-item>
        <text:list-item>
          <text:p text:style-name="P112">middle click on map to set focus to that location</text:p>
        </text:list-item>
        <text:list-item>
          <text:p text:style-name="P112">test object values</text:p>
        </text:list-item>
        <text:list-item>
          <text:p text:style-name="P112">plugin control objects</text:p>
        </text:list-item>
        <text:list-item>
          <text:p text:style-name="P112">drawing value input widget</text:p>
        </text:list-item>
        <text:list-item>
          <text:p text:style-name="P112"/>
        </text:list-item>
        <text:list-item>
          <text:p text:style-name="P112">explain adaptive ontology system</text:p>
        </text:list-item>
        <text:list-item>
          <text:p text:style-name="P112">client-only mode w/ static datasource</text:p>
        </text:list-item>
        <text:list-item>
          <text:p text:style-name="P112">JSON-DL</text:p>
        </text:list-item>
        <text:list-item>
          <text:p text:style-name="P112">server sends extra data when focus changes</text:p>
        </text:list-item>
        <text:list-item>
          <text:p text:style-name="P112">indicators while loading, can appear paused on slow connections or when much data is sent</text:p>
        </text:list-item>
        <text:list-item>
          <text:p text:style-name="P112">GRAPH view</text:p>
          <text:list>
            <text:list-item>
              <text:p text:style-name="P112">submenu</text:p>
              <text:list>
                <text:list-item>
                  <text:p text:style-name="P112">layout buttons activated on-demand</text:p>
                </text:list-item>
              </text:list>
            </text:list-item>
            <text:list-item>
              <text:p text:style-name="P112">increase mousewheel zoom speed</text:p>
            </text:list-item>
            <text:list-item>
              <text:p text:style-name="P112">icon on nodes</text:p>
            </text:list-item>
            <text:list-item>
              <text:p text:style-name="P112">circle shape for types</text:p>
            </text:list-item>
            <text:list-item>
              <text:p text:style-name="P112">edge arrows</text:p>
            </text:list-item>
            <text:list-item>
              <text:p text:style-name="P112"><text:soft-page-break/>edge labels</text:p>
            </text:list-item>
            <text:list-item>
              <text:p text:style-name="P112">‘lock updates’ button</text:p>
            </text:list-item>
            <text:list-item>
              <text:p text:style-name="P112">‘lock all in place’ button</text:p>
            </text:list-item>
            <text:list-item>
              <text:p text:style-name="P112">‘layout’ button</text:p>
            </text:list-item>
            <text:list-item>
              <text:p text:style-name="P112">edge toggles</text:p>
            </text:list-item>
            <text:list-item>
              <text:p text:style-name="P112">timeline view</text:p>
            </text:list-item>
            <text:list-item>
              <text:p text:style-name="P112">“tag for 'Fungi' and 'Application software' are actually stored as separate objects. <text:s/>but i will add the explicit linking for contextual objects such as those.” thanks for the reminder</text:p>
            </text:list-item>
            <text:list-item>
              <text:p text:style-name="P112">“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8"/>
      <text:list xml:id="list170" text:style-name="LS2">
        <text:list-item>
          <text:p text:style-name="P112">Android app</text:p>
          <text:list>
            <text:list-item>
              <text:p text:style-name="P112">start with: github.com/automenta/curiosume_android -&gt; netention_andoid</text:p>
            </text:list-item>
          </text:list>
        </text:list-item>
        <text:list-item>
          <text:p text:style-name="P112">including other data sources (in the systems documentation doc?) in this doc so everything is all in one place. <text:s/>those data will eventually appear in appropriate plugins</text:p>
        </text:list-item>
        <text:list-item>
          <text:p text:style-name="P112">openstreetmaps link for lat/lon in HTML view of profile export</text:p>
        </text:list-item>
        <text:list-item>
          <text:p text:style-name="P112">RSS refresh at interval</text:p>
        </text:list-item>
        <text:list-item>
          <text:p text:style-name="P112">Context / Operator Tags</text:p>
          <text:list>
            <text:list-item>
              <text:p text:style-name="P112">field that specifies to which object this refers to. <text:s/>for tagging a person, these would be context=[userid]</text:p>
            </text:list-item>
            <text:list-item>
              <text:p text:style-name="P112"><text:tab/>then use this to select all a user’s contextual tags: get all user tags</text:p>
            </text:list-item>
            <text:list-item>
              <text:p text:style-name="P112">Compare</text:p>
              <text:list>
                <text:list-item>
                  <text:p text:style-name="P112">Union</text:p>
                </text:list-item>
                <text:list-item>
                  <text:p text:style-name="P112">Intersection</text:p>
                </text:list-item>
              </text:list>
            </text:list-item>
            <text:list-item>
              <text:p text:style-name="P112">Match (Best Matches for a given user)</text:p>
              <text:list>
                <text:list-item>
                  <text:p text:style-name="P112">Best Teachers</text:p>
                </text:list-item>
                <text:list-item>
                  <text:p text:style-name="P112">Best Students</text:p>
                </text:list-item>
                <text:list-item>
                  <text:p text:style-name="P112">Best Collaborators</text:p>
                </text:list-item>
                <text:list-item>
                  <text:p text:style-name="P112">Nearest (ignores geolocation)</text:p>
                </text:list-item>
              </text:list>
            </text:list-item>
            <text:list-item>
              <text:p text:style-name="P112">transmit all user-context objects (optional by client.js configuration option on load), ex: can,need,not,[skills]</text:p>
            </text:list-item>
          </text:list>
        </text:list-item>
        <text:list-item>
          <text:p text:style-name="P112">Ripple integration</text:p>
          <text:list>
            <text:list-item>
              <text:p text:style-name="P112">Show user’s wallet status (when ID known)</text:p>
            </text:list-item>
            <text:list-item>
              <text:p text:style-name="P112">Payment action</text:p>
            </text:list-item>
          </text:list>
        </text:list-item>
        <text:list-item>
          <text:p text:style-name="P112">refactor ontology format so that:</text:p>
          <text:list>
            <text:list-item>
              <text:p text:style-name="P112">uri -&gt; id</text:p>
            </text:list-item>
            <text:list-item>
              <text:p text:style-name="P112">tag -&gt; type</text:p>
            </text:list-item>
          </text:list>
        </text:list-item>
        <text:list-item>
          <text:p text:style-name="P112">optional periodic updates for un-connected clients</text:p>
        </text:list-item>
        <text:list-item>
          <text:p text:style-name="P112">unnamed objectviews can not be popped up since title is effecdtively invisible</text:p>
        </text:list-item>
        <text:list-item>
          <text:p text:style-name="P112">Re-Arrange Furniture Plugins</text:p>
        </text:list-item>
        <text:list-item>
          <text:p text:style-name="P112"/>
        </text:list-item>
      </text:list>
      <text:p text:style-name="P3"/>
      <text:p text:style-name="P3"><text:tab/></text:p>
      <text:p text:style-name="P3"><text:soft-page-break/></text:p>
      <text:h text:style-name="P84" text:outline-level="10"><text:bookmark text:name="h.4q20dau8aikf"/>Personas</text:h>
      <text:p text:style-name="P51"><text:span text:style-name="T28">just attach ‘User’ tag to an object and ‘Become’ button appears</text:span></text:p>
      <text:p text:style-name="P52"/>
      <text:p text:style-name="P51"><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1"><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5"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70"><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3"/>
      <text:p text:style-name="P53"/>
      <text:h text:style-name="P86"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70"><text:span text:style-name="T1">one click anonymous access</text:span></text:p>
              </text:list-item>
              <text:list-item>
                <text:p text:style-name="P170"><text:span text:style-name="T1">anonymous authentication shares a set of profiles created by anonymous users.</text:span></text:p>
              </text:list-item>
              <text:list-item>
                <text:p text:style-name="P170"><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71"><text:span text:style-name="T1">server permission to deny anonymous access (?), including /anonymous URL</text:span></text:p>
              </text:list-item>
            </text:list>
          </table:table-cell>
        </table:table-row>
      </table:table>
      <text:p text:style-name="P42"/>
      <text:h text:style-name="P87"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70"><text:span text:style-name="T1">press enter to send message</text:span></text:p>
              </text:list-item>
              <text:list-item>
                <text:p text:style-name="P170"><text:span text:style-name="T1">roster visible</text:span></text:p>
              </text:list-item>
              <text:list-item>
                <text:p text:style-name="P170"><text:span text:style-name="T1">message filtering via focus</text:span></text:p>
              </text:list-item>
            </text:list>
          </table:table-cell>
          <table:table-cell table:style-name="Table4.A1" office:value-type="string">
            <text:list xml:id="list1760827149050863484" text:style-name="LS5">
              <text:list-item>
                <text:p text:style-name="P180"><text:span text:style-name="T1">alternate message object renderer than what’s currently used in the list and grid views</text:span></text:p>
              </text:list-item>
              <text:list-item>
                <text:p text:style-name="P180"><text:span text:style-name="T7">tag channel switch, +create channels (select tags)</text:span></text:p>
              </text:list-item>
              <text:list-item>
                <text:p text:style-name="P180"><text:span text:style-name="T1">message tags inline with text, ex:</text:span></text:p>
                <text:list>
                  <text:list-item>
                    <text:p text:style-name="P180"><text:span text:style-name="T1">i [#NEED] to get that</text:span></text:p>
                  </text:list-item>
                </text:list>
              </text:list-item>
              <text:list-item>
                <text:p text:style-name="P180"><text:span text:style-name="T1">integration with focus (toggled by a button) to display only messages that are relevant to current Focus</text:span></text:p>
              </text:list-item>
            </text:list>
          </table:table-cell>
        </table:table-row>
      </table:table>
      <text:p text:style-name="P53"/>
      <text:p text:style-name="P1"/>
      <text:p text:style-name="P54"><text:line-break/><text:span text:style-name="T19"><text:line-break/></text:span></text:p>
      <text:p text:style-name="P54"/>
      <text:p text:style-name="P3"><text:line-break/></text:p>
      <text:p text:style-name="P1"><text:span text:style-name="T19"><text:line-break/>centroid tag normalization</text:span></text:p>
      <text:p text:style-name="P3"/>
      <text:p text:style-name="P1">make popup link explicit</text:p>
      <text:p text:style-name="P49">It doesn't do anything when i click on driverless car, under your driverless car "post"</text:p>
      <text:p text:style-name="P49">and when I click on something in a pop up it pops up another of the same popup.</text:p>
      <text:p text:style-name="P3"/>
      <text:p text:style-name="P1"/>
      <text:p text:style-name="P3"/>
      <text:p text:style-name="P1">a little blurb on the pop up?</text:p>
      <text:p text:style-name="P54">something at either end to make it clearer. </text:p>
      <text:p text:style-name="P49">like one side student the other teacher</text:p>
      <text:p text:style-name="P1"/>
      <text:p text:style-name="P1"/>
      <text:h text:style-name="P83"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72"><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81"><text:span text:style-name="T1">back button</text:span></text:p>
              </text:list-item>
              <text:list-item>
                <text:p text:style-name="P181"><text:span text:style-name="T1">handle anchors on the same page</text:span></text:p>
              </text:list-item>
              <text:list-item>
                <text:p text:style-name="P181"><text:span text:style-name="T21">Smush upper/lowercase wikipages</text:span></text:p>
              </text:list-item>
            </text:list>
          </table:table-cell>
        </table:table-row>
      </table:table>
      <text:p text:style-name="P53"/>
      <text:p text:style-name="P3"/>
      <text:p text:style-name="P1"/>
      <text:p text:style-name="P50"/>
      <text:p text:style-name="P1"><text:span text:style-name="T20">do not show save button when only one set of tags in the popup tagger</text:span></text:p>
      <text:p text:style-name="P54">that box with the scale should go away when you select something.</text:p>
      <text:p text:style-name="P54">vs having to click save.</text:p>
      <text:p text:style-name="P1"/>
      <text:p text:style-name="P1">buttons that allow easier changing up and down the scale</text:p>
      <text:p text:style-name="P1"/>
      <text:p text:style-name="P1">make popup buttons more clear</text:p>
      <text:p text:style-name="P54">you have to hover over the bottom left area</text:p>
      <text:p text:style-name="P1"/>
      <text:p text:style-name="P1">remove popup when its object is deleted</text:p>
      <text:p text:style-name="P55"/>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4">show avatar icons for a user object</text:p>
      <text:p text:style-name="P54">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4"><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49">time, space, diagrams, emotion, etc..</text:p>
      <text:p text:style-name="P49"><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49"/>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49">with tag search</text:p>
      <text:p text:style-name="P49"/>
      <text:p text:style-name="P1">iframe External Links</text:p>
      <text:p text:style-name="P6"/>
      <text:h text:style-name="P90"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6"><text:span text:style-name="T3">What it Does</text:span></text:p>
          </table:table-cell>
          <table:table-cell table:style-name="Table6.A1" office:value-type="string">
            <text:p text:style-name="P56"><text:span text:style-name="T3">What it Doesn’t (yet)</text:span></text:p>
          </table:table-cell>
        </table:table-row>
        <text:soft-page-break/>
        <table:table-row>
          <table:table-cell table:style-name="Table6.A1" office:value-type="string">
            <text:p text:style-name="P57"><text:span text:style-name="T1">Installation Instructions</text:span></text:p>
            <text:list xml:id="list8844757691790704984" text:style-name="LS8">
              <text:list-item>
                <text:p text:style-name="P217">Linux</text:p>
              </text:list-item>
            </text:list>
            <text:p text:style-name="P58"/>
            <text:p text:style-name="P57"><text:span text:style-name="T1">Installation Videos</text:span></text:p>
          </table:table-cell>
          <table:table-cell table:style-name="Table6.A1" office:value-type="string">
            <text:p text:style-name="P61"><text:span text:style-name="T1">Installation Instructions</text:span></text:p>
            <text:list xml:id="list4174829692447698792" text:style-name="LS9">
              <text:list-item>
                <text:p text:style-name="P223"><text:span text:style-name="T1">Windows (partially ready)</text:span></text:p>
              </text:list-item>
              <text:list-item>
                <text:p text:style-name="P221">Android</text:p>
              </text:list-item>
              <text:list-item>
                <text:p text:style-name="P221">OSX</text:p>
              </text:list-item>
              <text:list-item>
                <text:p text:style-name="P221">AppFog</text:p>
              </text:list-item>
              <text:list-item>
                <text:p text:style-name="P221">Heroku</text:p>
              </text:list-item>
            </text:list>
            <text:p text:style-name="P59"/>
            <text:p text:style-name="P61"><text:span text:style-name="T1">Documentation available from within Netention as statically provided objects</text:span></text:p>
          </table:table-cell>
        </table:table-row>
      </table:table>
      <text:h text:style-name="P90" text:outline-level="10"/>
      <text:h text:style-name="P84" text:outline-level="10"><text:bookmark text:name="h.m354s1yfxc7h"/><text:bookmark text:name="h.tijibf5ympv5"/>Server</text:h>
      <text:p text:style-name="P64">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5"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6"><text:span text:style-name="T3">What it Does</text:span></text:p>
          </table:table-cell>
          <table:table-cell table:style-name="Table7.A1" office:value-type="string">
            <text:p text:style-name="P56"><text:span text:style-name="T3">What it Doesn’t (yet)</text:span></text:p>
          </table:table-cell>
        </table:table-row>
        <table:table-row>
          <table:table-cell table:style-name="Table7.A1" office:value-type="string">
            <text:list xml:id="list7641774668878073534" text:style-name="LS10">
              <text:list-item>
                <text:p text:style-name="P218">Components</text:p>
                <text:list>
                  <text:list-item>
                    <text:p text:style-name="P235"><text:span text:style-name="T1">Node.JS</text:span></text:p>
                    <text:list>
                      <text:list-item>
                        <text:p text:style-name="P235"><text:span text:style-name="T1">[npm’s]</text:span></text:p>
                      </text:list-item>
                    </text:list>
                  </text:list-item>
                  <text:list-item>
                    <text:p text:style-name="P218">MongoDB</text:p>
                  </text:list-item>
                </text:list>
              </text:list-item>
              <text:list-item>
                <text:p text:style-name="P235"><text:span text:style-name="T1">License: GPL</text:span></text:p>
              </text:list-item>
            </text:list>
          </table:table-cell>
          <table:table-cell table:style-name="Table7.A1" office:value-type="string">
            <text:list xml:id="list3839923508863396889" text:style-name="LS11">
              <text:list-item>
                <text:p text:style-name="P236"><text:span text:style-name="T1">Complete installation instructions for all platforms</text:span></text:p>
              </text:list-item>
            </text:list>
          </table:table-cell>
        </table:table-row>
      </table:table>
      <text:p text:style-name="P65"/>
      <text:h text:style-name="P75"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6"><text:span text:style-name="T3">What it Does</text:span></text:p>
          </table:table-cell>
          <table:table-cell table:style-name="Table8.A1" office:value-type="string">
            <text:p text:style-name="P56"><text:span text:style-name="T3">What it Doesn’t (yet)</text:span></text:p>
          </table:table-cell>
        </table:table-row>
        <table:table-row>
          <table:table-cell table:style-name="Table8.A1" office:value-type="string">
            <text:list xml:id="list226" text:style-name="LS10">
              <text:list-item>
                <text:p text:style-name="P235"><text:span text:style-name="T1">HTTP REST + Websockets</text:span></text:p>
              </text:list-item>
            </text:list>
            <text:list xml:id="list2524567929152214544" text:style-name="LS12">
              <text:list-item>
                <text:p text:style-name="P237"><text:span text:style-name="T1">Authenticated Login</text:span></text:p>
                <text:list>
                  <text:list-item>
                    <text:p text:style-name="P219">OpenID</text:p>
                  </text:list-item>
                  <text:list-item>
                    <text:p text:style-name="P237"><text:span text:style-name="T1">Google Accounts</text:span></text:p>
                  </text:list-item>
                </text:list>
              </text:list-item>
              <text:list-item>
                <text:p text:style-name="P219">Logout</text:p>
              </text:list-item>
              <text:list-item>
                <text:p text:style-name="P237"><text:span text:style-name="T1">Publish objects (new and edits to existing)</text:span></text:p>
              </text:list-item>
              <text:list-item>
                <text:p text:style-name="P237"><text:span text:style-name="T1">Delete objects</text:span></text:p>
              </text:list-item>
              <text:list-item>
                <text:p text:style-name="P237"><text:span text:style-name="T1">Persona Switching</text:span><text:span text:style-name="T5"> </text:span></text:p>
                <text:list>
                  <text:list-item>
                    <text:p text:style-name="P237"><text:span text:style-name="T5">for role-playing / modeling of other entities <text:s/>(people, groups, companies, etc..) other than one's self</text:span></text:p>
                  </text:list-item>
                </text:list>
              </text:list-item>
            </text:list>
            <text:p text:style-name="P58"/>
          </table:table-cell>
          <table:table-cell table:style-name="Table8.A1" office:value-type="string">
            <text:list xml:id="list1073615720838103268" text:style-name="LS13">
              <text:list-item>
                <text:p text:style-name="P224"><text:span text:style-name="T35">require authentication to prevent a non-authenticated user from editing an authenticated user’s objects</text:span></text:p>
              </text:list-item>
              <text:list-item>
                <text:p text:style-name="P224"><text:span text:style-name="T1">authentication instructions, more intuitive, hide either the login or logout menu item at a time. <text:s/>no separate login/logout page, just use items in main menu </text:span></text:p>
              </text:list-item>
              <text:list-item>
                <text:p text:style-name="P224"><text:span text:style-name="T1">display status of connection and current action with visible icon/label. <text:s/>visible on application initializing also to show the current startup stage</text:span></text:p>
              </text:list-item>
              <text:list-item>
                <text:p text:style-name="P224"><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24"><text:span text:style-name="T1">client-side crypto</text:span></text:p>
              </text:list-item>
              <text:list-item>
                <text:p text:style-name="P224"><text:span text:style-name="T1">public key crypto for private message</text:span></text:p>
              </text:list-item>
              <text:list-item>
                <text:p text:style-name="P224"><text:span text:style-name="T1">HTTPS Setup Instructions</text:span></text:p>
              </text:list-item>
              <text:list-item>
                <text:p text:style-name="P224"><text:span text:style-name="T1">FB, Twitter Authentication</text:span></text:p>
              </text:list-item>
              <text:list-item>
                <text:p text:style-name="P224"><text:span text:style-name="T1">Documented Web API for 3rd party tools &amp; apps</text:span></text:p>
              </text:list-item>
              <text:list-item>
                <text:p text:style-name="P224"><text:span text:style-name="T35">private messages</text:span></text:p>
                <text:list>
                  <text:list-item>
                    <text:p text:style-name="P224"><text:span text:style-name="T1">notifications of replies to own objects, or another reply to an object one has replied to</text:span></text:p>
                  </text:list-item>
                </text:list>
              </text:list-item>
              <text:list-item>
                <text:p text:style-name="P182"><text:span text:style-name="T1">Admin level permissions: disable plugins except for admin</text:span></text:p>
              </text:list-item>
            </text:list>
          </table:table-cell>
        </table:table-row>
      </table:table>
      <text:p text:style-name="P64"/>
      <text:h text:style-name="P93"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3">name</text:p>
        </text:list-item>
        <text:list-item>
          <text:p text:style-name="P113">description</text:p>
        </text:list-item>
        <text:list-item>
          <text:p text:style-name="P113">geolocation</text:p>
        </text:list-item>
        <text:list-item>
          <text:p text:style-name="P113">tags, tagStrength</text:p>
        </text:list-item>
        <text:list-item>
          <text:p text:style-name="P113">creation date</text:p>
        </text:list-item>
        <text:list-item>
          <text:p text:style-name="P113">author</text:p>
        </text:list-item>
        <text:list-item>
          <text:p text:style-name="P113">replyTo</text:p>
        </text:list-item>
        <text:list-item>
          <text:p text:style-name="P113">deleted?</text:p>
        </text:list-item>
      </text:list>
      <text:p text:style-name="P1"/>
      <text:p text:style-name="P68">TODO</text:p>
      <text:list xml:id="list765431137169802988" text:style-name="LS15">
        <text:list-item>
          <text:p text:style-name="P227">revision history</text:p>
        </text:list-item>
        <text:list-item>
          <text:p text:style-name="P227">modification date (separate from creation date)</text:p>
        </text:list-item>
        <text:list-item>
          <text:p text:style-name="P227">hidden?</text:p>
        </text:list-item>
        <text:list-item>
          <text:p text:style-name="P227">favoriteOf</text:p>
        </text:list-item>
      </text:list>
      <text:h text:style-name="P92"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6"><text:span text:style-name="T3">What it Does</text:span></text:p>
          </table:table-cell>
          <table:table-cell table:style-name="Table9.A1" office:value-type="string">
            <text:p text:style-name="P56"><text:span text:style-name="T3">What it Doesn’t (yet)</text:span></text:p>
          </table:table-cell>
        </table:table-row>
        <table:table-row>
          <table:table-cell table:style-name="Table9.A1" office:value-type="string">
            <text:p text:style-name="P40"><text:span text:style-name="T1">/object/</text:span><text:span text:style-name="T4">:uri</text:span><text:span text:style-name="T1">/json</text:span></text:p>
            <text:list xml:id="list5095335376040794328" text:style-name="LS16">
              <text:list-item>
                <text:p text:style-name="P183"><text:span text:style-name="T1">the object (if any) with an ‘id’ value <text:s/>that is equivalent to the specified :uri; returns json hash</text:span></text:p>
              </text:list-item>
            </text:list>
            <text:p text:style-name="P198"><text:span text:style-name="T1"/></text:p>
            <text:p text:style-name="P215"><text:span text:style-name="T1">/object/latest/</text:span><text:span text:style-name="T4">:num</text:span><text:span text:style-name="T1">/json</text:span></text:p>
            <text:list xml:id="list8425758157672752740" text:style-name="LS17">
              <text:list-item>
                <text:p text:style-name="P184"><text:span text:style-name="T1">the most recent objects added to the database, up to as many as specified by :num; returns json hash</text:span></text:p>
              </text:list-item>
            </text:list>
            <text:p text:style-name="P40"><text:span text:style-name="T1"/></text:p>
            <text:p text:style-name="P214"><text:span text:style-name="T1">/attention</text:span></text:p>
            <text:list xml:id="list4436595785427069332" text:style-name="LS18">
              <text:list-item>
                <text:p text:style-name="P185"><text:span text:style-name="T1">lists the tag counts of all objects on server</text:span></text:p>
              </text:list-item>
            </text:list>
            <text:p text:style-name="P40"><text:span text:style-name="T1"/></text:p>
            <text:p text:style-name="P214"><text:span text:style-name="T1">/tag/:tag/json</text:span></text:p>
            <text:list xml:id="list2154887181340960785" text:style-name="LS19">
              <text:list-item>
                <text:p text:style-name="P186"><text:span text:style-name="T1">array of all objects of a given tag. <text:s/>tag can be a simple string tag or a comma-separated list of tags</text:span></text:p>
              </text:list-item>
            </text:list>
            <text:p text:style-name="P40"><text:span text:style-name="T1"/></text:p>
            <text:p text:style-name="P214"><text:span text:style-name="T1">/users/json</text:span></text:p>
            <text:list xml:id="list6081579050189061970" text:style-name="LS20">
              <text:list-item>
                <text:p text:style-name="P187"><text:span text:style-name="T1">all user profiles</text:span></text:p>
              </text:list-item>
            </text:list>
            <text:p text:style-name="P40"><text:span text:style-name="T1"/></text:p>
            <text:p text:style-name="P214"><text:span text:style-name="T1">/users/tag/rdf</text:span></text:p>
            <text:list xml:id="list231670408366457571" text:style-name="LS21">
              <text:list-item>
                <text:p text:style-name="P188"><text:span text:style-name="T1">rdf of all users self tags, one complete RDF graph with foaf:name strings</text:span></text:p>
              </text:list-item>
            </text:list>
            <text:p text:style-name="P40"><text:span text:style-name="T1"/></text:p>
            <text:p text:style-name="P214"><text:span text:style-name="T1">/</text:span><text:span text:style-name="T2">ontology</text:span><text:span text:style-name="T1">/json</text:span></text:p>
            <text:list xml:id="list4503022086394662464" text:style-name="LS22">
              <text:list-item>
                <text:p text:style-name="P189"><text:span text:style-name="T1">entire server </text:span><text:span text:style-name="T2">ontology ( </text:span><text:span text:style-name="T1">tags &amp; properties </text:span><text:span text:style-name="T2">)</text:span></text:p>
              </text:list-item>
            </text:list>
            <text:p text:style-name="P40"><text:span text:style-name="T1"/></text:p>
            <text:p text:style-name="P214"><text:span text:style-name="T1">/wiki/search/:query</text:span></text:p>
            <text:list xml:id="list7925644719228838982" text:style-name="LS23">
              <text:list-item>
                <text:p text:style-name="P190"><text:span text:style-name="T1">returns wikipedia HTML result for a given query</text:span></text:p>
              </text:list-item>
            </text:list>
            <text:p text:style-name="P40"><text:span text:style-name="T1"/></text:p>
            <text:p text:style-name="P214"><text:span text:style-name="T1">/wiki/:tag/html</text:span></text:p>
            <text:list xml:id="list8232778560984176022" text:style-name="LS24">
              <text:list-item>
                <text:p text:style-name="P191"><text:span text:style-name="T1">returns wikipedia HTML result for a specific wikipage</text:span></text:p>
              </text:list-item>
            </text:list>
            <text:p text:style-name="P40"><text:span text:style-name="T1"/></text:p>
            <text:p text:style-name="P214"><text:span text:style-name="T1">/users/plan</text:span></text:p>
            <text:list xml:id="list3995761211880549632" text:style-name="LS25">
              <text:list-item>
                <text:p text:style-name="P192"><text:soft-page-break/><text:span text:style-name="T1">JSON output of users plans (soon deprecated)</text:span></text:p>
              </text:list-item>
            </text:list>
            <text:p text:style-name="P211"/>
          </table:table-cell>
          <table:table-cell table:style-name="Table9.A1" office:value-type="string">
            <text:p text:style-name="P40"><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93"><text:span text:style-name="T1">Returns the most recent objects added to the database, each having at least one tag with an ‘id’ that is equivalent to :tagID, up to as many objects as specified by :num; returns json hash</text:span></text:p>
              </text:list-item>
            </text:list>
            <text:p text:style-name="P40"><text:span text:style-name="T1"/></text:p>
            <text:p text:style-name="P214"><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93"><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0"><text:span text:style-name="T1"/></text:p>
            <text:p text:style-name="P214"><text:span text:style-name="T1">/user/:userid/skill/rdf</text:span></text:p>
            <text:list xml:id="list6716096543993706826" text:style-name="LS27">
              <text:list-item>
                <text:p text:style-name="P194"><text:span text:style-name="T1">skill RDF graph</text:span></text:p>
              </text:list-item>
            </text:list>
            <text:p text:style-name="P40"><text:span text:style-name="T1"/></text:p>
            <text:p text:style-name="P214"><text:span text:style-name="T1">/user/:userid/json</text:span></text:p>
            <text:list xml:id="list4521669787428206100" text:style-name="LS28">
              <text:list-item>
                <text:p text:style-name="P195"><text:span text:style-name="T1">all objects by author userid</text:span></text:p>
              </text:list-item>
            </text:list>
            <text:p text:style-name="P40"><text:span text:style-name="T1"/></text:p>
            <text:p text:style-name="P214"><text:span text:style-name="T1">/user/skill/rdf</text:span></text:p>
            <text:list xml:id="list6970442505913632625" text:style-name="LS29">
              <text:list-item>
                <text:p text:style-name="P196"><text:span text:style-name="T1">all agent skills in RDF</text:span></text:p>
              </text:list-item>
            </text:list>
            <text:p text:style-name="P40"><text:span text:style-name="T1"/></text:p>
            <text:p text:style-name="P214"><text:span text:style-name="T1">/user/latest/:num/json</text:span></text:p>
            <text:list xml:id="list274" text:style-name="LS29">
              <text:list-item>
                <text:p text:style-name="P196"><text:span text:style-name="T1">latest :num objects authored by by users</text:span></text:p>
              </text:list-item>
            </text:list>
            <text:p text:style-name="P33"><text:span text:style-name="T1"/></text:p>
            <text:p text:style-name="P216"><text:span text:style-name="T1">/wiki/:wikitags/links/rdf</text:span></text:p>
            <text:list xml:id="list2680674875717769199" text:style-name="LS30">
              <text:list-item>
                <text:p text:style-name="P173"><text:span text:style-name="T1">wikilink graph in RDF surround wikitags (separated by commas)</text:span></text:p>
              </text:list-item>
            </text:list>
          </table:table-cell>
        </table:table-row>
      </table:table>
      <text:h text:style-name="P76" text:outline-level="10"><text:bookmark text:name="h.ug416edvfoqb"/></text:h>
      <text:p text:style-name="P1"/>
      <text:p text:style-name="P1"/>
      <text:h text:style-name="P83"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1"><text:span text:style-name="T39">"http://www.w3.org/2001/XMLSchema#integer"</text:span><text:span text:style-name="T41"> </text:span><text:span text:style-name="T42">||</text:span></text:p>
            <text:p text:style-name="P41"><text:span text:style-name="T39">"http://www.w3.org/2001/XMLSchema#decimal"</text:span><text:span text:style-name="T41"> </text:span><text:span text:style-name="T42">||</text:span></text:p>
            <text:p text:style-name="P41"><text:span text:style-name="T39">"http://www.w3.org/2001/XMLSchema#double"</text:span><text:span text:style-name="T41"> </text:span><text:span text:style-name="T42">||</text:span></text:p>
            <text:p text:style-name="P41"><text:span text:style-name="T39">"http://www.w3.org/2001/XMLSchema#nonPositiveInteger"</text:span><text:span text:style-name="T41"> </text:span><text:span text:style-name="T42">||</text:span></text:p>
            <text:p text:style-name="P41"><text:span text:style-name="T39">"http://www.w3.org/2001/XMLSchema#negativeInteger"</text:span><text:span text:style-name="T41"> </text:span><text:span text:style-name="T42">||</text:span></text:p>
            <text:p text:style-name="P41"><text:span text:style-name="T39">"http://www.w3.org/2001/XMLSchema#long"</text:span><text:span text:style-name="T41"> </text:span><text:span text:style-name="T42">||</text:span></text:p>
            <text:p text:style-name="P41"><text:span text:style-name="T39">"http://www.w3.org/2001/XMLSchema#int"</text:span><text:span text:style-name="T41"> </text:span><text:span text:style-name="T42">||</text:span></text:p>
            <text:p text:style-name="P41"><text:span text:style-name="T39">"http://www.w3.org/2001/XMLSchema#short"</text:span><text:span text:style-name="T41"> </text:span><text:span text:style-name="T42">||</text:span></text:p>
            <text:p text:style-name="P41"><text:span text:style-name="T39">"http://www.w3.org/2001/XMLSchema#byte"</text:span><text:span text:style-name="T41"> </text:span><text:span text:style-name="T42">||</text:span></text:p>
            <text:p text:style-name="P41"><text:span text:style-name="T39">"http://www.w3.org/2001/XMLSchema#nonNegativeInteger"</text:span><text:span text:style-name="T41"> </text:span><text:span text:style-name="T42">||</text:span></text:p>
            <text:p text:style-name="P41"><text:span text:style-name="T39">"http://www.w3.org/2001/XMLSchema#unsignedLong"</text:span><text:span text:style-name="T41"> </text:span><text:span text:style-name="T42">||</text:span></text:p>
            <text:p text:style-name="P41"><text:span text:style-name="T39">"http://www.w3.org/2001/XMLSchema#unsignedInt"</text:span><text:span text:style-name="T41"> </text:span><text:span text:style-name="T42">||</text:span></text:p>
            <text:p text:style-name="P41"><text:span text:style-name="T39">"http://www.w3.org/2001/XMLSchema#unsignedShort"</text:span><text:span text:style-name="T41"> </text:span><text:span text:style-name="T42">||</text:span></text:p>
            <text:p text:style-name="P41"><text:span text:style-name="T39">"http://www.w3.org/2001/XMLSchema#unsignedByte"</text:span><text:span text:style-name="T41"> </text:span><text:span text:style-name="T42">||</text:span></text:p>
            <text:p text:style-name="P41"><text:span text:style-name="T39">"http://www.w3.org/2001/XMLSchema#positiveInteger"</text:span><text:span text:style-name="T41"> ) {</text:span></text:p>
            <text:p text:style-name="P41"><text:span text:style-name="T39">"http://www.w3.org/2001/XMLSchema#boolean"</text:span><text:span text:style-name="T41">){</text:span></text:p>
            <text:p text:style-name="P41"><text:span text:style-name="T39">"http://www.w3.org/2001/XMLSchema#string"</text:span><text:span text:style-name="T41">){</text:span></text:p>
            <text:p text:style-name="P41"><text:span text:style-name="T39">"http://www.w3.org/2001/XMLSchema#dateTime"</text:span><text:span text:style-name="T41">){</text:span></text:p>
          </table:table-cell>
          <table:table-cell table:style-name="Table10.A1" office:value-type="string">
            <text:p text:style-name="P37">integer</text:p>
            <text:p text:style-name="P37">real</text:p>
            <text:p text:style-name="P37">boolean</text:p>
            <text:p text:style-name="P37">string</text:p>
            <text:p text:style-name="P37">url</text:p>
            <text:p text:style-name="P37">spacepoint</text:p>
            <text:p text:style-name="P37">timepoint</text:p>
            <text:p text:style-name="P37">timerange</text:p>
            <text:p text:style-name="P37">media</text:p>
            <text:p text:style-name="P37">...</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text:soft-page-break/></text:p>
      <text:p text:style-name="P1"/>
      <text:h text:style-name="P95"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4">real</text:p>
        </text:list-item>
        <text:list-item>
          <text:p text:style-name="P114">integer</text:p>
        </text:list-item>
        <text:list-item>
          <text:p text:style-name="P114">boolean</text:p>
        </text:list-item>
        <text:list-item>
          <text:p text:style-name="P114">geopoint</text:p>
        </text:list-item>
        <text:list-item>
          <text:p text:style-name="P114">timepoint</text:p>
        </text:list-item>
        <text:list-item>
          <text:p text:style-name="P114">timerange</text:p>
        </text:list-item>
        <text:list-item>
          <text:p text:style-name="P114">text</text:p>
        </text:list-item>
        <text:list-item>
          <text:p text:style-name="P114">BigText</text:p>
        </text:list-item>
        <text:list-item>
          <text:p text:style-name="P114">Object&lt;tag&gt;</text:p>
        </text:list-item>
        <text:list-item>
          <text:p text:style-name="P114">...</text:p>
        </text:list-item>
      </text:list>
      <text:p text:style-name="P1"/>
      <text:p text:style-name="P3">TODO</text:p>
      <text:list xml:id="list286" text:style-name="LS13">
        <text:list-item>
          <text:p text:style-name="P228">Extra Data types</text:p>
          <text:list>
            <text:list-item>
              <text:p text:style-name="P228">[see Semantic view]</text:p>
            </text:list-item>
            <text:list-item>
              <text:p text:style-name="P228"><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28">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28">alert messages for when tags are added, ex. rss instructions</text:p>
        </text:list-item>
        <text:list-item>
          <text:p text:style-name="P228">object values</text:p>
          <text:list>
            <text:list-item>
              <text:p text:style-name="P228"><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28">tag and property creation and editing</text:p>
        </text:list-item>
        <text:list-item>
          <text:p text:style-name="P228">property inheritance</text:p>
        </text:list-item>
        <text:list-item>
          <text:p text:style-name="P228">max property arity (default=unlimited &amp; not required)</text:p>
        </text:list-item>
        <text:list-item>
          <text:p text:style-name="P228">subtag matches in relevancy heuristic</text:p>
        </text:list-item>
        <text:list-item>
          <text:p text:style-name="P228">icons for tags and properties</text:p>
          <text:list>
            <text:list-item>
              <text:p text:style-name="P228"><text:span text:style-name="T20">in tag menus</text:span></text:p>
            </text:list-item>
            <text:list-item>
              <text:p text:style-name="P228"><text:span text:style-name="T20">default icon?</text:span></text:p>
            </text:list-item>
            <text:list-item>
              <text:p text:style-name="P228"><text:span text:style-name="T20">icon grow on hover?</text:span></text:p>
            </text:list-item>
          </text:list>
        </text:list-item>
        <text:list-item>
          <text:p text:style-name="P228">tag actions (ex: popup notice)</text:p>
        </text:list-item>
        <text:list-item>
          <text:p text:style-name="P228">hidden tags and properties (ex: for system use, not humans)</text:p>
        </text:list-item>
        <text:list-item>
          <text:p text:style-name="P228"><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5"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6"><text:span text:style-name="T3">What it Does</text:span></text:p>
          </table:table-cell>
          <table:table-cell table:style-name="Table11.A1" office:value-type="string">
            <text:p text:style-name="P56"><text:span text:style-name="T3">What it Doesn’t (yet)</text:span></text:p>
          </table:table-cell>
        </table:table-row>
        <table:table-row>
          <table:table-cell table:style-name="Table11.A1" office:value-type="string">
            <text:p text:style-name="P58"/>
          </table:table-cell>
          <table:table-cell table:style-name="Table11.A1" office:value-type="string">
            <text:list xml:id="list6483928017110973036" text:style-name="LS32">
              <text:list-item>
                <text:p text:style-name="P225"><text:span text:style-name="T1">Import and Export JSON dump</text:span></text:p>
              </text:list-item>
              <text:list-item>
                <text:p text:style-name="P225"><text:span text:style-name="T1">dht.js</text:span></text:p>
              </text:list-item>
              <text:list-item>
                <text:p text:style-name="P222">Telehash</text:p>
              </text:list-item>
              <text:list-item>
                <text:p text:style-name="P225"><text:span text:style-name="T1">Kademlia </text:span><text:span text:style-name="T7">Kadoh (Kademlia for node.js)</text:span></text:p>
              </text:list-item>
              <text:list-item>
                <text:p text:style-name="P222">XMPP</text:p>
              </text:list-item>
            </text:list>
          </table:table-cell>
        </table:table-row>
      </table:table>
      <text:h text:style-name="P75" text:outline-level="10"/>
      <text:h text:style-name="P75" text:outline-level="10"><text:bookmark text:name="h.acm67hexqo1v"/><text:bookmark text:name="h.pi2xtqgacjcx"/>Remote URL Cache</text:h>
      <text:p text:style-name="P1"/>
      <text:p text:style-name="P3">TODO</text:p>
      <text:list xml:id="list913291083591058025" text:style-name="LS33">
        <text:list-item>
          <text:p text:style-name="P115">stores files</text:p>
        </text:list-item>
        <text:list-item>
          <text:p text:style-name="P115">unzips .zip, .kmz (and adjusts &lt;link&gt; url’s), etc..</text:p>
        </text:list-item>
        <text:list-item>
          <text:p text:style-name="P115">hosts on webserver as static content</text:p>
        </text:list-item>
        <text:list-item>
          <text:p text:style-name="P115">.gitignore’d</text:p>
        </text:list-item>
      </text:list>
      <text:h text:style-name="P93" text:outline-level="10"><text:bookmark text:name="h.6k4c8f25pdrn"/><text:bookmark text:name="h.uq0jcsjdroj"/>HTML5/Javascript Client</text:h>
      <text:list xml:id="list5572793170916694782" text:style-name="LS34">
        <text:list-item>
          <text:p text:style-name="P116">Themes</text:p>
          <text:list>
            <text:list-item>
              <text:p text:style-name="P116">Bright</text:p>
              <text:list>
                <text:list-item>
                  <text:p text:style-name="P116">[Bright derivatives]</text:p>
                </text:list-item>
              </text:list>
            </text:list-item>
            <text:list-item>
              <text:p text:style-name="P116">Dark</text:p>
              <text:list>
                <text:list-item>
                  <text:p text:style-name="P116">[Dark derivatives]</text:p>
                </text:list-item>
              </text:list>
            </text:list-item>
          </text:list>
        </text:list-item>
      </text:list>
      <text:p text:style-name="P1"/>
      <text:h text:style-name="P95" text:outline-level="10"><text:bookmark text:name="h.a886s3tvq5dg"/>Accessibility</text:h>
      <text:list xml:id="list2481347465977539824" text:style-name="LS35">
        <text:list-item>
          <text:p text:style-name="P229">Blind</text:p>
        </text:list-item>
        <text:list-item>
          <text:p text:style-name="P229">Deaf</text:p>
        </text:list-item>
        <text:list-item>
          <text:p text:style-name="P229">Pre-Symbolic / Non-Verbal / Gestural (Children, Paralyzed, Animals)</text:p>
        </text:list-item>
      </text:list>
      <text:p text:style-name="P64"/>
      <text:p text:style-name="P64"/>
      <text:h text:style-name="P95" text:outline-level="10"><text:bookmark text:name="h.3omxf95f0a25"/>Internationalization</text:h>
      <text:p text:style-name="P64">...</text:p>
      <text:p text:style-name="P64"/>
      <text:p text:style-name="P50"/>
      <text:h text:style-name="P95"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6"><text:span text:style-name="T3">What it Does</text:span></text:p>
          </table:table-cell>
          <table:table-cell table:style-name="Table12.A1" office:value-type="string">
            <text:p text:style-name="P56"><text:span text:style-name="T3">What it Doesn’t (yet)</text:span></text:p>
          </table:table-cell>
        </table:table-row>
        <table:table-row>
          <table:table-cell table:style-name="Table12.A1" office:value-type="string">
            <text:list xml:id="list321" text:style-name="LS10">
              <text:list-item>
                <text:p text:style-name="P218">Chrome</text:p>
              </text:list-item>
              <text:list-item>
                <text:p text:style-name="P218">Firefox</text:p>
              </text:list-item>
            </text:list>
          </table:table-cell>
          <table:table-cell table:style-name="Table12.A1" office:value-type="string">
            <text:list xml:id="list323" text:style-name="LS11">
              <text:list-item>
                <text:p text:style-name="P241">Android</text:p>
              </text:list-item>
              <text:list-item>
                <text:p text:style-name="P236"><text:span text:style-name="T1">Internet Explorer</text:span></text:p>
              </text:list-item>
            </text:list>
          </table:table-cell>
        </table:table-row>
      </table:table>
      <text:h text:style-name="P95" text:outline-level="10"/>
      <text:h text:style-name="P93" text:outline-level="10"><text:bookmark text:name="h.mmml1pxn2ui7"/><text:bookmark text:name="h.f7sg7t9yg0qh"/>Client Memory</text:h>
      <text:list xml:id="list8168677409690874322" text:style-name="LS36">
        <text:list-item>
          <text:p text:style-name="P117">Stores objects as indexed keys.</text:p>
          <text:list>
            <text:list-item>
              <text:p text:style-name="P117">Limited to localStorage quota which is quite small</text:p>
            </text:list-item>
          </text:list>
        </text:list-item>
      </text:list>
      <text:p text:style-name="P1"/>
      <text:p text:style-name="P3">TODO</text:p>
      <text:list xml:id="list327" text:style-name="LS13">
        <text:list-item>
          <text:p text:style-name="P228"><text:span text:style-name="T46">indexedDB support - enables larger client-side datastore</text:span></text:p>
          <text:list>
            <text:list-item>
              <text:p text:style-name="P228"><text:span text:style-name="T46">with WARNING when quota may be near exceeded</text:span></text:p>
            </text:list-item>
          </text:list>
        </text:list-item>
        <text:list-item>
          <text:p text:style-name="P228">attention vector : map&lt;object,interest&gt;</text:p>
        </text:list-item>
        <text:list-item>
          <text:p text:style-name="P228">forgetting: keeps total # of objects in server and client within range (ex: &lt; 10k) based on attention</text:p>
        </text:list-item>
        <text:list-item>
          <text:p text:style-name="P228">spreading</text:p>
        </text:list-item>
        <text:list-item>
          <text:p text:style-name="P228">importance classifier: classifies incoming objects according to its features to predict the user’s interest in it (0..1.0)</text:p>
          <text:list>
            <text:list-item>
              <text:p text:style-name="P228">author, age, etc..</text:p>
            </text:list-item>
            <text:list-item>
              <text:p text:style-name="P228">use an encog component to automatically learn user’s classification parameters</text:p>
            </text:list-item>
            <text:list-item>
              <text:p text:style-name="P228">this is analogous to google’s important inbox feature</text:p>
            </text:list-item>
          </text:list>
        </text:list-item>
      </text:list>
      <text:h text:style-name="P93"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8">Name</text:p>
        </text:list-item>
        <text:list-item>
          <text:p text:style-name="P118">Tags</text:p>
        </text:list-item>
        <text:list-item>
          <text:p text:style-name="P118">Description</text:p>
        </text:list-item>
        <text:list-item>
          <text:p text:style-name="P118">Geolocation</text:p>
        </text:list-item>
        <text:list-item>
          <text:p text:style-name="P118">Age</text:p>
        </text:list-item>
        <text:list-item>
          <text:p text:style-name="P118">...</text:p>
        </text:list-item>
      </text:list>
      <text:p text:style-name="P43">It also includes actions which may be displayed as buttons, or in a pulldown menu:</text:p>
      <text:list xml:id="list4360116897692597747" text:style-name="LS38">
        <text:list-item>
          <text:p text:style-name="P119">Reply</text:p>
        </text:list-item>
        <text:list-item>
          <text:p text:style-name="P119">Delete</text:p>
        </text:list-item>
        <text:list-item>
          <text:p text:style-name="P119">..</text:p>
        </text:list-item>
      </text:list>
      <text:p text:style-name="P43"/>
      <text:p text:style-name="P44">TODO</text:p>
      <text:list xml:id="list345" text:style-name="LS13">
        <text:list-item>
          <text:p text:style-name="P228">inline editing of properties by clicking on them when one has edit permission, clicked label -&gt; text input -&gt; label</text:p>
        </text:list-item>
      </text:list>
      <text:list xml:id="list6072944859743710067" text:style-name="LS39">
        <text:list-item>
          <text:p text:style-name="P120">Parameters to customize rendering</text:p>
        </text:list-item>
        <text:list-item>
          <text:p text:style-name="P120">Add favorite (‘star’ button) aka Bookmark</text:p>
        </text:list-item>
        <text:list-item>
          <text:p text:style-name="P120">“User” Action Buttons</text:p>
          <text:list>
            <text:list-item>
              <text:p text:style-name="P120">Text Chat (button)</text:p>
            </text:list-item>
            <text:list-item>
              <text:p text:style-name="P120">Video Chat (button)</text:p>
            </text:list-item>
            <text:list-item>
              <text:p text:style-name="P120">Pay (button)</text:p>
              <text:list>
                <text:list-item>
                  <text:p text:style-name="P120">Bitcoin</text:p>
                </text:list-item>
                <text:list-item>
                  <text:p text:style-name="P120">Paypal</text:p>
                </text:list-item>
              </text:list>
            </text:list-item>
          </text:list>
        </text:list-item>
        <text:list-item>
          <text:p text:style-name="P120">Optimize rendering with templates</text:p>
        </text:list-item>
      </text:list>
      <text:h text:style-name="P93"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6"><text:span text:style-name="T3">What it Does</text:span></text:p>
          </table:table-cell>
          <table:table-cell table:style-name="Table13.A1" office:value-type="string">
            <text:p text:style-name="P56"><text:span text:style-name="T3">What it Doesn’t (yet)</text:span></text:p>
          </table:table-cell>
        </table:table-row>
        <table:table-row>
          <table:table-cell table:style-name="Table13.A1" office:value-type="string">
            <text:p text:style-name="P57"><text:span text:style-name="T1">View-only Mode</text:span></text:p>
            <text:p text:style-name="P58"/>
            <text:p text:style-name="P57"><text:span text:style-name="T1">Add Tags</text:span></text:p>
            <text:p text:style-name="P57"><text:span text:style-name="T1">Add [suggested] Properties</text:span></text:p>
            <text:p text:style-name="P57"><text:span text:style-name="T1">File Upload</text:span></text:p>
            <text:p text:style-name="P58"/>
            <text:p text:style-name="P58">Export</text:p>
            <text:p text:style-name="P58">Save</text:p>
            <text:p text:style-name="P58"/>
            <text:p text:style-name="P57"><text:span text:style-name="T4">[add other features]</text:span></text:p>
          </table:table-cell>
          <table:table-cell table:style-name="Table13.A1" office:value-type="string">
            <text:p text:style-name="P59"/>
          </table:table-cell>
        </table:table-row>
      </table:table>
      <text:h text:style-name="P90" text:outline-level="10"><text:bookmark text:name="h.btblmb9yq2zj"/></text:h>
      <text:h text:style-name="P93"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6"><text:span text:style-name="T3">What it Does</text:span></text:p>
          </table:table-cell>
          <table:table-cell table:style-name="Table14.A1" office:value-type="string">
            <text:p text:style-name="P56"><text:span text:style-name="T3">What it Doesn’t (yet)</text:span></text:p>
          </table:table-cell>
        </table:table-row>
        <table:table-row>
          <table:table-cell table:style-name="Table14.A1" office:value-type="string">
            <text:list xml:id="list6595254554661603631" text:style-name="LS40">
              <text:list-item>
                <text:p text:style-name="P238"><text:span text:style-name="T1">OpenLayers 2 (2D)</text:span></text:p>
                <text:list>
                  <text:list-item>
                    <text:p text:style-name="P220">OpenStreetMaps</text:p>
                  </text:list-item>
                  <text:list-item>
                    <text:p text:style-name="P238"><text:span text:style-name="T1">Bing Aerial Layers</text:span></text:p>
                  </text:list-item>
                </text:list>
              </text:list-item>
              <text:list-item>
                <text:p text:style-name="P238"><text:span text:style-name="T1">Cesium (3D)</text:span></text:p>
              </text:list-item>
              <text:list-item>
                <text:p text:style-name="P238"><text:span text:style-name="T1">Displays objects, applying icons where appropriate. <text:s/>Includes clickable vector layer of arbitrary radius</text:span></text:p>
              </text:list-item>
            </text:list>
            <text:list xml:id="list8333799040127414153" text:style-name="LS41">
              <text:list-item>
                <text:p text:style-name="P239"><text:span text:style-name="T1">Right click to add new content</text:span></text:p>
              </text:list-item>
            </text:list>
            <text:p text:style-name="P58"/>
            <text:p text:style-name="P57"><text:span text:style-name="T1">Mini and Large (full-window) Modes</text:span></text:p>
          </table:table-cell>
          <table:table-cell table:style-name="Table14.A1" office:value-type="string">
            <text:list xml:id="list4383995663742188702" text:style-name="LS42">
              <text:list-item>
                <text:p text:style-name="P240"><text:span text:style-name="T22">Location detection, tracking, and manual repositioning (even without Map view)</text:span></text:p>
              </text:list-item>
              <text:list-item>
                <text:p text:style-name="P240"><text:span text:style-name="T22">Multiple planets</text:span></text:p>
              </text:list-item>
              <text:list-item>
                <text:p text:style-name="P240"><text:span text:style-name="T22">Embedded map layers (ex: floorplans)</text:span></text:p>
              </text:list-item>
            </text:list>
          </table:table-cell>
        </table:table-row>
      </table:table>
      <text:h text:style-name="P93" text:outline-level="10"/>
      <text:h text:style-name="P92" text:outline-level="10"><text:bookmark text:name="h.62ysruk9plet"/><text:bookmark text:name="h.pqlz49q0qmnd"/>Focus</text:h>
      <text:p text:style-name="P64">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30">compare relevancy with known data objects, or</text:p>
        </text:list-item>
        <text:list-item>
          <text:p text:style-name="P230">to create a new (prototype) data object which may be stored for future use and/or shared with others.</text:p>
        </text:list-item>
      </text:list>
      <text:p text:style-name="P64"/>
      <text:p text:style-name="P69"><text:bookmark text:name="h.1hmckjwzzp6g"/></text:p>
      <text:h text:style-name="P76" text:outline-level="10"><text:bookmark text:name="h.g4z3dt1dcfro"/>Memory Focus</text:h>
      <text:p text:style-name="P68">TODO</text:p>
      <text:list xml:id="list366" text:style-name="LS13">
        <text:list-item>
          <text:p text:style-name="P228">represents the memory w/ relative attention as a selectable list</text:p>
        </text:list-item>
        <text:list-item>
          <text:p text:style-name="P228">type whitelist/blacklist filter (at top, as a popup)</text:p>
        </text:list-item>
        <text:list-item>
          <text:p text:style-name="P228">allow mouse drag to select included objects, which updates a “includeURI” predicate in the focus object used by view filters</text:p>
        </text:list-item>
      </text:list>
      <text:p text:style-name="P64"/>
      <text:h text:style-name="P75" text:outline-level="10"><text:bookmark text:name="h.io61jshh13ud"/>Semantic Focus</text:h>
      <text:list xml:id="list2887130652214859597" text:style-name="LS44">
        <text:list-item>
          <text:p text:style-name="P121">Creates new or edits existing object</text:p>
        </text:list-item>
        <text:list-item>
          <text:p text:style-name="P121">Name field</text:p>
          <text:list>
            <text:list-item>
              <text:p text:style-name="P121">with voice input (on Chrome browsers)</text:p>
            </text:list-item>
          </text:list>
        </text:list-item>
        <text:list-item>
          <text:p text:style-name="P121">Optional Description field</text:p>
        </text:list-item>
        <text:list-item>
          <text:p text:style-name="P121">Optional Geolocation field (clickable map)</text:p>
        </text:list-item>
        <text:list-item>
          <text:p text:style-name="P121">Optional File Upload widget</text:p>
        </text:list-item>
        <text:list-item>
          <text:p text:style-name="P121">Add tags from dialog popup</text:p>
        </text:list-item>
        <text:list-item>
          <text:p text:style-name="P121">Add auto-suggested tags from enterd text in Name field</text:p>
        </text:list-item>
        <text:list-item>
          <text:p text:style-name="P121">Add properties from Tag pulldown menus</text:p>
        </text:list-item>
        <text:list-item>
          <text:p text:style-name="P121">Edit properties</text:p>
        </text:list-item>
        <text:list-item>
          <text:p text:style-name="P121">Export to JSON</text:p>
        </text:list-item>
        <text:list-item>
          <text:p text:style-name="P121">proportional tagging (ex: 75% A, 50% B, 25% C)</text:p>
        </text:list-item>
        <text:list-item>
          <text:p text:style-name="P121">...</text:p>
        </text:list-item>
      </text:list>
      <text:p text:style-name="P1"/>
      <text:p text:style-name="P3">TODO</text:p>
      <text:list xml:id="list382" text:style-name="LS13">
        <text:list-item>
          <text:p text:style-name="P228">display marker on clicked map location</text:p>
        </text:list-item>
        <text:list-item>
          <text:p text:style-name="P228">“interview” mode for answering required fields as they become necessary. activated by a flashing button?</text:p>
        </text:list-item>
        <text:list-item>
          <text:p text:style-name="P228">ctrl-enter to send/create</text:p>
        </text:list-item>
        <text:list-item>
          <text:p text:style-name="P228">property widgets for types:</text:p>
          <text:list>
            <text:list-item>
              <text:list>
                <text:list-item>
                  <text:p text:style-name="P228">timepoint (1 calendar with time input)</text:p>
                </text:list-item>
                <text:list-item>
                  <text:p text:style-name="P228">timesegment (2 calendars with time input)</text:p>
                </text:list-item>
                <text:list-item>
                  <text:p text:style-name="P228">real:unit</text:p>
                  <text:list>
                    <text:list-item>
                      <text:p text:style-name="P228">seconds</text:p>
                    </text:list-item>
                    <text:list-item>
                      <text:p text:style-name="P228">meters</text:p>
                    </text:list-item>
                    <text:list-item>
                      <text:p text:style-name="P228">kilograms</text:p>
                    </text:list-item>
                    <text:list-item>
                      <text:p text:style-name="P228">celsius</text:p>
                    </text:list-item>
                    <text:list-item>
                      <text:p text:style-name="P228">joules, watts</text:p>
                    </text:list-item>
                    <text:list-item>
                      <text:p text:style-name="P228">[all SI units]</text:p>
                    </text:list-item>
                    <text:list-item>
                      <text:p text:style-name="P228">...</text:p>
                    </text:list-item>
                  </text:list>
                </text:list-item>
                <text:list-item>
                  <text:p text:style-name="P228">texthash</text:p>
                </text:list-item>
                <text:list-item>
                  <text:p text:style-name="P228">object:tag with dynamic combobox selector of all tags, by package or hierarchy</text:p>
                </text:list-item>
                <text:list-item>
                  <text:p text:style-name="P228">object:[tag] with dynamic combobox selector of all instances of a specific tag</text:p>
                </text:list-item>
                <text:list-item>
                  <text:p text:style-name="P228">livetext (a realtime collaborative text editor via ShareJS)</text:p>
                </text:list-item>
                <text:list-item>
                  <text:p text:style-name="P228">[other datatypes...]</text:p>
                </text:list-item>
              </text:list>
            </text:list-item>
          </text:list>
        </text:list-item>
      </text:list>
      <text:p text:style-name="P69"/>
      <text:h text:style-name="P77" text:outline-level="10"><text:bookmark text:name="h.x3cy6cj05bsq"/>Deprecated Focuses</text:h>
      <text:h text:style-name="P101"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6"><text:span text:style-name="T47">What it Does</text:span></text:p>
          </table:table-cell>
          <table:table-cell table:style-name="Table15.A1" office:value-type="string">
            <text:p text:style-name="P56"><text:span text:style-name="T47">What it Doesn’t (yet)</text:span></text:p>
          </table:table-cell>
        </table:table-row>
        <table:table-row>
          <table:table-cell table:style-name="Table15.A1" office:value-type="string">
            <text:p text:style-name="P57"><text:span text:style-name="T48">Dynamically filter by tags (checkboxes)</text:span></text:p>
          </table:table-cell>
          <table:table-cell table:style-name="Table15.A1" office:value-type="string">
            <text:list xml:id="list401" text:style-name="LS13">
              <text:list-item>
                <text:p text:style-name="P224"><text:span text:style-name="T48">highlight currently selected tag(s)</text:span></text:p>
              </text:list-item>
              <text:list-item>
                <text:p text:style-name="P224"><text:span text:style-name="T48">allow multiple tag selection</text:span></text:p>
              </text:list-item>
              <text:list-item>
                <text:p text:style-name="P224"><text:span text:style-name="T48">allow strength-based tag selection</text:span></text:p>
              </text:list-item>
              <text:list-item>
                <text:p text:style-name="P224"><text:span text:style-name="T48">order by most tags</text:span></text:p>
              </text:list-item>
              <text:list-item>
                <text:p text:style-name="P224"><text:span text:style-name="T48">show other information about each tag, live update where necessary</text:span></text:p>
              </text:list-item>
              <text:list-item>
                <text:p text:style-name="P224"><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24"><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24"><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5" text:outline-level="10"><text:bookmark text:name="h.s7n5aqjpud95"/></text:h>
      <text:h text:style-name="P95" text:outline-level="10"><text:bookmark text:name="h.jw15k9k3fsa7"/>Favorite Tagger</text:h>
      <text:p text:style-name="P3">TODO</text:p>
      <text:list xml:id="list4535602324681285073" text:style-name="LS45">
        <text:list-item>
          <text:p text:style-name="P122">Show added favorites</text:p>
        </text:list-item>
      </text:list>
      <text:h text:style-name="P83"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3">quick publish current emotion (button)</text:p>
        </text:list-item>
      </text:list>
      <text:h text:style-name="P95" text:outline-level="10"><text:bookmark text:name="h.e0k9y4n8cgyw"/>Other Taggers</text:h>
      <text:p text:style-name="P3">TODO</text:p>
      <text:list xml:id="list411" text:style-name="LS13">
        <text:list-item>
          <text:p text:style-name="P228"><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28">ivan’s circle menu</text:p>
        </text:list-item>
        <text:list-item>
          <text:p text:style-name="P228">metamaps spinning carousel menu</text:p>
        </text:list-item>
        <text:list-item>
          <text:p text:style-name="P228"><text:span text:style-name="T19">Dashboard/Home screen</text:span></text:p>
        </text:list-item>
      </text:list>
      <text:h text:style-name="P94" text:outline-level="10"><text:bookmark text:name="h.llcovc97lhwp"/>View</text:h>
      <text:p text:style-name="P2">Each view is a different method of depicting a set of objects.</text:p>
      <text:h text:style-name="P92" text:outline-level="10"><text:bookmark text:name="h.1o97g53jalwv"/>Team View</text:h>
      <text:p text:style-name="P44">TODO</text:p>
      <text:list xml:id="list415" text:style-name="LS39">
        <text:list-item>
          <text:p text:style-name="P120">Filter by ‘User’ type (not Human)</text:p>
        </text:list-item>
        <text:list-item>
          <text:p text:style-name="P120">Summarize activity stats (ex: # messages / second @ 5m, 1hr, … intervals</text:p>
        </text:list-item>
      </text:list>
      <text:list xml:id="list417" text:style-name="LS13">
        <text:list-item>
          <text:p text:style-name="P228">Sort by distance | last activity</text:p>
        </text:list-item>
      </text:list>
      <text:h text:style-name="P95" text:outline-level="10"><text:bookmark text:name="h.r8m7vi6s1sfs"/>Focus Keyword</text:h>
      <text:p text:style-name="P43"><text:span text:style-name="T19">TODO</text:span> Filtering by keyword.</text:p>
      <text:h text:style-name="P83" text:outline-level="10"><text:bookmark text:name="h.k1jvsv5q5trx"/><office:annotation><dc:date>0000-00-00T00:00:00</dc:date><text:p text:style-name="P260"><text:span text:style-name="T1">Dorotea Mar:</text:span></text:p><text:p text:style-name="P260"><text:span text:style-name="T1">i like the name :) maybe let's put some examples, also for the needs tagger</text:span></text:p></office:annotation>Human Body Tagger</text:h>
      <text:h text:style-name="P95" text:outline-level="10"><text:bookmark text:name="h.aac4785y2hq4"/>Needs Tagger</text:h>
      <text:h text:style-name="P93" text:outline-level="10"><text:bookmark text:name="h.2c74luo8gpyj"/><text:bookmark text:name="h.ttrlqfxiy928"/>Home View</text:h>
      <text:p text:style-name="P3">TODO</text:p>
      <text:list xml:id="list418" text:style-name="LS13">
        <text:list-item>
          <text:p text:style-name="P228">includes map, recent items, and stats</text:p>
        </text:list-item>
        <text:list-item>
          <text:p text:style-name="P228">requests fullsize</text:p>
        </text:list-item>
      </text:list>
      <text:h text:style-name="P93"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49"><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49"/>
      <text:p text:style-name="P3">TODO</text:p>
      <text:list xml:id="list1953725012054100347" text:style-name="LS47">
        <text:list-item>
          <text:p text:style-name="P231">jQuery plugin, with demonstrated multi-instantiability on single document OK</text:p>
        </text:list-item>
        <text:list-item>
          <text:p text:style-name="P231">Sentencizing OK</text:p>
        </text:list-item>
        <text:list-item>
          <text:p text:style-name="P231">Text-to-speech</text:p>
        </text:list-item>
        <text:list-item>
          <text:p text:style-name="P231">Preserve links and images in frames</text:p>
        </text:list-item>
        <text:list-item>
          <text:p text:style-name="P231">Image Search</text:p>
        </text:list-item>
        <text:list-item>
          <text:p text:style-name="P231">Add current sentence to attention set (as # anchor to the base page URL)</text:p>
        </text:list-item>
        <text:list-item>
          <text:p text:style-name="P124">jQuery Mobile Dragging for next/prev and font-size</text:p>
        </text:list-item>
      </text:list>
      <text:list xml:id="list8178664735396195236" text:style-name="LS48">
        <text:list-item>
          <text:p text:style-name="P232">Rapid presentation mode: “Neuro Download”</text:p>
        </text:list-item>
      </text:list>
      <text:h text:style-name="P93" text:outline-level="10"><text:bookmark text:name="h.e4dxek95zlgo"/>Table View</text:h>
      <text:p text:style-name="P3">TODO</text:p>
      <text:list xml:id="list428" text:style-name="LS13">
        <text:list-item>
          <text:p text:style-name="P228">ex: jquery-table</text:p>
        </text:list-item>
      </text:list>
      <text:h text:style-name="P93" text:outline-level="10"><text:bookmark text:name="h.ae0g9vmfjx0g"/>List View</text:h>
      <text:p text:style-name="P3">TODO</text:p>
      <text:list xml:id="list429" text:style-name="LS13">
        <text:list-item>
          <text:p text:style-name="P228">pin pinned objects to the top</text:p>
        </text:list-item>
        <text:list-item>
          <text:p text:style-name="P228">exclude / include by tag</text:p>
        </text:list-item>
        <text:list-item>
          <text:p text:style-name="P228">replies, threaded replies</text:p>
        </text:list-item>
        <text:list-item>
          <text:p text:style-name="P228">clone it or save as a self-contained report object which can be shared</text:p>
        </text:list-item>
        <text:list-item>
          <text:p text:style-name="P228">correct pagination</text:p>
        </text:list-item>
      </text:list>
      <text:h text:style-name="P93" text:outline-level="10"><text:bookmark text:name="h.tvp6rwgtqmzm"/>Grid View</text:h>
      <text:p text:style-name="P3">TODO</text:p>
      <text:list xml:id="list434" text:style-name="LS13">
        <text:list-item>
          <text:p text:style-name="P228">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3" text:outline-level="10"><text:bookmark text:name="h.6qlgccl764yf"/>Graph View</text:h>
      <text:p text:style-name="P3">TODO</text:p>
      <text:list xml:id="list435" text:style-name="LS13">
        <text:list-item>
          <text:p text:style-name="P228">create new object properties between visible items</text:p>
          <text:list>
            <text:list-item>
              <text:p text:style-name="P228">drag and draw a line</text:p>
            </text:list-item>
            <text:list-item>
              <text:p text:style-name="P228">select them in sequence (1st and 2nd)</text:p>
            </text:list-item>
          </text:list>
        </text:list-item>
        <text:list-item>
          <text:p text:style-name="P228">handle graph streaming</text:p>
        </text:list-item>
        <text:list-item>
          <text:p text:style-name="P228">save and restore current graph view</text:p>
        </text:list-item>
      </text:list>
      <text:p text:style-name="P64"/>
      <text:h text:style-name="P93" text:outline-level="10"><text:bookmark text:name="h.8okwt5xgyzoj"/>Map View</text:h>
      <text:p text:style-name="P1">Displays all objects containing geographic metadata.</text:p>
      <text:list xml:id="list7477093204846200606" text:style-name="LS49">
        <text:list-item>
          <text:p text:style-name="P125">OpenLayers with OpenStreetMaps layers</text:p>
        </text:list-item>
        <text:list-item>
          <text:p text:style-name="P125">Bitmap icon (visible from any scale) + Vector polygon (scales, and clickable)</text:p>
        </text:list-item>
        <text:list-item>
          <text:p text:style-name="P125">Remembers center position &amp; zoom</text:p>
        </text:list-item>
        <text:list-item>
          <text:p text:style-name="P125">Displays icon for 1st tag of geolocated object</text:p>
        </text:list-item>
      </text:list>
      <text:p text:style-name="P1"/>
      <text:p text:style-name="P3">TODO</text:p>
      <text:list xml:id="list444" text:style-name="LS13">
        <text:list-item>
          <text:p text:style-name="P228">Extra OpenLayers layers: Google, Bing, etc..</text:p>
        </text:list-item>
        <text:list-item>
          <text:p text:style-name="P228">Self Marker</text:p>
          <text:list>
            <text:list-item>
              <text:p text:style-name="P228">Draggable (sets Self geolocation)</text:p>
            </text:list-item>
            <text:list-item>
              <text:p text:style-name="P228">with Avatar Icon</text:p>
            </text:list-item>
          </text:list>
        </text:list-item>
        <text:list-item>
          <text:p text:style-name="P228">animated map markers to indicate indefinite sphere of influence (min/max radii)</text:p>
          <text:list>
            <text:list-item>
              <text:p text:style-name="P228">You change the geometry of a feature and then you have to redraw the feature<text:line-break/>feature.geometry.rotate(angle, origin); feature.layer.drawFeature(feature);</text:p>
            </text:list-item>
          </text:list>
        </text:list-item>
        <text:list-item>
          <text:p text:style-name="P228">clustering: </text:p>
          <text:list>
            <text:list-item>
              <text:p text:style-name="P228"><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28"><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28"><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28"><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28">Scan</text:p>
          <text:list>
            <text:list-item>
              <text:p text:style-name="P228">get local results from server</text:p>
            </text:list-item>
          </text:list>
        </text:list-item>
        <text:list-item>
          <text:p text:style-name="P228">set current location</text:p>
        </text:list-item>
        <text:list-item>
          <text:p text:style-name="P228">optimized distance nearness function that can return false early in the computation (ex: already too far if dx &gt; maxDist^2)</text:p>
        </text:list-item>
        <text:list-item>
          <text:p text:style-name="P228">create new object at location</text:p>
        </text:list-item>
        <text:list-item>
          <text:p text:style-name="P228">create new object of specific radius</text:p>
        </text:list-item>
        <text:list-item>
          <text:p text:style-name="P228">create new object of specific polygon</text:p>
        </text:list-item>
        <text:list-item>
          <text:p text:style-name="P228">calculate routes for map line</text:p>
        </text:list-item>
        <text:list-item>
          <text:p text:style-name="P228">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28">timeslider to adjust current time to compare ‘recent’ to</text:p>
        </text:list-item>
        <text:list-item>
          <text:p text:style-name="P228">Animation</text:p>
          <text:list>
            <text:list-item>
              <text:p text:style-name="P228">Cyclical Zoom-in / Zoom-out</text:p>
            </text:list-item>
          </text:list>
        </text:list-item>
        <text:list-item>
          <text:p text:style-name="P228">Display all tag icons for a given object</text:p>
          <text:list>
            <text:list-item>
              <text:p text:style-name="P228">periodically changing to next one</text:p>
            </text:list-item>
          </text:list>
        </text:list-item>
        <text:list-item>
          <text:p text:style-name="P228">semantic heatmap</text:p>
          <text:list>
            <text:list-item>
              <text:p text:style-name="P228"><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28">geolocate: find location by name</text:p>
          <text:list>
            <text:list-item>
              <text:p text:style-name="P228"><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28"><text:a xlink:type="simple" xlink:href="http://cesium.agi.com/"><text:span text:style-name="T11">Cesium</text:span></text:a> as alternative to OpenLayers</text:p>
        </text:list-item>
      </text:list>
      <text:h text:style-name="P93" text:outline-level="10"><text:bookmark text:name="h.ahn8fu1jybmm"/>Timeline View</text:h>
      <text:p text:style-name="P3">TODO</text:p>
      <text:list xml:id="list474" text:style-name="LS13">
        <text:list-item>
          <text:p text:style-name="P228">event labels, icons, colors</text:p>
        </text:list-item>
        <text:list-item>
          <text:p text:style-name="P228">category filters</text:p>
        </text:list-item>
        <text:list-item>
          <text:p text:style-name="P228">input: focus history</text:p>
        </text:list-item>
        <text:list-item>
          <text:p text:style-name="P228">demo: stock data</text:p>
        </text:list-item>
        <text:list-item>
          <text:p text:style-name="P228">demo: fukushima timeplot data</text:p>
        </text:list-item>
      </text:list>
      <text:p text:style-name="P60"/>
      <text:h text:style-name="P93" text:outline-level="10"><text:bookmark text:name="h.os3nowd9a4kh"/>Analytics View</text:h>
      <text:p text:style-name="P3">TODO</text:p>
      <text:list xml:id="list479" text:style-name="LS13">
        <text:list-item>
          <text:p text:style-name="P228">avg # of properties per object</text:p>
        </text:list-item>
        <text:list-item>
          <text:p text:style-name="P228">avg # of tags per object</text:p>
        </text:list-item>
        <text:list-item>
          <text:p text:style-name="P228">avg # of supertags &amp; subtags</text:p>
        </text:list-item>
        <text:list-item>
          <text:p text:style-name="P228"># of instances of each property</text:p>
        </text:list-item>
        <text:list-item>
          <text:p text:style-name="P228"># of instances of each tag</text:p>
        </text:list-item>
        <text:list-item>
          <text:p text:style-name="P228">Download as JSON</text:p>
        </text:list-item>
        <text:list-item>
          <text:p text:style-name="P228">Relationships between combinations of Interests</text:p>
        </text:list-item>
        <text:list-item>
          <text:p text:style-name="P228">Focus History</text:p>
          <text:list>
            <text:list-item>
              <text:p text:style-name="P228">discrete totals (ex: each 1s, 5s) , computed locally &amp; on server</text:p>
              <text:list>
                <text:list-item>
                  <text:p text:style-name="P228">Time-sampled Individual History (client-collected)</text:p>
                </text:list-item>
                <text:list-item>
                  <text:p text:style-name="P228">Time-sampled Team History (server-collected)</text:p>
                </text:list-item>
              </text:list>
            </text:list-item>
            <text:list-item>
              <text:p text:style-name="P228">Interest Timeline, Line Chart</text:p>
            </text:list-item>
            <text:list-item>
              <text:p text:style-name="P228">FB-style Timeline</text:p>
            </text:list-item>
            <text:list-item>
              <text:p text:style-name="P228">Cortexitized Narrative</text:p>
            </text:list-item>
            <text:list-item>
              <text:p text:style-name="P228">Load, Save, Share</text:p>
            </text:list-item>
            <text:list-item>
              <text:p text:style-name="P228">Import</text:p>
              <text:list>
                <text:list-item>
                  <text:p text:style-name="P228">Facebook likes, G+ “+1”’s, ...</text:p>
                </text:list-item>
              </text:list>
            </text:list-item>
          </text:list>
        </text:list-item>
      </text:list>
      <text:h text:style-name="P92" text:outline-level="10"><text:bookmark text:name="h.7x7x2o6lhotb"/>Server Plugins</text:h>
      <text:p text:style-name="P60">Server plugins can be enabled by administrators to expand the server’s functionality.</text:p>
      <text:p text:style-name="P60"/>
      <text:p text:style-name="P62">TODO</text:p>
      <text:list xml:id="list496" text:style-name="LS13">
        <text:list-item>
          <text:p text:style-name="P228">Server plugins provide Focus modes to client</text:p>
        </text:list-item>
      </text:list>
      <text:h text:style-name="P75" text:outline-level="10"><text:bookmark text:name="h.sluvipli6v5q"/>Facetime Plugin</text:h>
      <text:p text:style-name="P3">TODO</text:p>
      <text:list xml:id="list497" text:style-name="LS13">
        <text:list-item>
          <text:p text:style-name="P228">identify people in close proximity that you can explore “face time” with (sent as private messages)</text:p>
        </text:list-item>
      </text:list>
      <text:h text:style-name="P75" text:outline-level="10"><text:bookmark text:name="h.normqaweovxl"/>Jam Plugin</text:h>
      <text:p text:style-name="P3">TODO</text:p>
      <text:list xml:id="list498" text:style-name="LS13">
        <text:list-item>
          <text:p text:style-name="P228">identify people with musical instruments in close proximity that can form bands</text:p>
        </text:list-item>
      </text:list>
      <text:h text:style-name="P75" text:outline-level="10"><text:bookmark text:name="h.ut5oul5ze08w"/>Emotion Detector Plugin</text:h>
      <text:p text:style-name="P3">TODO</text:p>
      <text:list xml:id="list499" text:style-name="LS13">
        <text:list-item>
          <text:p text:style-name="P228">clarify emotional context of previously authored objects using one or more sentiment analysis algorithms</text:p>
        </text:list-item>
      </text:list>
      <text:h text:style-name="P75" text:outline-level="10"><text:bookmark text:name="h.9zfnabqb4yf5"/>Craigslist Plugin</text:h>
      <text:p text:style-name="P3">TODO</text:p>
      <text:list xml:id="list500" text:style-name="LS13">
        <text:list-item>
          <text:p text:style-name="P228">get craigslist items from appropriate RSS feed, and apply relevant tags</text:p>
        </text:list-item>
        <text:list-item>
          <text:p text:style-name="P228">craigslist enhancements</text:p>
        </text:list-item>
      </text:list>
      <text:h text:style-name="P75" text:outline-level="10"><text:bookmark text:name="h.549nhwcbra60"/>Other Plugins</text:h>
      <text:p text:style-name="P3">TODO</text:p>
      <text:list xml:id="list502" text:style-name="LS13">
        <text:list-item>
          <text:list>
            <text:list-item>
              <text:p text:style-name="P228">“happy &lt;-&gt; sad” / “rich &lt;-&gt; poor” @afxdeadcode bot functionality</text:p>
            </text:list-item>
            <text:list-item>
              <text:p text:style-name="P228"><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33">Environment-dependent (relevance predicate)</text:p>
        </text:list-item>
        <text:list-item>
          <text:p text:style-name="P233">Chat Bots</text:p>
        </text:list-item>
        <text:list-item>
          <text:p text:style-name="P233">Administrator “add new product” pages, with environment simulation</text:p>
        </text:list-item>
        <text:list-item>
          <text:p text:style-name="P126">Implemented as Support for an Intention</text:p>
        </text:list-item>
      </text:list>
      <text:list xml:id="list508" text:style-name="LS13">
        <text:list-item>
          <text:list>
            <text:list-item>
              <text:p text:style-name="P228">demographics reports: produce data reports of analyzed trends, sentiments, etc.. useful for selling to marketing business.</text:p>
            </text:list-item>
            <text:list-item>
              <text:p text:style-name="P228">product wars: incite fights between consumers of competing products</text:p>
            </text:list-item>
            <text:list-item>
              <text:p text:style-name="P228">twitter local tweets:</text:p>
              <text:list>
                <text:list-item>
                  <text:p text:style-name="P228">eliminate searches that are too close. if 2 users are too close their searches might be redundant. <text:s/>this is a simple threshold optimization</text:p>
                </text:list-item>
              </text:list>
            </text:list-item>
            <text:list-item>
              <text:p text:style-name="P228">twitter output : transmits objects that have ‘SendToTwitter’ tag (replaces with SentToTwitter, or replaces with “TooLargeForTwitter” if too large). <text:s/></text:p>
              <text:list>
                <text:list-item>
                  <text:p text:style-name="P228">SendToTwitter(username=...) if multiple bots are registered on the server</text:p>
                </text:list-item>
                <text:list-item>
                  <text:p text:style-name="P228">attempt to send pending replies to messages previously received from twitter</text:p>
                </text:list-item>
              </text:list>
            </text:list-item>
            <text:list-item>
              <text:p text:style-name="P228">OSM: interest (“curiosity”) in amenities for a given location is noticed by the plugin to yield the OSM amenity data</text:p>
            </text:list-item>
            <text:list-item>
              <text:p text:style-name="P228">RSS: created post objects inherit all other tags of the (creating) feed</text:p>
            </text:list-item>
            <text:list-item>
              <text:p text:style-name="P228">“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3" text:outline-level="10"><text:bookmark text:name="h.9daridstim51"/>ClimateViewer</text:h>
      <text:p text:style-name="P60">Facebook meets 3D map, toggle overlays from individuals, networks and services</text:p>
      <text:p text:style-name="P60"/>
      <table:table table:name="Table16" table:style-name="Table16">
        <table:table-column table:style-name="Table16.A"/>
        <table:table-column table:style-name="Table16.B"/>
        <table:table-row>
          <table:table-cell table:style-name="Table16.A1" office:value-type="string">
            <text:p text:style-name="P56"><text:span text:style-name="T3">What it Does</text:span></text:p>
          </table:table-cell>
          <table:table-cell table:style-name="Table16.A1" office:value-type="string">
            <text:p text:style-name="P56"><text:span text:style-name="T3">What it Doesn’t (yet)</text:span></text:p>
          </table:table-cell>
        </table:table-row>
        <table:table-row>
          <table:table-cell table:style-name="Table16.A1" office:value-type="string">
            <text:p text:style-name="P58"/>
          </table:table-cell>
          <table:table-cell table:style-name="Table16.A1" office:value-type="string">
            <text:list xml:id="list751980364099098831" text:style-name="LS51">
              <text:list-item>
                <text:p text:style-name="P226"><office:annotation><dc:date>0000-00-00T00:00:00</dc:date><text:p text:style-name="P260"><text:span text:style-name="T1">Eimhin David:</text:span></text:p><text:p text:style-name="P260"><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26"><text:span text:style-name="T52">Post photo/video/audio clips to map markers with time stamps, and the ability to view the content in a popup balloon or rss feed.</text:span></text:p>
              </text:list-item>
              <text:list-item>
                <text:p text:style-name="P226"><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26"><text:span text:style-name="T52">Subscribe to text/sms/email updates for events you predefine (environmental pollution, 50 mile radius from my home, email me or tsunami alert/earthquake/tornado)</text:span></text:p>
              </text:list-item>
              <text:list-item>
                <text:p text:style-name="P226"><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26"><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26"><text:span text:style-name="T52">Post anonymous content, which is private and encrypted (long term goal)</text:span></text:p>
              </text:list-item>
              <text:list-item>
                <text:p text:style-name="P226"><text:span text:style-name="T52">Use all features above on mobile devices in 2D, and 3D on PC, Mac, and Linux.</text:span></text:p>
              </text:list-item>
            </text:list>
          </table:table-cell>
        </table:table-row>
      </table:table>
      <text:p text:style-name="P63"><text:s/></text:p>
      <text:h text:style-name="P93" text:outline-level="10"><text:bookmark text:name="h.b9e7du3qbsae"/>GeoSemantic Chat</text:h>
      <text:p text:style-name="P3">TODO</text:p>
      <text:list xml:id="list6404482717325509308" text:style-name="LS52">
        <text:list-item>
          <text:p text:style-name="P234">geographic nearness and interest matching heuristic</text:p>
        </text:list-item>
        <text:list-item>
          <text:p text:style-name="P234">roster: show team (members of semantic space)</text:p>
        </text:list-item>
        <text:list-item>
          <text:p text:style-name="P234">incoming message stream, see: wireclub.com</text:p>
        </text:list-item>
        <text:list-item>
          <text:p text:style-name="P127">page-close behavior (log-out from chat)</text:p>
        </text:list-item>
      </text:list>
      <text:h text:style-name="P93" text:outline-level="10"><text:bookmark text:name="h.2jwhi7jmn84t"/>Android App</text:h>
      <text:p text:style-name="P3">TODO</text:p>
      <text:list xml:id="list7303334607211801800" text:style-name="LS53">
        <text:list-item>
          <text:p text:style-name="P128">Wraps client functionality as an Android app enabling higher-frequency interaction and direct access to mobile device features such as Camera, GPS, Bluetooth, etc..</text:p>
        </text:list-item>
        <text:list-item>
          <text:p text:style-name="P128">A first version may simply consist of a WebView component linking to a remote web server’s page. <text:s/>Possibly with list of known servers to choose from on startup</text:p>
        </text:list-item>
      </text:list>
      <text:h text:style-name="P93" text:outline-level="10"><text:bookmark text:name="h.ofhrwq7rq2t5"/>Notes<text:line-break/></text:h>
      <text:p text:style-name="P64">backbone</text:p>
      <text:p text:style-name="P64"><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0"><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4"><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4"><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4"/>
      <text:p text:style-name="P64">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4"><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4">https://github.com/po wmedia/backbone-forms</text:p>
      <text:p text:style-name="P64"><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4"/>
      <text:p text:style-name="P64"><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4"/>
      <text:p text:style-name="P64"><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4"/>
      <text:p text:style-name="P64"><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4"><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4"/>
      <text:p text:style-name="P64">https://github.com/bry4n/backbone-shortcuts</text:p>
      <text:p text:style-name="P64"><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4"><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4"/>
      <text:p text:style-name="P64">Combobox</text:p>
      <text:p text:style-name="P70"><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0"/>
      <text:p text:style-name="P64">Keyboard shortcuts</text:p>
      <text:p text:style-name="P64"><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4"><text:line-break/></text:p>
      <text:p text:style-name="P64"/>
      <text:p text:style-name="P64"/>
      <text:h text:style-name="P95" text:outline-level="10"><text:bookmark text:name="h.ayrt18kl2rsa"/><text:soft-page-break/>Github Development Flow</text:h>
      <text:p text:style-name="P64"><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6"/>
      <text:p text:style-name="P64"><text:span text:style-name="T31">From the post:</text:span></text:p>
      <text:p text:style-name="P67"/>
      <text:p text:style-name="P71"><text:span text:style-name="T31">* Anything in the master branch is deployable</text:span></text:p>
      <text:p text:style-name="P71"><text:span text:style-name="T31">* To work on something new, create a descriptively named branch off of master (ie: new-oauth2-scopes)</text:span></text:p>
      <text:p text:style-name="P71"><text:span text:style-name="T31">* Commit to that branch locally and regularly push your work to the same named branch on the server</text:span></text:p>
      <text:p text:style-name="P71"><text:span text:style-name="T31">* When you need feedback or help, or you think the branch is ready for merging, open a pull request</text:span></text:p>
      <text:p text:style-name="P71"><text:span text:style-name="T31">* After someone else has reviewed and signed off on the feature, you can merge it into master</text:span></text:p>
      <text:p text:style-name="P71"><text:span text:style-name="T31">* Once it is merged and pushed to ‘master’, you can and should deploy immediately</text:span></text:p>
      <text:p text:style-name="P64"/>
      <text:h text:style-name="P92"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6"><text:span text:style-name="T3">What it Does</text:span></text:p>
          </table:table-cell>
          <table:table-cell table:style-name="Table17.A1" office:value-type="string">
            <text:p text:style-name="P56"><text:span text:style-name="T3">What it Doesn’t (yet)</text:span></text:p>
          </table:table-cell>
        </table:table-row>
        <table:table-row>
          <table:table-cell table:style-name="Table17.A1" office:value-type="string">
            <text:p text:style-name="P58"/>
          </table:table-cell>
          <table:table-cell table:style-name="Table17.A1" office:value-type="string">
            <text:p text:style-name="P59"/>
          </table:table-cell>
        </table:table-row>
      </table:table>
      <text:p text:style-name="P64"/>
      <text:p text:style-name="P64"/>
      <text:p text:style-name="P64"/>
      <text:p text:style-name="P50"/>
      <text:p text:style-name="P1"/>
      <text:h text:style-name="P96" text:outline-level="10"><text:bookmark text:name="h.krl7qrkwpknw"/>Old, but may content relevant items: </text:h>
      <text:h text:style-name="P91" text:outline-level="10"><text:bookmark text:name="h.pzkbx7cz0f5"/>Possible Changes Prior to Major Refactorings, Uncategorized</text:h>
      <text:p text:style-name="P1"/>
      <text:list xml:id="list532" text:style-name="LS13">
        <text:list-item>
          <text:list>
            <text:list-item>
              <text:p text:style-name="P228"><text:span text:style-name="T34">send essential objects on connect:</text:span></text:p>
              <text:list>
                <text:list-item>
                  <text:p text:style-name="P228"><text:span text:style-name="T36">user’s own objects “mine”</text:span></text:p>
                </text:list-item>
                <text:list-item>
                  <text:p text:style-name="P242">tags</text:p>
                </text:list-item>
                <text:list-item>
                  <text:p text:style-name="P228"><text:span text:style-name="T34">most recent</text:span></text:p>
                </text:list-item>
              </text:list>
            </text:list-item>
            <text:list-item>
              <text:p text:style-name="P243">getGeolocation</text:p>
              <text:list>
                <text:list-item>
                  <text:p text:style-name="P228"><text:span text:style-name="T34">consider both primitive spacepoint property and first property with it</text:span></text:p>
                </text:list-item>
              </text:list>
            </text:list-item>
            <text:list-item>
              <text:p text:style-name="P228"><text:span text:style-name="T34">fix relevant not updating when /tag/ accessed</text:span></text:p>
            </text:list-item>
            <text:list-item>
              <text:p text:style-name="P228"><text:span text:style-name="T34">add primitive tag</text:span></text:p>
            </text:list-item>
            <text:list-item>
              <text:p text:style-name="P228"><text:span text:style-name="T34">add color primitive data type</text:span></text:p>
            </text:list-item>
            <text:list-item>
              <text:p text:style-name="P228"><text:span text:style-name="T34">add tag property, with type select (requires new meta-primitive)</text:span></text:p>
            </text:list-item>
            <text:list-item>
              <text:p text:style-name="P228"><text:span text:style-name="T34">db stores involved tags as cache for fast index queries; removes the cache property from retrieved DB object</text:span></text:p>
            </text:list-item>
            <text:list-item>
              <text:p text:style-name="P228"><text:span text:style-name="T34">CompleteObject loaded from menu/url</text:span></text:p>
            </text:list-item>
            <text:list-item>
              <text:p text:style-name="P228"><text:span text:style-name="T34">complete object manipulation unit tests</text:span></text:p>
            </text:list-item>
            <text:list-item>
              <text:p text:style-name="P228"><text:span text:style-name="T31">fix the matching plugins, for basic object matching</text:span></text:p>
              <text:list>
                <text:list-item>
                  <text:p text:style-name="P228"><text:span text:style-name="T31">human age match</text:span></text:p>
                </text:list-item>
                <text:list-item>
                  <text:p text:style-name="P228"><text:span text:style-name="T31">musical instrument match</text:span></text:p>
                </text:list-item>
              </text:list>
            </text:list-item>
            <text:list-item>
              <text:p text:style-name="P228"><text:span text:style-name="T34">obey min/max property arity, affects tag display and property adding behavior</text:span></text:p>
            </text:list-item>
            <text:list-item>
              <text:p text:style-name="P228">on startup, download all of a user’s objects first, then get other objects according to interests and recency. </text:p>
              <text:list>
                <text:list-item>
                  <text:p text:style-name="P228"><text:s/>interest modes:</text:p>
                  <text:list>
                    <text:list-item>
                      <text:p text:style-name="P228">geolocation</text:p>
                    </text:list-item>
                    <text:list-item>
                      <text:p text:style-name="P228">tag vector</text:p>
                    </text:list-item>
                    <text:list-item>
                      <text:p text:style-name="P228"/>
                    </text:list-item>
                  </text:list>
                </text:list-item>
              </text:list>
            </text:list-item>
            <text:list-item>
              <text:p text:style-name="P228">add a restartEvery parameter to plugins to have them stopped and restarted at periodic intervals</text:p>
            </text:list-item>
            <text:list-item>
              <text:p text:style-name="P228">tag recommendations:</text:p>
              <text:list>
                <text:list-item>
                  <text:p text:style-name="P228">stemming on english words</text:p>
                  <text:list>
                    <text:list-item>
                      <text:p text:style-name="P228"><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28">variable score result 0..1.0, indicated with sort order and font size</text:p>
                </text:list-item>
                <text:list-item>
                  <text:p text:style-name="P228">display in bottom section below all tags</text:p>
                </text:list-item>
                <text:list-item>
                  <text:p text:style-name="P228">mouseover indicates reason for selection (can be just “matched keyword” but grow to cover future inference abilities)</text:p>
                </text:list-item>
              </text:list>
            </text:list-item>
            <text:list-item>
              <text:p text:style-name="P228"><text:soft-page-break/><text:span text:style-name="T34">find relevant (geographically near) objects when only a spacepoint is in (edited) focus</text:span></text:p>
            </text:list-item>
            <text:list-item>
              <text:p text:style-name="P228"><text:span text:style-name="T34">indicate when the DB isnt running</text:span></text:p>
            </text:list-item>
            <text:list-item>
              <text:p text:style-name="P228"><text:span text:style-name="T34">merge properties from duplicate tags on ontology loads</text:span></text:p>
            </text:list-item>
            <text:list-item>
              <text:p text:style-name="P228">outer space aware</text:p>
              <text:list>
                <text:list-item>
                  <text:p text:style-name="P228">time delta + space distance direction altitude</text:p>
                </text:list-item>
                <text:list-item>
                  <text:p text:style-name="P228">example: <text:span text:style-name="T19">1 day ago | 3.2 km NW up 16.1m</text:span></text:p>
                </text:list-item>
              </text:list>
            </text:list-item>
            <text:list-item>
              <text:p text:style-name="P228"><text:span text:style-name="T54">user IP -&gt; becomes a known IP object that can become geo-IP resolved as a “location of interest” to ponder inference results</text:span></text:p>
            </text:list-item>
            <text:list-item>
              <text:p text:style-name="P228"><text:span text:style-name="T54">mousewheel on applied Tag to adjust strength; adjusts font-size of displayed applied tag</text:span></text:p>
            </text:list-item>
            <text:list-item>
              <text:p text:style-name="P228"><text:span text:style-name="T54">loaded and unloaded plugins reified as objects themselves</text:span></text:p>
            </text:list-item>
            <text:list-item>
              <text:p text:style-name="P228"><text:span text:style-name="T54">“Forecast” tag modeled after Foresight Engine</text:span></text:p>
              <text:list>
                <text:list-item>
                  <text:p text:style-name="P228"><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28"><text:span text:style-name="T55">Then they play cards: Twitter-length forecasts (140 characters or less) that represent their best thinking. They can start a chain of cards or they can build on cards that others play. </text:span></text:p>
                </text:list-item>
                <text:list-item>
                  <text:p text:style-name="P228"><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28"><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28"><text:span text:style-name="T55">No way!” If you disagree, play an antagonism card.</text:span></text:p>
                    </text:list-item>
                    <text:list-item>
                      <text:p text:style-name="P228"><text:span text:style-name="T55">“Yes! And…” If you agree, play a momentum card.</text:span></text:p>
                    </text:list-item>
                    <text:list-item>
                      <text:p text:style-name="P228"><text:span text:style-name="T55">“Yes! But…” If you agree, but if you can imagine the idea playing out differently in your field or part of the world, play an adaptation card.</text:span></text:p>
                    </text:list-item>
                    <text:list-item>
                      <text:p text:style-name="P228"><text:span text:style-name="T55">“Hmmm…” If you have a follow-up question, play an investigation card.</text:span></text:p>
                    </text:list-item>
                  </text:list>
                </text:list-item>
              </text:list>
            </text:list-item>
            <text:list-item>
              <text:p text:style-name="P228"><text:span text:style-name="T54">make cortexit.js optional using try/catch on module require</text:span></text:p>
            </text:list-item>
            <text:list-item>
              <text:p text:style-name="P228"><text:span text:style-name="T54">completely modularize the focus and view system, to include a ‘canView(x)’ function to determine whether view is applicable to focused object, whether it is a single object or a collection (array)</text:span></text:p>
            </text:list-item>
            <text:list-item>
              <text:p text:style-name="P228">object properties</text:p>
              <text:list>
                <text:list-item>
                  <text:p text:style-name="P228">shown in graph view as edges</text:p>
                </text:list-item>
              </text:list>
            </text:list-item>
            <text:list-item>
              <text:p text:style-name="P228"><text:span text:style-name="T34">remove text display of name in message, just add ‘title=’ to displayed avatar icon</text:span></text:p>
            </text:list-item>
            <text:list-item>
              <text:p text:style-name="P228"><text:span text:style-name="T34">add ‘(Me)’ to a displayed Self object that matches clientID</text:span></text:p>
            </text:list-item>
            <text:list-item>
              <text:p text:style-name="P228"><text:span text:style-name="T34">team focus w/ filter for individual authors</text:span></text:p>
              <text:list>
                <text:list-item>
                  <text:p text:style-name="P228"><text:span text:style-name="T34">private message</text:span></text:p>
                </text:list-item>
                <text:list-item>
                  <text:p text:style-name="P228"><text:span text:style-name="T34">private video conference</text:span></text:p>
                </text:list-item>
                <text:list-item>
                  <text:p text:style-name="P228"><text:span text:style-name="T34">“pay...”</text:span></text:p>
                </text:list-item>
                <text:list-item>
                  <text:p text:style-name="P228"><text:span text:style-name="T34">trust: unknown</text:span></text:p>
                </text:list-item>
                <text:list-item>
                  <text:p text:style-name="P228"><text:span text:style-name="T34">last activity: unknown</text:span></text:p>
                </text:list-item>
              </text:list>
            </text:list-item>
            <text:list-item>
              <text:p text:style-name="P228"><text:span text:style-name="T34">cloning adds ‘clonedFrom:’ field</text:span></text:p>
            </text:list-item>
            <text:list-item>
              <text:p text:style-name="P228"><text:span text:style-name="T34">“Understand” focus - natural language input w/ iterative disambiguation per sentence</text:span></text:p>
            </text:list-item>
            <text:list-item>
              <text:p text:style-name="P228"><text:soft-page-break/><text:span text:style-name="T34">initMiniMap() - should use self’s geolocation as default starting position</text:span></text:p>
            </text:list-item>
            <text:list-item>
              <text:p text:style-name="P228"><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28">proxy file request caching to avoid refetching on repeated or same requests from multiple people</text:p>
            </text:list-item>
            <text:list-item>
              <text:p text:style-name="P228">use default view on startup, don’t leave blank</text:p>
            </text:list-item>
            <text:list-item>
              <text:p text:style-name="P228">“see relevant” item in focus save menu (underneath ‘export’) -&gt; set list semantics to relevance, etc.. update view</text:p>
            </text:list-item>
            <text:list-item>
              <text:p text:style-name="P228">“team” main menu link = relevant to “user” = /tag/general.User</text:p>
            </text:list-item>
            <text:list-item>
              <text:p text:style-name="P228">tag cloud in report with links to /tag/*</text:p>
            </text:list-item>
            <text:list-item>
              <text:p text:style-name="P228">layouts:</text:p>
              <text:list>
                <text:list-item>
                  <text:p text:style-name="P228">hide / minimize / maximize (like blogger) focus section</text:p>
                </text:list-item>
              </text:list>
            </text:list-item>
            <text:list-item>
              <text:p text:style-name="P228">themes</text:p>
              <text:list>
                <text:list-item>
                  <text:p text:style-name="P228">styling of tag buttons both in focus editor and in object view to resemble each other</text:p>
                </text:list-item>
                <text:list-item>
                  <text:p text:style-name="P228">...automatically download and install css/bootstrap themes?</text:p>
                </text:list-item>
                <text:list-item>
                  <text:p text:style-name="P228">sounds?</text:p>
                </text:list-item>
              </text:list>
            </text:list-item>
            <text:list-item>
              <text:p text:style-name="P228">ontology search: include matches for tags and properties, their names and descriptions</text:p>
            </text:list-item>
            <text:list-item>
              <text:p text:style-name="P228">“traveling mode“ and advanced location settings, including basic location selector modal dialog</text:p>
            </text:list-item>
            <text:list-item>
              <text:p text:style-name="P228">_.extend() objects with utility methods</text:p>
            </text:list-item>
            <text:list-item>
              <text:p text:style-name="P228">focus/popup a specific object, fullscreen</text:p>
            </text:list-item>
            <text:list-item>
              <text:p text:style-name="P228">{Live update | Pagination} modes</text:p>
            </text:list-item>
            <text:list-item>
              <text:p text:style-name="P228">Relevance highlights tag button widgets (which are used in both focus editor and object viewer)</text:p>
            </text:list-item>
            <text:list-item>
              <text:p text:style-name="P228">fontsize adjust slider(s)</text:p>
            </text:list-item>
            <text:list-item>
              <text:p text:style-name="P228"><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28">text-to-speech</text:p>
            </text:list-item>
            <text:list-item>
              <text:p text:style-name="P228">plugin dependencies</text:p>
            </text:list-item>
            <text:list-item>
              <text:p text:style-name="P228">mobile site (extensive use of modal dialogs and sliding/toggling modes)</text:p>
            </text:list-item>
            <text:list-item>
              <text:p text:style-name="P228">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28">popup/tooltip wikipedia mobile view for annotated terms. ex: “Food” -&gt; en.wikipedia.org/wiki/Food</text:p>
            </text:list-item>
            <text:list-item>
              <text:p text:style-name="P228">modify timeago plugin to display “1.3 days ago” (extra decimal place for increased accuracy) instead of just “1 day ago” and similarly for other larger-than-insignificant measurements</text:p>
            </text:list-item>
            <text:list-item>
              <text:p text:style-name="P228">favorites: keeps attention “pinned” for certain objects at varying levels; ensures they wont be forgotten</text:p>
            </text:list-item>
            <text:list-item>
              <text:p text:style-name="P228"><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7"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6">INPUTS</text:p>
            <text:p text:style-name="P34"><text:span text:style-name="T4">none are required. many are inferred from sensors</text:span></text:p>
          </table:table-cell>
          <table:table-cell table:style-name="Table18.A1" office:value-type="string">
            <text:p text:style-name="P36">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205">Biometrics</text:p>
                <text:list>
                  <text:list-item>
                    <text:p text:style-name="P205">Age</text:p>
                  </text:list-item>
                  <text:list-item>
                    <text:p text:style-name="P205">Weight</text:p>
                  </text:list-item>
                  <text:list-item>
                    <text:p text:style-name="P205">Height</text:p>
                  </text:list-item>
                  <text:list-item>
                    <text:p text:style-name="P205">Gender</text:p>
                  </text:list-item>
                  <text:list-item>
                    <text:p text:style-name="P205">Temperature</text:p>
                  </text:list-item>
                  <text:list-item>
                    <text:p text:style-name="P205">Ethnicity</text:p>
                  </text:list-item>
                  <text:list-item>
                    <text:p text:style-name="P212"><text:span text:style-name="T1">Blood type</text:span></text:p>
                  </text:list-item>
                  <text:list-item>
                    <text:p text:style-name="P205">Genetics</text:p>
                  </text:list-item>
                  <text:list-item>
                    <text:p text:style-name="P212"><text:span text:style-name="T1">Pulse Rate &amp; Variability</text:span></text:p>
                  </text:list-item>
                  <text:list-item>
                    <text:p text:style-name="P212"><text:span text:style-name="T1">Blood Pressure</text:span></text:p>
                  </text:list-item>
                  <text:list-item>
                    <text:p text:style-name="P212"><text:span text:style-name="T1">Breathing Rate</text:span></text:p>
                  </text:list-item>
                  <text:list-item>
                    <text:p text:style-name="P205">...</text:p>
                  </text:list-item>
                </text:list>
              </text:list-item>
              <text:list-item>
                <text:p text:style-name="P212"><text:span text:style-name="T1">Hunger / Thirst</text:span></text:p>
                <text:list>
                  <text:list-item>
                    <text:p text:style-name="P205">...</text:p>
                  </text:list-item>
                </text:list>
              </text:list-item>
              <text:list-item>
                <text:p text:style-name="P205">Memory</text:p>
              </text:list-item>
              <text:list-item>
                <text:p text:style-name="P206">Focus</text:p>
              </text:list-item>
              <text:list-item>
                <text:p text:style-name="P206">Mood</text:p>
                <text:list>
                  <text:list-item>
                    <text:p text:style-name="P206">Stability</text:p>
                  </text:list-item>
                  <text:list-item>
                    <text:p text:style-name="P174"><text:span text:style-name="T1">Presence of Depression</text:span></text:p>
                  </text:list-item>
                  <text:list-item>
                    <text:p text:style-name="P174"><text:span text:style-name="T1">Presence of Euphoria</text:span></text:p>
                  </text:list-item>
                </text:list>
              </text:list-item>
              <text:list-item>
                <text:p text:style-name="P206">Energy</text:p>
              </text:list-item>
              <text:list-item>
                <text:p text:style-name="P206">Relax</text:p>
              </text:list-item>
              <text:list-item>
                <text:p text:style-name="P174"><text:span text:style-name="T1">Athletic Performance</text:span></text:p>
              </text:list-item>
              <text:list-item>
                <text:p text:style-name="P206">Illness</text:p>
              </text:list-item>
              <text:list-item>
                <text:p text:style-name="P206">Injury</text:p>
                <text:list>
                  <text:list-item>
                    <text:p text:style-name="P174"><text:span text:style-name="T1">[per body part]</text:span></text:p>
                  </text:list-item>
                </text:list>
              </text:list-item>
              <text:list-item>
                <text:p text:style-name="P174"><text:span text:style-name="T1">Need to Detox and Stop...</text:span></text:p>
                <text:list>
                  <text:list-item>
                    <text:p text:style-name="P174"><text:span text:style-name="T1">Alcohol Addiction</text:span></text:p>
                  </text:list-item>
                  <text:list-item>
                    <text:p text:style-name="P174"><text:span text:style-name="T1">Opiate Addiction</text:span></text:p>
                  </text:list-item>
                  <text:list-item>
                    <text:p text:style-name="P174"><text:span text:style-name="T1">Cocaine / Amphetamine Addiction</text:span></text:p>
                  </text:list-item>
                  <text:list-item>
                    <text:p text:style-name="P174"><text:span text:style-name="T1">Benzodiazepine Addiction</text:span></text:p>
                  </text:list-item>
                  <text:list-item>
                    <text:p text:style-name="P174"><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75"><text:span text:style-name="T1">Time </text:span></text:p>
                <text:list>
                  <text:list-item>
                    <text:p text:style-name="P175"><text:span text:style-name="T1">of Day</text:span></text:p>
                  </text:list-item>
                  <text:list-item>
                    <text:p text:style-name="P175"><text:soft-page-break/><text:span text:style-name="T1">of Year</text:span></text:p>
                  </text:list-item>
                </text:list>
              </text:list-item>
              <text:list-item>
                <text:p text:style-name="P207">Weather</text:p>
                <text:list>
                  <text:list-item>
                    <text:p text:style-name="P175"><text:span text:style-name="T1">Rain Storm</text:span></text:p>
                  </text:list-item>
                  <text:list-item>
                    <text:p text:style-name="P207">Snow</text:p>
                  </text:list-item>
                  <text:list-item>
                    <text:p text:style-name="P175"><text:span text:style-name="T1">Tropical Storm</text:span></text:p>
                  </text:list-item>
                  <text:list-item>
                    <text:p text:style-name="P207">Hurricane</text:p>
                  </text:list-item>
                  <text:list-item>
                    <text:p text:style-name="P207">Tornado</text:p>
                  </text:list-item>
                  <text:list-item>
                    <text:p text:style-name="P207">Tsunami</text:p>
                  </text:list-item>
                  <text:list-item>
                    <text:p text:style-name="P207">..</text:p>
                  </text:list-item>
                </text:list>
              </text:list-item>
              <text:list-item>
                <text:p text:style-name="P207">Pollution</text:p>
                <text:list>
                  <text:list-item>
                    <text:p text:style-name="P175"><text:span text:style-name="T1">Air/Water Quality</text:span></text:p>
                  </text:list-item>
                  <text:list-item>
                    <text:p text:style-name="P207">Radiation</text:p>
                  </text:list-item>
                  <text:list-item>
                    <text:p text:style-name="P207">Electrosmog</text:p>
                  </text:list-item>
                  <text:list-item>
                    <text:p text:style-name="P207">...</text:p>
                  </text:list-item>
                </text:list>
              </text:list-item>
              <text:list-item>
                <text:p text:style-name="P207">Crime</text:p>
              </text:list-item>
              <text:list-item>
                <text:p text:style-name="P207">Economic</text:p>
              </text:list-item>
              <text:list-item>
                <text:p text:style-name="P207">Sociopolitical</text:p>
                <text:list>
                  <text:list-item>
                    <text:p text:style-name="P207">Vote</text:p>
                  </text:list-item>
                  <text:list-item>
                    <text:p text:style-name="P207">Taxes</text:p>
                  </text:list-item>
                  <text:list-item>
                    <text:p text:style-name="P207">...</text:p>
                  </text:list-item>
                </text:list>
              </text:list-item>
              <text:list-item>
                <text:p text:style-name="P207">Cultural</text:p>
                <text:list>
                  <text:list-item>
                    <text:p text:style-name="P207">Holidays</text:p>
                  </text:list-item>
                </text:list>
              </text:list-item>
              <text:list-item>
                <text:p text:style-name="P175"><text:span text:style-name="T1">Farming / Plant Maintenance</text:span></text:p>
              </text:list-item>
            </text:list>
            <text:p text:style-name="P35"/>
            <text:p text:style-name="P33"><text:span text:style-name="T3">Resource Inventory</text:span></text:p>
            <text:list xml:id="list3547267695668249155" text:style-name="LS56">
              <text:list-item>
                <text:p text:style-name="P176"><text:span text:style-name="T1">[Item, Quantity]</text:span></text:p>
              </text:list-item>
              <text:list-item>
                <text:p text:style-name="P176"><text:span text:style-name="T1">Cash [Currency, Quantity]</text:span></text:p>
              </text:list-item>
            </text:list>
            <text:p text:style-name="P35"/>
            <text:p text:style-name="P33"><text:span text:style-name="T3">Social Conditions</text:span></text:p>
            <text:list xml:id="list5030843934062972316" text:style-name="LS57">
              <text:list-item>
                <text:p text:style-name="P177"><text:span text:style-name="T1">Relationship Quality</text:span></text:p>
                <text:list>
                  <text:list-item>
                    <text:p text:style-name="P177"><text:span text:style-name="T1">Animals / Pets</text:span></text:p>
                  </text:list-item>
                  <text:list-item>
                    <text:p text:style-name="P208">Strangers</text:p>
                  </text:list-item>
                  <text:list-item>
                    <text:p text:style-name="P208">Coworker</text:p>
                  </text:list-item>
                  <text:list-item>
                    <text:p text:style-name="P177"><text:span text:style-name="T1">Student / Teacher</text:span></text:p>
                  </text:list-item>
                  <text:list-item>
                    <text:p text:style-name="P208">Friend</text:p>
                  </text:list-item>
                  <text:list-item>
                    <text:p text:style-name="P208">Family</text:p>
                  </text:list-item>
                  <text:list-item>
                    <text:p text:style-name="P208">Roommate</text:p>
                  </text:list-item>
                  <text:list-item>
                    <text:p text:style-name="P177"><text:span text:style-name="T1">Boyfriend/Girlfriend</text:span></text:p>
                  </text:list-item>
                  <text:list-item>
                    <text:p text:style-name="P208">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78"><text:span text:style-name="T1">Acquire Item (ex: store purchase or borrow/trade)</text:span></text:p>
              </text:list-item>
              <text:list-item>
                <text:p text:style-name="P178"><text:span text:style-name="T1">Consume Item</text:span></text:p>
                <text:list>
                  <text:list-item>
                    <text:p text:style-name="P178"><text:span text:style-name="T1">Quantity Range (Dose)</text:span></text:p>
                  </text:list-item>
                  <text:list-item>
                    <text:p text:style-name="P209">Frequency</text:p>
                  </text:list-item>
                  <text:list-item>
                    <text:p text:style-name="P178"><text:span text:style-name="T1">Ingestion Method</text:span></text:p>
                    <text:list>
                      <text:list-item>
                        <text:p text:style-name="P209">Orally</text:p>
                      </text:list-item>
                      <text:list-item>
                        <text:p text:style-name="P209">Sublingually</text:p>
                      </text:list-item>
                      <text:list-item>
                        <text:p text:style-name="P209">IV</text:p>
                      </text:list-item>
                      <text:list-item>
                        <text:p text:style-name="P209">…</text:p>
                      </text:list-item>
                    </text:list>
                  </text:list-item>
                  <text:list-item>
                    <text:p text:style-name="P178"><text:span text:style-name="T1">Ingestion Activity (dose response curves vs. time, for warning when a drug is biologically effective or ineffective)</text:span></text:p>
                  </text:list-item>
                  <text:list-item>
                    <text:p text:style-name="P178"><text:span text:style-name="T1">Contraindications/Indications</text:span></text:p>
                  </text:list-item>
                </text:list>
              </text:list-item>
              <text:list-item>
                <text:p text:style-name="P178"><text:span text:style-name="T1">Gather / Ready / Deploy / Attend_to Item (get it ready for use)</text:span></text:p>
                <text:list>
                  <text:list-item>
                    <text:p text:style-name="P178"><text:span text:style-name="T1">saving minutes in the case of an emergency could save a life</text:span></text:p>
                  </text:list-item>
                </text:list>
              </text:list-item>
              <text:list-item>
                <text:p text:style-name="P178"><text:span text:style-name="T1">Share Item</text:span></text:p>
              </text:list-item>
              <text:list-item>
                <text:p text:style-name="P209">Travel</text:p>
              </text:list-item>
              <text:list-item>
                <text:p text:style-name="P209">Contact</text:p>
              </text:list-item>
              <text:list-item>
                <text:p text:style-name="P178"><text:span text:style-name="T1">Relax / Do Nothing / Be Patient</text:span></text:p>
              </text:list-item>
              <text:list-item>
                <text:p text:style-name="P209">...</text:p>
              </text:list-item>
            </text:list>
          </table:table-cell>
        </table:table-row>
      </table:table>
      <text:p text:style-name="P1"/>
      <text:p text:style-name="P1"/>
      <text:p text:style-name="P1"/>
      <text:h text:style-name="P98"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9">Google</text:p>
        </text:list-item>
        <text:list-item>
          <text:p text:style-name="P129">Facebook</text:p>
        </text:list-item>
        <text:list-item>
          <text:p text:style-name="P129">Microsoft</text:p>
        </text:list-item>
        <text:list-item>
          <text:p text:style-name="P129">Apple</text:p>
        </text:list-item>
        <text:list-item>
          <text:p text:style-name="P129">Ubuntu</text:p>
        </text:list-item>
        <text:list-item>
          <text:p text:style-name="P129">Anonymous</text:p>
        </text:list-item>
        <text:list-item>
          <text:p text:style-name="P129">Whitehouse.gov</text:p>
        </text:list-item>
        <text:list-item>
          <text:p text:style-name="P129">CIA</text:p>
        </text:list-item>
        <text:list-item>
          <text:p text:style-name="P129">NSA</text:p>
        </text:list-item>
        <text:list-item>
          <text:p text:style-name="P129">DARPA</text:p>
        </text:list-item>
        <text:list-item>
          <text:p text:style-name="P129">…</text:p>
        </text:list-item>
      </text:list>
      <text:p text:style-name="P1"/>
      <text:h text:style-name="P98"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0"/>
      <text:p text:style-name="P1"/>
      <text:h text:style-name="P98" text:outline-level="10"><text:bookmark text:name="h.txb1lq6sy6vp"/><text:span text:style-name="T57">Netention Android App</text:span></text:h>
      <text:p text:style-name="P1"/>
      <text:p text:style-name="P1">Curiosume Tasks (screens)</text:p>
      <text:list xml:id="list7481138297943828310" text:style-name="LS60">
        <text:list-item>
          <text:p text:style-name="P130">Team</text:p>
          <text:list>
            <text:list-item>
              <text:p text:style-name="P130">combo box selection of known persons, including self</text:p>
            </text:list-item>
            <text:list-item>
              <text:p text:style-name="P130">display area of all tagged items.</text:p>
              <text:list>
                <text:list-item>
                  <text:p text:style-name="P130">if self, then they can be deleted, marked public/private</text:p>
                </text:list-item>
                <text:list-item>
                  <text:p text:style-name="P130">if self, can set location</text:p>
                </text:list-item>
              </text:list>
            </text:list-item>
          </text:list>
        </text:list-item>
        <text:list-item>
          <text:p text:style-name="P130">Browse</text:p>
          <text:list>
            <text:list-item>
              <text:p text:style-name="P130">wikitagger</text:p>
            </text:list-item>
            <text:list-item>
              <text:p text:style-name="P130">search box</text:p>
            </text:list-item>
          </text:list>
        </text:list-item>
        <text:list-item>
          <text:p text:style-name="P130">Match</text:p>
          <text:list>
            <text:list-item>
              <text:p text:style-name="P130">transmit (public components of) inventory to network or bluetooth or email</text:p>
            </text:list-item>
            <text:list-item>
              <text:p text:style-name="P130">receive matches</text:p>
            </text:list-item>
          </text:list>
        </text:list-item>
      </text:list>
      <text:p text:style-name="P1"/>
      <text:p text:style-name="P50"/>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1">How would you know that the miracle had occurred?</text:p>
        </text:list-item>
        <text:list-item>
          <text:p text:style-name="P131">What would you see?</text:p>
        </text:list-item>
        <text:list-item>
          <text:p text:style-name="P131">What would you hear?</text:p>
        </text:list-item>
        <text:list-item>
          <text:p text:style-name="P131">What would you feel inside?</text:p>
        </text:list-item>
        <text:list-item>
          <text:p text:style-name="P131">What changes would have happened in your career? </text:p>
        </text:list-item>
        <text:list-item>
          <text:p text:style-name="P131">In your relationships?</text:p>
        </text:list-item>
        <text:list-item>
          <text:p text:style-name="P131">Your finances?</text:p>
        </text:list-item>
        <text:list-item>
          <text:p text:style-name="P131">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0"/>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0"/>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99"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2"><text:soft-page-break/><text:span text:style-name="T59">Wholeness (unity)</text:span></text:p>
        </text:list-item>
        <text:list-item>
          <text:p text:style-name="P142"><text:span text:style-name="T59">Perfection (balance and harmony)</text:span></text:p>
        </text:list-item>
        <text:list-item>
          <text:p text:style-name="P142"><text:span text:style-name="T59">Completion (ending)</text:span></text:p>
        </text:list-item>
        <text:list-item>
          <text:p text:style-name="P142"><text:span text:style-name="T59">Justice (fairness)</text:span></text:p>
        </text:list-item>
        <text:list-item>
          <text:p text:style-name="P142"><text:span text:style-name="T59">Richness (complexity)</text:span></text:p>
        </text:list-item>
        <text:list-item>
          <text:p text:style-name="P142"><text:span text:style-name="T59">Simplicity (essence)</text:span></text:p>
        </text:list-item>
        <text:list-item>
          <text:p text:style-name="P142"><text:span text:style-name="T59">Liveliness (spontaneity)</text:span></text:p>
        </text:list-item>
        <text:list-item>
          <text:p text:style-name="P142"><text:span text:style-name="T59">Beauty (rightness of form)</text:span></text:p>
        </text:list-item>
        <text:list-item>
          <text:p text:style-name="P142"><text:span text:style-name="T59">Goodness (benevolence)</text:span></text:p>
        </text:list-item>
        <text:list-item>
          <text:p text:style-name="P142"><text:span text:style-name="T59">Uniqueness (individuality)</text:span></text:p>
        </text:list-item>
        <text:list-item>
          <text:p text:style-name="P142"><text:span text:style-name="T59">Playfulness (ease)</text:span></text:p>
        </text:list-item>
        <text:list-item>
          <text:p text:style-name="P142"><text:span text:style-name="T59">Truth (reality)</text:span></text:p>
        </text:list-item>
        <text:list-item>
          <text:p text:style-name="P142"><text:span text:style-name="T59">Autonomy (self-sufficiency)</text:span></text:p>
        </text:list-item>
        <text:list-item>
          <text:p text:style-name="P142"><text:span text:style-name="T59">Meaningfulness (values).</text:span></text:p>
        </text:list-item>
      </text:list>
      <text:p text:style-name="P50"/>
      <text:p text:style-name="P1"/>
      <text:p text:style-name="P1"/>
      <text:p text:style-name="P1"/>
      <text:h text:style-name="P98"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2" text:outline-level="10"><text:span text:style-name="T63">Global Survival System / Online Store</text:span></text:h>
      <text:p text:style-name="P49">One planned feature for GSS is a dynamic product catalog / e-store that suggests products which may be helpful in present and future situations. <text:s/>("What may I need?" button)</text:p>
      <text:p text:style-name="P49"/>
      <text:p text:style-name="P49">Originally I thought it would recommend products &amp; services which are directly related to current conditions (ex: preparedness for the presence of natural disasters)...</text:p>
      <text:p text:style-name="P49"/>
      <text:p text:style-name="P49">But recently I realized that it should also include recommendation rules which are triggered due to the LACK of certain conditions. <text:s/>(ex: if you are "far" from any hospitals, then you ought to have at least a first-aid kit)</text:p>
      <text:p text:style-name="P49"/>
      <text:p text:style-name="P49">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49"/>
      <text:p text:style-name="P49">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49"/>
      <text:p text:style-name="P49">Maybe "product" is the wrong word because the suggestions could also include freely offered services..</text:p>
      <text:p text:style-name="P49"/>
      <text:p text:style-name="P49">I can't think of a reason why an e-store like Amazon wouldn't be interested in this... <text:s/>it wouldnt require their permission -- affiliate marketing programs encourage and reward bloggers to advertise products they choose (using an embedded referral code).</text:p>
      <text:p text:style-name="P49"/>
      <text:p text:style-name="P49">Any thoughts? </text:p>
      <text:p text:style-name="P1"/>
      <text:p text:style-name="P1"/>
      <text:p text:style-name="P50"/>
      <text:h text:style-name="P78" text:outline-level="10"><text:bookmark text:name="h.t6qbxl1t96nk"/>Goal</text:h>
      <text:list xml:id="list49202897194470409" text:style-name="LS63">
        <text:list-item>
          <text:p text:style-name="P132">expires (single shot) | recycles (repeating)</text:p>
          <text:list>
            <text:list-item>
              <text:p text:style-name="P132">mean period duration</text:p>
            </text:list-item>
            <text:list-item>
              <text:p text:style-name="P132">stay activated until dismiss?</text:p>
              <text:list>
                <text:list-item>
                  <text:p text:style-name="P132">useful for important tasks</text:p>
                </text:list-item>
              </text:list>
            </text:list-item>
            <text:list-item>
              <text:p text:style-name="P132">activation window</text:p>
              <text:list>
                <text:list-item>
                  <text:p text:style-name="P132">determines punctuality (how close to the appointed time it must occur, 0 = anytime, 1 = specifically only at that time)</text:p>
                </text:list-item>
              </text:list>
            </text:list-item>
          </text:list>
        </text:list-item>
        <text:list-item>
          <text:p text:style-name="P132">phase</text:p>
        </text:list-item>
        <text:list-item>
          <text:p text:style-name="P132">synchronous | asynchronous</text:p>
          <text:list>
            <text:list-item>
              <text:p text:style-name="P132">synchronous goals repeat at precise intervals</text:p>
            </text:list-item>
            <text:list-item>
              <text:p text:style-name="P132">asynchronous goals repeat sometime after they are completed</text:p>
            </text:list-item>
          </text:list>
        </text:list-item>
        <text:list-item>
          <text:p text:style-name="P132">repeatsRemaining</text:p>
          <text:list>
            <text:list-item>
              <text:p text:style-name="P132">-1=forever (default)</text:p>
            </text:list-item>
          </text:list>
        </text:list-item>
        <text:list-item>
          <text:p text:style-name="P132">suggested strength</text:p>
        </text:list-item>
        <text:list-item>
          <text:p text:style-name="P132">active?</text:p>
        </text:list-item>
        <text:list-item>
          <text:p text:style-name="P132">onActivate()</text:p>
        </text:list-item>
        <text:list-item>
          <text:p text:style-name="P132">onDeactivate()</text:p>
        </text:list-item>
        <text:list-item>
          <text:p text:style-name="P132">lastCompletedAt</text:p>
        </text:list-item>
      </text:list>
      <text:p text:style-name="P1"/>
      <text:h text:style-name="P78"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3">displays current goals</text:p>
          <text:list>
            <text:list-item>
              <text:p text:style-name="P133">set as complete</text:p>
            </text:list-item>
            <text:list-item>
              <text:p text:style-name="P133">set as ignored</text:p>
            </text:list-item>
            <text:list-item>
              <text:p text:style-name="P133">pause (inactivate it)</text:p>
            </text:list-item>
            <text:list-item>
              <text:p text:style-name="P133">delete</text:p>
            </text:list-item>
          </text:list>
        </text:list-item>
        <text:list-item>
          <text:p text:style-name="P133">displays future goals in histogram binned to arbitrary future range</text:p>
        </text:list-item>
        <text:list-item>
          <text:p text:style-name="P133">button to add new goal or select from a list (see the survival items at top)</text:p>
        </text:list-item>
      </text:list>
      <text:p text:style-name="P1"/>
      <text:p text:style-name="P64"/>
      <text:h text:style-name="P100" text:outline-level="10">Sensors</text:h>
      <text:h text:style-name="P79"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0"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49"><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4">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49">Population: 311,640</text:p>
      <text:p text:style-name="P49">DEMOGRAPHICS</text:p>
      <text:p text:style-name="P49">Cost Of Living Index: 91.93</text:p>
      <text:p text:style-name="P49">Crime Index: 201.23</text:p>
      <text:p text:style-name="P49">CRIME DATA</text:p>
      <text:p text:style-name="P49">416 Offenders</text:p>
      <text:p text:style-name="P49">OFFENDERS</text:p>
      <text:p text:style-name="P49">Unemployment: 7.8%</text:p>
      <text:p text:style-name="P49">UNEMPLOYMENT</text:p>
      <text:p text:style-name="P49">166 Schools</text:p>
      <text:p text:style-name="P49">SCHOOLS</text:p>
      <text:p text:style-name="P49">Household Median Income $37,461</text:p>
      <text:p text:style-name="P49">Air Pollution Index:</text:p>
      <text:p text:style-name="P49">AIR QUALITY</text:p>
      <text:p text:style-name="P49">Max July Temp: 84.5°F Min Jan Temp: 19.8°F</text:p>
      <text:p text:style-name="P49">162 days with sunshine</text:p>
      <text:p text:style-name="P49">Tornado Risk</text:p>
      <text:p text:style-name="P49">TORNADO RISK</text:p>
      <text:p text:style-name="P49">Earthquake Risk</text:p>
      <text:p text:style-name="P49">EARTHQUAKE RISK</text:p>
      <text:p text:style-name="P49">Governor</text:p>
      <text:p text:style-name="P49">POLITICS</text:p>
      <text:p text:style-name="P49">23 Polluters</text:p>
      <text:p text:style-name="P49"><text:soft-page-break/>POLLUTERS</text:p>
      <text:p text:style-name="P49">Area Average Property Tax: 1.99%</text:p>
      <text:p text:style-name="P49">2 Former Drug Labs</text:p>
      <text:p text:style-name="P49">DRUG LABS</text:p>
      <text:p text:style-name="P49">UV Index Grade</text:p>
      <text:p text:style-name="P49">UV INDEX</text:p>
      <text:p text:style-name="P49">46 Police Stations</text:p>
      <text:p text:style-name="P49">POLICE STATIONS</text:p>
      <text:p text:style-name="P49">73 Fire Stations</text:p>
      <text:p text:style-name="P49">FIRE STATIONS</text:p>
      <text:p text:style-name="P49">11 Hospital</text:p>
      <text:p text:style-name="P49">HOSPITALS</text:p>
      <text:p text:style-name="P49">3 Airports</text:p>
      <text:p text:style-name="P49">AIRPORTS</text:p>
      <text:p text:style-name="P49">33 Nursing Homes</text:p>
      <text:p text:style-name="P49">NURSING HOMES</text:p>
      <text:p text:style-name="P49">Bachelor's Degree or Higher: 32.59%</text:p>
      <text:p text:style-name="P49">38 Colleges Universities</text:p>
      <text:p text:style-name="P49">COLLEGES</text:p>
      <text:p text:style-name="P49">51 FCC Towers</text:p>
      <text:p text:style-name="P49">FCC TOWERS</text:p>
      <text:p text:style-name="P49">39 Libraries</text:p>
      <text:p text:style-name="P49">LIBRARIES</text:p>
      <text:p text:style-name="P49">35 Cemeteries</text:p>
      <text:p text:style-name="P49">CEMETERIES</text:p>
      <text:p text:style-name="P49">431 Grocery Stores</text:p>
      <text:p text:style-name="P49">23 Brownfields</text:p>
      <text:p text:style-name="P49">BROWNFIELDS</text:p>
      <text:p text:style-name="P49">Radon Level: High</text:p>
      <text:p text:style-name="P49">RADON</text:p>
      <text:p text:style-name="P1"/>
      <text:p text:style-name="P49">Air Quality</text:p>
      <text:p text:style-name="P49">Weather</text:p>
      <text:p text:style-name="P49">UV Index</text:p>
      <text:p text:style-name="P49">Drug Labs</text:p>
      <text:p text:style-name="P49">FCC Towers</text:p>
      <text:p text:style-name="P49">Police Stations</text:p>
      <text:p text:style-name="P49">Fire Stations</text:p>
      <text:p text:style-name="P49">Hospitals</text:p>
      <text:p text:style-name="P49">Nursing Homes</text:p>
      <text:p text:style-name="P49"><text:soft-page-break/>Colleges</text:p>
      <text:p text:style-name="P49">Airports</text:p>
      <text:p text:style-name="P49">Libraries</text:p>
      <text:p text:style-name="P49">Cemeteries</text:p>
      <text:p text:style-name="P49">Real Estate</text:p>
      <text:p text:style-name="P49">Religions</text:p>
      <text:p text:style-name="P49">Superfund</text:p>
      <text:p text:style-name="P49">UST/LUST</text:p>
      <text:p text:style-name="P49">Brownfields</text:p>
      <text:p text:style-name="P49">Radon</text:p>
      <text:p text:style-name="P49">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4"><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1" text:outline-level="10"><text:soft-page-break/>Geological</text:h>
      <text:h text:style-name="P103"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49"><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49"><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49"><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49">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3"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0"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49"><text:span text:style-name="T19">Foodshed Mapping</text:span></text:p>
      <text:p text:style-name="P49">http://www.cals.cornell.edu/cals/css/extension/foodshed-mapping.cfm</text:p>
      <text:p text:style-name="P1"/>
      <text:h text:style-name="P80"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0" text:outline-level="10">Hotels</text:h>
      <text:p text:style-name="P22"/>
      <text:p text:style-name="P1"><text:span text:style-name="T19">Humanitarian &amp; International Relief Organizations</text:span></text:p>
      <text:p text:style-name="P54"><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4">http://www.exploringabroad.com/humanitarian-org.htm</text:p>
      <text:p text:style-name="P1"/>
      <text:h text:style-name="P80" text:outline-level="10">Safety</text:h>
      <text:p text:style-name="P1">Crime and Violence</text:p>
      <text:h text:style-name="P104"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4"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4" text:outline-level="10">Fire Protection</text:h>
      <text:p text:style-name="P24"/>
      <text:h text:style-name="P104" text:outline-level="10">Freedom and Human Rights</text:h>
      <text:p text:style-name="P24"/>
      <text:h text:style-name="P81" text:outline-level="10">Environment &amp; Pollution</text:h>
      <text:h text:style-name="P104"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5"><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5"><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4"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3"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4"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4"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4"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4"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4" text:outline-level="10">Hydrofracking</text:h>
      <text:p text:style-name="P1">http://www.hydraulicfracturingdisclosure.org/fracfocusfind/</text:p>
      <text:p text:style-name="P1"><text:soft-page-break/></text:p>
      <text:p text:style-name="P1"/>
      <text:h text:style-name="P80"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0" text:outline-level="10">Communication (Mail, Phone, Internet)</text:h>
      <text:p text:style-name="P22"/>
      <text:p text:style-name="P1"><text:span text:style-name="T19">Internet Traffic Report</text:span></text:p>
      <text:p text:style-name="P1">http://www.internettrafficreport.com</text:p>
      <text:p text:style-name="P1"/>
      <text:h text:style-name="P80" text:outline-level="10">Healthcare</text:h>
      <text:p text:style-name="P22"/>
      <text:h text:style-name="P105" text:outline-level="10"><text:span text:style-name="T8">Life Expectancy</text:span></text:h>
      <text:h text:style-name="P104" text:outline-level="10"><text:span text:style-name="T8">Addiction Mitigation</text:span></text:h>
      <text:p text:style-name="P1">(Substance Abuse, etc...)</text:p>
      <text:h text:style-name="P106" text:outline-level="10">Pharmacies</text:h>
      <text:h text:style-name="P106" text:outline-level="10">Hospitals</text:h>
      <text:h text:style-name="P103" text:outline-level="10">Doctors</text:h>
      <text:p text:style-name="P22"/>
      <text:h text:style-name="P103"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0" text:outline-level="10">Childcare</text:h>
      <text:p text:style-name="P22"/>
      <text:h text:style-name="P80"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1" text:outline-level="10">Education</text:h>
      <text:h text:style-name="P81" text:outline-level="10">Transportation</text:h>
      <text:h text:style-name="P81" text:outline-level="10">Sex</text:h>
      <text:h text:style-name="P81" text:outline-level="10"><text:span text:style-name="T76">Population size and demographics, ex: of members of specific gender per age</text:span></text:h>
      <text:h text:style-name="P80" text:outline-level="10">Waste Disposal</text:h>
      <text:p text:style-name="P1">Sewage, garbage collection</text:p>
      <text:h text:style-name="P81" text:outline-level="10">Economic, Financial, and Corporate</text:h>
      <text:h text:style-name="P80"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6"><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6"><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6"><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210"/>
              </text:list-item>
              <text:list-item>
                <text:p text:style-name="P213"/>
                <text:list>
                  <text:list-item>
                    <text:p text:style-name="P197"><text:span text:style-name="T79">Census Bureau</text:span></text:p>
                  </text:list-item>
                  <text:list-item>
                    <text:p text:style-name="P197"><text:span text:style-name="T79">Data FERRET (Current Population Survey and related sources)</text:span></text:p>
                  </text:list-item>
                  <text:list-item>
                    <text:p text:style-name="P197"><text:span text:style-name="T79">FedStats (Statistics from 70 U.S. Federal Agencies)</text:span></text:p>
                  </text:list-item>
                </text:list>
              </text:list-item>
            </text:list>
          </table:table-cell>
          <table:table-cell table:style-name="Table20.A1" office:value-type="string">
            <text:list xml:id="list789" text:style-name="LS67">
              <text:list-item>
                <text:p text:style-name="P210"/>
              </text:list-item>
              <text:list-item>
                <text:p text:style-name="P210"/>
                <text:list>
                  <text:list-item>
                    <text:p text:style-name="P197"><text:span text:style-name="T79">ICPSR (Inter-University Consortium for Political and Social Research)</text:span></text:p>
                  </text:list-item>
                  <text:list-item>
                    <text:p text:style-name="P197"><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7"><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7"><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7"><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7"><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7"><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7"><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4"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0"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0"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0"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0"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0"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0"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0" text:outline-level="10">Earthquakes</text:h>
      <text:p text:style-name="P1">http://www.usgs.gov/</text:p>
      <text:p text:style-name="P49">http://earthquake.usgs.gov/earthquakes/catalogs/index.php</text:p>
      <text:p text:style-name="P1"/>
      <text:h text:style-name="P81" text:outline-level="10">Volcanoes</text:h>
      <text:h text:style-name="P81" text:outline-level="10">Fires</text:h>
      <text:h text:style-name="P81" text:outline-level="10">Floods</text:h>
      <text:h text:style-name="P81" text:outline-level="10"><text:soft-page-break/>Tsunamis</text:h>
      <text:h text:style-name="P80" text:outline-level="10">Storms, Tornadoes, and Hurricanes</text:h>
      <text:p text:style-name="P22"/>
      <text:h text:style-name="P80" text:outline-level="10">Travel</text:h>
      <text:p text:style-name="P1">Airports, Train Stations, Bus Stops, ...</text:p>
      <text:p text:style-name="P1"/>
      <text:h text:style-name="P80" text:outline-level="10">Wildlife</text:h>
      <text:p text:style-name="P1">Animal homes/nests/...</text:p>
      <text:p text:style-name="P1">Animal shelters</text:p>
      <text:p text:style-name="P1">Animal migration routes</text:p>
      <text:p text:style-name="P1"/>
      <text:h text:style-name="P80"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0" text:outline-level="10">Psychological &amp; Demographics</text:h>
      <text:p text:style-name="P1">ex: tell me about parties in each city around the world or what type of music is loved by any given population</text:p>
      <text:p text:style-name="P1"/>
      <text:h text:style-name="P88"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89"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49"><text:span text:style-name="T60">Remember the ERP information flow?</text:span></text:p>
      <text:p text:style-name="P49"><text:span text:style-name="T61">PO-&gt;EDI-&gt;CO-&gt;MPS-&gt;MRP-&gt;CRP-&gt;WO-&gt;PO-&gt;EDI-&gt;CO etc.</text:span></text:p>
      <text:p text:style-name="P49"><text:span text:style-name="T60">The REA information flow is much simpler:</text:span></text:p>
      <text:p text:style-name="P49"><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8"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199"><text:span text:style-name="T83">What’s the best use of my time right now?</text:span></text:p>
        </text:list-item>
        <text:list-item>
          <text:p text:style-name="P199"><text:span text:style-name="T83">What’s the best way for me to exercise regularly (when, what, how)?</text:span></text:p>
        </text:list-item>
        <text:list-item>
          <text:p text:style-name="P199"><text:span text:style-name="T83">What’s the best way to get myself out of debt?</text:span></text:p>
        </text:list-item>
        <text:list-item>
          <text:p text:style-name="P199"><text:span text:style-name="T83">What’s the best way for me to make an extra $10,000 as quickly as possible?</text:span></text:p>
        </text:list-item>
        <text:list-item>
          <text:p text:style-name="P199"><text:span text:style-name="T83">What’s the best school for my child to attend?</text:span></text:p>
        </text:list-item>
        <text:list-item>
          <text:p text:style-name="P199"><text:span text:style-name="T83">What’s the best place for me to live?</text:span></text:p>
        </text:list-item>
        <text:list-item>
          <text:p text:style-name="P199"><text:span text:style-name="T83">What’s the best way to reply to this email? (use this one repeatedly to purge that clogged inbox)</text:span></text:p>
        </text:list-item>
        <text:list-item>
          <text:p text:style-name="P199"><text:span text:style-name="T83">What’s the best way for me to improve my social life?</text:span></text:p>
        </text:list-item>
        <text:list-item>
          <text:p text:style-name="P199"><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200"><text:span text:style-name="T83">Your financial abundance is increasing.</text:span></text:p>
        </text:list-item>
        <text:list-item>
          <text:p text:style-name="P200"><text:span text:style-name="T83">People are being nicer to you.</text:span></text:p>
        </text:list-item>
        <text:list-item>
          <text:p text:style-name="P200"><text:span text:style-name="T83">You’re providing more value to others.</text:span></text:p>
        </text:list-item>
        <text:list-item>
          <text:p text:style-name="P200"><text:span text:style-name="T83">You’re feeling more energetic, alert, and happy.</text:span></text:p>
        </text:list-item>
        <text:list-item>
          <text:p text:style-name="P200"><text:span text:style-name="T83">You’re enjoying your life more.</text:span></text:p>
        </text:list-item>
        <text:list-item>
          <text:p text:style-name="P200"><text:span text:style-name="T83">You’re thinking more positively.</text:span></text:p>
        </text:list-item>
        <text:list-item>
          <text:p text:style-name="P200"><text:span text:style-name="T83">You’re feeling more relaxed.</text:span></text:p>
        </text:list-item>
        <text:list-item>
          <text:p text:style-name="P200"><text:span text:style-name="T83">You’re getting stronger.</text:span></text:p>
        </text:list-item>
        <text:list-item>
          <text:p text:style-name="P200"><text:span text:style-name="T83">The universe is conspiring to bring you more of what you want.</text:span></text:p>
        </text:list-item>
      </text:list>
      <text:h text:style-name="P88"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8"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201"><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202"><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203"><text:span text:style-name="T83">http://lifehacker.com/</text:span></text:p>
        </text:list-item>
        <text:list-item>
          <text:p text:style-name="P203"><text:span text:style-name="T83">http://www.lifehack.org/</text:span></text:p>
        </text:list-item>
        <text:list-item>
          <text:p text:style-name="P203"><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204"><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0" text:outline-level="10">Story Elements</text:h>
      <text:p text:style-name="P1"><text:span text:style-name="T73">http://tvtropes.org/</text:span></text:p>
      <text:p text:style-name="P21"/>
      <text:p text:style-name="P21"/>
      <text:h text:style-name="P80"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2" text:outline-level="10"><text:span text:style-name="T89">Abraham Maslow's Hierarchy</text:span></text:h>
      <text:h text:style-name="P82" text:outline-level="10"><text:span text:style-name="T89">Erich Fromm</text:span></text:h>
      <text:h text:style-name="P82" text:outline-level="10"><text:span text:style-name="T62">According to Fromm, basic needs include the need for relatedness, transcendence, rootedness, identity and a frame of orientation.</text:span></text:h>
      <text:h text:style-name="P82" text:outline-level="10"><text:span text:style-name="T89">Murray Biological and Psychogenic Needs &amp; Thematic Appreciation Test (TAT)</text:span></text:h>
      <text:list xml:id="list5836616442510818695" text:style-name="LS75">
        <text:list-item>
          <text:list>
            <text:list-item>
              <text:p text:style-name="P138"><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8"><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8"><text:span text:style-name="T90">Ishizuka's Spheres</text:span></text:p>
          <text:list>
            <text:list-item>
              <text:p text:style-name="P138"><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8">Neurotics Needs</text:p>
          <text:list>
            <text:list-item>
              <text:p text:style-name="P138"><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4"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8">Need</text:p>
          </table:table-cell>
          <table:table-cell table:style-name="Table21.A1" office:value-type="string">
            <text:p text:style-name="P38">Definition</text:p>
          </table:table-cell>
        </table:table-row>
        <table:table-row>
          <table:table-cell table:style-name="Table21.A1" office:value-type="string">
            <text:p text:style-name="P39">Abasement</text:p>
          </table:table-cell>
          <table:table-cell table:style-name="Table21.A1" office:value-type="string">
            <text:p text:style-name="P40"><text:span text:style-name="T6">To surrender and submit to others, accept blame and punishment. To enjoy pain and misfortune.</text:span></text:p>
          </table:table-cell>
        </table:table-row>
        <table:table-row>
          <table:table-cell table:style-name="Table21.A1" office:value-type="string">
            <text:p text:style-name="P39">Achievement</text:p>
          </table:table-cell>
          <table:table-cell table:style-name="Table21.A1" office:value-type="string">
            <text:p text:style-name="P40"><text:span text:style-name="T6">To accomplish difficult tasks, overcoming obstacles and becoming expert.</text:span></text:p>
          </table:table-cell>
        </table:table-row>
        <table:table-row>
          <table:table-cell table:style-name="Table21.A1" office:value-type="string">
            <text:p text:style-name="P39">Affiliation</text:p>
          </table:table-cell>
          <table:table-cell table:style-name="Table21.A1" office:value-type="string">
            <text:p text:style-name="P40"><text:span text:style-name="T6">To be close and loyal to another person, pleasing them and winning their friendship and attention.</text:span></text:p>
          </table:table-cell>
        </table:table-row>
        <table:table-row>
          <table:table-cell table:style-name="Table21.A1" office:value-type="string">
            <text:p text:style-name="P39">Aggression</text:p>
          </table:table-cell>
          <table:table-cell table:style-name="Table21.A1" office:value-type="string">
            <text:p text:style-name="P40"><text:span text:style-name="T6">To forcefully overcome an opponent, controlling, taking revenge or punishing them.</text:span></text:p>
          </table:table-cell>
        </table:table-row>
        <table:table-row>
          <table:table-cell table:style-name="Table21.A1" office:value-type="string">
            <text:p text:style-name="P39">Autonomy</text:p>
          </table:table-cell>
          <table:table-cell table:style-name="Table21.A1" office:value-type="string">
            <text:p text:style-name="P40"><text:span text:style-name="T6">To break free from constraints, resisting coercion and dominating authority. To be irresponsible and independent.</text:span></text:p>
          </table:table-cell>
        </table:table-row>
        <table:table-row>
          <table:table-cell table:style-name="Table21.A1" office:value-type="string">
            <text:p text:style-name="P39">Counteraction</text:p>
          </table:table-cell>
          <table:table-cell table:style-name="Table21.A1" office:value-type="string">
            <text:p text:style-name="P40"><text:span text:style-name="T6">To make up for failure by trying again, seeking pridefully to overcome obstacles.</text:span></text:p>
          </table:table-cell>
        </table:table-row>
        <table:table-row>
          <table:table-cell table:style-name="Table21.A1" office:value-type="string">
            <text:p text:style-name="P39">Defendance</text:p>
          </table:table-cell>
          <table:table-cell table:style-name="Table21.A1" office:value-type="string">
            <text:p text:style-name="P40"><text:span text:style-name="T6">To defend oneself against attack or blame, hiding any failure of the self.</text:span></text:p>
          </table:table-cell>
        </table:table-row>
        <table:table-row>
          <table:table-cell table:style-name="Table21.A1" office:value-type="string">
            <text:p text:style-name="P39">Deference</text:p>
          </table:table-cell>
          <table:table-cell table:style-name="Table21.A1" office:value-type="string">
            <text:p text:style-name="P40"><text:span text:style-name="T6">To admire a superior person, praising them and yielding to them and following their rules.</text:span></text:p>
          </table:table-cell>
        </table:table-row>
        <table:table-row>
          <table:table-cell table:style-name="Table21.A1" office:value-type="string">
            <text:p text:style-name="P39">Dominance</text:p>
          </table:table-cell>
          <table:table-cell table:style-name="Table21.A1" office:value-type="string">
            <text:p text:style-name="P40"><text:span text:style-name="T6">To control one's environment, controlling other people through command or subtle persuasion.</text:span></text:p>
          </table:table-cell>
        </table:table-row>
        <table:table-row>
          <table:table-cell table:style-name="Table21.A1" office:value-type="string">
            <text:p text:style-name="P39">Exhibition</text:p>
          </table:table-cell>
          <table:table-cell table:style-name="Table21.A1" office:value-type="string">
            <text:p text:style-name="P40"><text:span text:style-name="T6">To impress others through one's actions and words, even if these are shocking.</text:span></text:p>
          </table:table-cell>
        </table:table-row>
        <table:table-row>
          <table:table-cell table:style-name="Table21.A1" office:value-type="string">
            <text:p text:style-name="P40"><text:span text:style-name="T6">Harm avoidance</text:span></text:p>
          </table:table-cell>
          <table:table-cell table:style-name="Table21.A1" office:value-type="string">
            <text:p text:style-name="P40"><text:span text:style-name="T6">To escape or avoid pain, injury and death.</text:span></text:p>
          </table:table-cell>
        </table:table-row>
        <table:table-row>
          <table:table-cell table:style-name="Table21.A1" office:value-type="string">
            <text:p text:style-name="P39">Infavoidance</text:p>
          </table:table-cell>
          <table:table-cell table:style-name="Table21.A1" office:value-type="string">
            <text:p text:style-name="P40"><text:span text:style-name="T6">To avoid being humiliated or embarrassed.</text:span></text:p>
          </table:table-cell>
        </table:table-row>
        <text:soft-page-break/>
        <table:table-row>
          <table:table-cell table:style-name="Table21.A1" office:value-type="string">
            <text:p text:style-name="P39">Nurturance</text:p>
          </table:table-cell>
          <table:table-cell table:style-name="Table21.A1" office:value-type="string">
            <text:p text:style-name="P40"><text:span text:style-name="T6">To help the helpless, feeding them and keeping them from danger.</text:span></text:p>
          </table:table-cell>
        </table:table-row>
        <table:table-row>
          <table:table-cell table:style-name="Table21.A1" office:value-type="string">
            <text:p text:style-name="P39">Order</text:p>
          </table:table-cell>
          <table:table-cell table:style-name="Table21.A1" office:value-type="string">
            <text:p text:style-name="P40"><text:span text:style-name="T6">To make things clean, neat and tidy.</text:span></text:p>
          </table:table-cell>
        </table:table-row>
        <table:table-row>
          <table:table-cell table:style-name="Table21.A1" office:value-type="string">
            <text:p text:style-name="P39">Play</text:p>
          </table:table-cell>
          <table:table-cell table:style-name="Table21.A1" office:value-type="string">
            <text:p text:style-name="P40"><text:span text:style-name="T6">To have fun, laugh and relax, enjoying oneself.</text:span></text:p>
          </table:table-cell>
        </table:table-row>
        <table:table-row>
          <table:table-cell table:style-name="Table21.A1" office:value-type="string">
            <text:p text:style-name="P39">Rejection</text:p>
          </table:table-cell>
          <table:table-cell table:style-name="Table21.A1" office:value-type="string">
            <text:p text:style-name="P40"><text:span text:style-name="T6">To separate oneself from a negatively viewed object or person, excluding or abandoning it.</text:span></text:p>
          </table:table-cell>
        </table:table-row>
        <table:table-row>
          <table:table-cell table:style-name="Table21.A1" office:value-type="string">
            <text:p text:style-name="P39">Sentience</text:p>
          </table:table-cell>
          <table:table-cell table:style-name="Table21.A1" office:value-type="string">
            <text:p text:style-name="P40"><text:span text:style-name="T6">To seek out and enjoy sensual experiences.</text:span></text:p>
          </table:table-cell>
        </table:table-row>
        <table:table-row>
          <table:table-cell table:style-name="Table21.A1" office:value-type="string">
            <text:p text:style-name="P39">Sex</text:p>
          </table:table-cell>
          <table:table-cell table:style-name="Table21.A1" office:value-type="string">
            <text:p text:style-name="P40"><text:span text:style-name="T6">To form relationships that lead to sexual intercourse.</text:span></text:p>
          </table:table-cell>
        </table:table-row>
        <table:table-row>
          <table:table-cell table:style-name="Table21.A1" office:value-type="string">
            <text:p text:style-name="P39">Succourance</text:p>
          </table:table-cell>
          <table:table-cell table:style-name="Table21.A1" office:value-type="string">
            <text:p text:style-name="P40"><text:span text:style-name="T6">To have one's needs satisfied by someone or something. Includes being loved, nursed, helped, forgiven and consoled.</text:span></text:p>
          </table:table-cell>
        </table:table-row>
        <table:table-row>
          <table:table-cell table:style-name="Table21.A1" office:value-type="string">
            <text:p text:style-name="P39">Understanding</text:p>
          </table:table-cell>
          <table:table-cell table:style-name="Table21.A1" office:value-type="string">
            <text:p text:style-name="P40"><text:span text:style-name="T6">To be curious, ask questions and find answers.</text:span></text:p>
          </table:table-cell>
        </table:table-row>
      </table:table>
      <text:p text:style-name="P1"/>
      <text:p text:style-name="P1"/>
      <text:h text:style-name="P107" text:outline-level="10"><text:span text:style-name="T9">1. Ambition Needs</text:span></text:h>
      <text:p text:style-name="P31"/>
      <text:p text:style-name="P31"/>
      <text:list xml:id="list4097146874514611388" text:style-name="LS76">
        <text:list-item>
          <text:p text:style-name="P244"><text:span text:style-name="T92">Achievement:</text:span><text:span text:style-name="T93"> Success, accomplishment, and overcoming obstacles.</text:span></text:p>
        </text:list-item>
        <text:list-item>
          <text:p text:style-name="P244"><text:span text:style-name="T92">Exhibition:</text:span><text:span text:style-name="T93"> Shocking or thrilling other people.</text:span></text:p>
        </text:list-item>
        <text:list-item>
          <text:p text:style-name="P244"><text:span text:style-name="T92">Recognition:</text:span><text:span text:style-name="T93"> Displaying achievements and gaining social status.</text:span></text:p>
        </text:list-item>
      </text:list>
      <text:h text:style-name="P107" text:outline-level="10"><text:span text:style-name="T9">2. Materialistic Needs</text:span></text:h>
      <text:p text:style-name="P31"/>
      <text:p text:style-name="P31"/>
      <text:list xml:id="list2906553624469359476" text:style-name="LS77">
        <text:list-item>
          <text:p text:style-name="P245"><text:span text:style-name="T92">Acquisition:</text:span><text:span text:style-name="T93"> Obtaining things.</text:span></text:p>
        </text:list-item>
        <text:list-item>
          <text:p text:style-name="P245"><text:span text:style-name="T92">Construction:</text:span><text:span text:style-name="T93"> Creating things.</text:span></text:p>
        </text:list-item>
        <text:list-item>
          <text:p text:style-name="P245"><text:span text:style-name="T92">Order:</text:span><text:span text:style-name="T93"> Making things neat and organized.</text:span></text:p>
        </text:list-item>
        <text:list-item>
          <text:p text:style-name="P245"><text:span text:style-name="T92">Retention:</text:span><text:span text:style-name="T93"> Keeping things.</text:span></text:p>
        </text:list-item>
      </text:list>
      <text:h text:style-name="P107" text:outline-level="10"><text:span text:style-name="T9">3. Power Needs</text:span></text:h>
      <text:p text:style-name="P31"/>
      <text:p text:style-name="P31"/>
      <text:list xml:id="list7251989472644592869" text:style-name="LS78">
        <text:list-item>
          <text:p text:style-name="P246"><text:span text:style-name="T92">Abasement:</text:span><text:span text:style-name="T93"> Confessing and apologizing.</text:span></text:p>
        </text:list-item>
        <text:list-item>
          <text:p text:style-name="P246"><text:span text:style-name="T92">Autonomy:</text:span><text:span text:style-name="T93"> Independence and resistance.</text:span></text:p>
        </text:list-item>
        <text:list-item>
          <text:p text:style-name="P246"><text:span text:style-name="T92">Aggression:</text:span><text:span text:style-name="T93"> Attacking or ridiculing others.</text:span></text:p>
        </text:list-item>
        <text:list-item>
          <text:p text:style-name="P246"><text:span text:style-name="T92">Blame Avoidance:</text:span><text:span text:style-name="T93"> Following the rules and avoiding blame.</text:span></text:p>
        </text:list-item>
        <text:list-item>
          <text:p text:style-name="P246"><text:span text:style-name="T92">Deference:</text:span><text:span text:style-name="T93"> Obeying and cooperating with others.</text:span></text:p>
        </text:list-item>
        <text:list-item>
          <text:p text:style-name="P246"><text:span text:style-name="T92">Dominance:</text:span><text:span text:style-name="T93"> Controlling others.</text:span></text:p>
        </text:list-item>
      </text:list>
      <text:h text:style-name="P107" text:outline-level="10"><text:soft-page-break/><text:span text:style-name="T9">4. Affection Needs</text:span></text:h>
      <text:p text:style-name="P31"/>
      <text:p text:style-name="P31"/>
      <text:list xml:id="list5134027570255870039" text:style-name="LS79">
        <text:list-item>
          <text:p text:style-name="P247"><text:span text:style-name="T92">Affiliation:</text:span><text:span text:style-name="T93"> Spending time with other people.</text:span></text:p>
        </text:list-item>
        <text:list-item>
          <text:p text:style-name="P247"><text:span text:style-name="T92">Nurturance:</text:span><text:span text:style-name="T93"> Taking care of another person.</text:span></text:p>
        </text:list-item>
        <text:list-item>
          <text:p text:style-name="P247"><text:span text:style-name="T92">Play:</text:span><text:span text:style-name="T93"> Having fun with others.</text:span></text:p>
        </text:list-item>
        <text:list-item>
          <text:p text:style-name="P247"><text:span text:style-name="T92">Rejection:</text:span><text:span text:style-name="T93"> Rejecting other people.</text:span></text:p>
        </text:list-item>
        <text:list-item>
          <text:p text:style-name="P247"><text:span text:style-name="T92">Succorance:</text:span><text:span text:style-name="T93"> Being helped or protected by others.</text:span></text:p>
        </text:list-item>
      </text:list>
      <text:h text:style-name="P107" text:outline-level="10"><text:span text:style-name="T9">5. Information Needs</text:span></text:h>
      <text:p text:style-name="P31"/>
      <text:p text:style-name="P31"/>
      <text:list xml:id="list646551009512094513" text:style-name="LS80">
        <text:list-item>
          <text:p text:style-name="P248"><text:span text:style-name="T92">Cognizance:</text:span><text:span text:style-name="T93"> Seeking knowledge and asking questions.</text:span></text:p>
        </text:list-item>
        <text:list-item>
          <text:p text:style-name="P248"><text:span text:style-name="T92">Exposition:</text:span><text:span text:style-name="T93"> Education others.</text:span></text:p>
        </text:list-item>
      </text:list>
      <text:p text:style-name="P32"/>
      <text:p text:style-name="P32"/>
      <text:h text:style-name="P104" text:outline-level="10"><text:span text:style-name="T10">Maslow’s Hierarchy of Needs</text:span></text:h>
      <text:p text:style-name="P72"><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2"><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2"><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7" text:outline-level="10"><text:span text:style-name="T9">Five Levels of the Hierarchy of Needs</text:span></text:h>
      <text:p text:style-name="P72"><text:span text:style-name="T93">There are five different levels in Maslow’s hierarchy of needs:</text:span></text:p>
      <text:p text:style-name="P32"/>
      <text:p text:style-name="P32"/>
      <text:list xml:id="list8723144974680551765" text:style-name="LS81">
        <text:list-item>
          <text:p text:style-name="P249"><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49"><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49"><text:span text:style-name="T93">Some examples of the physiological needs include:</text:span></text:p>
            </text:list-item>
          </text:list>
        </text:list-item>
      </text:list>
      <text:p text:style-name="P32"/>
      <text:p text:style-name="P32"/>
      <text:list xml:id="list2404492404285664057" text:style-name="LS82">
        <text:list-item>
          <text:p text:style-name="P258">Food</text:p>
        </text:list-item>
        <text:list-item>
          <text:p text:style-name="P258">Water</text:p>
        </text:list-item>
        <text:list-item>
          <text:p text:style-name="P258">Breathing</text:p>
        </text:list-item>
        <text:list-item>
          <text:p text:style-name="P258">Homeostatis</text:p>
        </text:list-item>
        <text:list-item>
          <text:p text:style-name="P250"><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51"><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51"><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51"><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51"><text:span text:style-name="T93">Some of the basic security and safety needs include:</text:span></text:p>
            </text:list-item>
          </text:list>
        </text:list-item>
      </text:list>
      <text:p text:style-name="P32"/>
      <text:p text:style-name="P32"/>
      <text:list xml:id="list8348916101342634586" text:style-name="LS84">
        <text:list-item>
          <text:p text:style-name="P252"><text:span text:style-name="T93">Financial security</text:span></text:p>
        </text:list-item>
        <text:list-item>
          <text:p text:style-name="P252"><text:span text:style-name="T93">Heath and wellness</text:span></text:p>
        </text:list-item>
        <text:list-item>
          <text:p text:style-name="P252"><text:span text:style-name="T93">Safety against accidents and injury</text:span></text:p>
        </text:list-item>
        <text:list-item>
          <text:p text:style-name="P252"><text:span text:style-name="T93">Finding a steady job, obtaining health insurance, contributing money to a savings account and moving into a safer neighborhood are all examples of actions motivated by the security and safety needs.</text:span></text:p>
        </text:list-item>
      </text:list>
      <text:p text:style-name="P73"><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53"><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53"><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53"><text:span text:style-name="T93">Some of the things that satisfy this need include:</text:span></text:p>
        </text:list-item>
      </text:list>
      <text:p text:style-name="P32"/>
      <text:p text:style-name="P32"/>
      <text:list xml:id="list965499908597878651" text:style-name="LS86">
        <text:list-item>
          <text:p text:style-name="P259">Friendships</text:p>
        </text:list-item>
        <text:list-item>
          <text:p text:style-name="P254"><text:span text:style-name="T93">Romantic attachments</text:span></text:p>
        </text:list-item>
        <text:list-item>
          <text:p text:style-name="P259">Family</text:p>
        </text:list-item>
        <text:list-item>
          <text:p text:style-name="P254"><text:span text:style-name="T93">Social groups</text:span></text:p>
        </text:list-item>
        <text:list-item>
          <text:p text:style-name="P254"><text:span text:style-name="T93">Community groups</text:span></text:p>
        </text:list-item>
        <text:list-item>
          <text:p text:style-name="P254"><text:span text:style-name="T93">Churches and religious organizations</text:span></text:p>
        </text:list-item>
      </text:list>
      <text:p text:style-name="P32"/>
      <text:p text:style-name="P32"/>
      <text:list xml:id="list5767729163914268716" text:style-name="LS87">
        <text:list-item>
          <text:p text:style-name="P255"><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55"><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2"><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56"><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56"><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7" text:outline-level="10"><text:bookmark text:name="h.p58b8u7otkcz"/><text:soft-page-break/><text:span text:style-name="T9">Characteristics of Self-Actualized People</text:span></text:h>
      <text:p text:style-name="P72"><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57"><text:span text:style-name="T92">Acceptance and Realism:</text:span><text:span text:style-name="T93"> Self-actualized people have realistic perceptions of themselves, others and the world around them.</text:span></text:p>
        </text:list-item>
        <text:list-item>
          <text:p text:style-name="P257"><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57"><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57"><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57"><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57"><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33</meta:editing-cycles>
    <dc:date>2014-01-02T09:53:39.886355271</dc:date>
    <meta:editing-duration>P6DT22H21M52S</meta:editing-duration>
    <meta:document-statistic meta:table-count="21" meta:image-count="0" meta:object-count="0" meta:page-count="104" meta:paragraph-count="1814" meta:word-count="11912" meta:character-count="88422" meta:non-whitespace-character-count="78615"/>
  </office:meta>
</office:document-meta>
</file>